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103.66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114.49pt"/>
    </style:style>
    <style:style style:name="co7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sal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number-columns-repeated="1011" table:default-cell-style-name="Default"/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/>
          <table:table-cell office:value-type="string" calcext:value-type="string">
            <text:p>SSE</text:p>
          </table:table-cell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APE</text:p>
          </table:table-cell>
          <table:table-cell/>
          <table:table-cell office:value-type="string" calcext:value-type="string">
            <text:p>mean(y)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4069" calcext:value-type="float">
            <text:p>0.024069</text:p>
          </table:table-cell>
          <table:table-cell/>
          <table:table-cell table:formula="of:=SUM([.H8:.H115])" office:value-type="float" office:value="4392.68338976774" calcext:value-type="float">
            <text:p>4392.68338976774</text:p>
          </table:table-cell>
          <table:table-cell/>
          <table:table-cell table:formula="of:=AVERAGE([.H8:.H115])" office:value-type="float" office:value="40.6729943497013" calcext:value-type="float">
            <text:p>40.6729943497013</text:p>
          </table:table-cell>
          <table:table-cell table:formula="of:=SQRT([.F2]/106)" office:value-type="float" office:value="6.43742256943193" calcext:value-type="float">
            <text:p>6.43742256943193</text:p>
          </table:table-cell>
          <table:table-cell table:formula="of:=AVERAGE([.G8:.G115])" office:value-type="float" office:value="4.85272103426386" calcext:value-type="float">
            <text:p>4.85272103426386</text:p>
          </table:table-cell>
          <table:table-cell table:formula="of:=AVERAGE([.I8:.I115])" office:value-type="float" office:value="9.4351588533483" calcext:value-type="float">
            <text:p>9.4351588533483</text:p>
          </table:table-cell>
          <table:table-cell/>
          <table:table-cell table:formula="of:=AVERAGE([.B8:.B115])" office:value-type="float" office:value="52.1666666666667" calcext:value-type="float">
            <text:p>52.1666666666667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rowth Rate</text:p>
          </table:table-cell>
          <table:table-cell office:value-type="string" calcext:value-type="string">
            <text:p>Forecast Last Period</text:p>
          </table:table-cell>
          <table:table-cell office:value-type="string" calcext:value-type="string">
            <text:p>Forecast Error</text:p>
          </table:table-cell>
          <table:table-cell office:value-type="string" calcext:value-type="string">
            <text:p>abs error</text:p>
          </table:table-cell>
          <table:table-cell office:value-type="string" calcext:value-type="string">
            <text:p>Forecast Squared Error</text:p>
          </table:table-cell>
          <table:table-cell office:value-type="string" calcext:value-type="string">
            <text:p>APE</text:p>
          </table:table-cell>
          <table:table-cell office:value-type="string" calcext:value-type="string">
            <text:p>Yhat-ybar</text:p>
          </table:table-cell>
          <table:table-cell office:value-type="string" calcext:value-type="string">
            <text:p>(Yhat-ybar)^2</text:p>
          </table:table-cell>
          <table:table-cell table:number-columns-repeated="101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INTERCEPT([.B8:.B19];[.A8:.A19])" office:value-type="float" office:value="69.3636363636364" calcext:value-type="float">
            <text:p>69.3636363636364</text:p>
          </table:table-cell>
          <table:table-cell table:formula="of:=SLOPE([.B8:.B19];[.A8:.A19])" office:value-type="float" office:value="-2.05594405594406" calcext:value-type="float">
            <text:p>-2.0559440559440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$C$2]*[.B8]+(1-[.$C$2])*[.E8]" office:value-type="float" office:value="53" calcext:value-type="float">
            <text:p>53</text:p>
          </table:table-cell>
          <table:table-cell table:formula="of:=[.$D$2]*([.C8]-[.C7])+(1-[.$D$2])*[.D7]" office:value-type="float" office:value="-2.4003159020979" calcext:value-type="float">
            <text:p>-2.4003159020979</text:p>
          </table:table-cell>
          <table:table-cell table:formula="of:=[.C7]+[.D7]" office:value-type="float" office:value="67.3076923076923" calcext:value-type="float">
            <text:p>67.3076923076923</text:p>
          </table:table-cell>
          <table:table-cell table:formula="of:=[.B8]-[.E8]" office:value-type="float" office:value="-14.3076923076923" calcext:value-type="float">
            <text:p>-14.3076923076923</text:p>
          </table:table-cell>
          <table:table-cell table:formula="of:=ABS([.F8])" office:value-type="float" office:value="14.3076923076923" calcext:value-type="float">
            <text:p>14.3076923076923</text:p>
          </table:table-cell>
          <table:table-cell table:formula="of:=[.F8]^2" office:value-type="float" office:value="204.710059171598" calcext:value-type="float">
            <text:p>204.710059171598</text:p>
          </table:table-cell>
          <table:table-cell table:formula="of:=100*ABS([.F8])/[.B8]" office:value-type="float" office:value="26.9956458635704" calcext:value-type="float">
            <text:p>26.9956458635704</text:p>
          </table:table-cell>
          <table:table-cell table:formula="of:=[.E8]-[.$M$2]" office:value-type="float" office:value="15.1410256410256" calcext:value-type="float">
            <text:p>15.1410256410256</text:p>
          </table:table-cell>
          <table:table-cell table:formula="of:=[.J8]^2" office:value-type="float" office:value="229.250657462196" calcext:value-type="float">
            <text:p>229.250657462196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formula="of:=[.$C$2]*[.B9]+(1-[.$C$2])*[.E9]" office:value-type="float" office:value="59" calcext:value-type="float">
            <text:p>59</text:p>
          </table:table-cell>
          <table:table-cell table:formula="of:=[.$D$2]*([.C9]-[.C8])+(1-[.$D$2])*[.D8]" office:value-type="float" office:value="-2.19812869865031" calcext:value-type="float">
            <text:p>-2.19812869865031</text:p>
          </table:table-cell>
          <table:table-cell table:formula="of:=[.C8]+[.D8]" office:value-type="float" office:value="50.5996840979021" calcext:value-type="float">
            <text:p>50.5996840979021</text:p>
          </table:table-cell>
          <table:table-cell table:formula="of:=[.B9]-[.E9]" office:value-type="float" office:value="8.4003159020979" calcext:value-type="float">
            <text:p>8.4003159020979</text:p>
          </table:table-cell>
          <table:table-cell table:formula="of:=ABS([.F9])" office:value-type="float" office:value="8.4003159020979" calcext:value-type="float">
            <text:p>8.4003159020979</text:p>
          </table:table-cell>
          <table:table-cell table:formula="of:=[.F9]^2" office:value-type="float" office:value="70.5653072550389" calcext:value-type="float">
            <text:p>70.5653072550389</text:p>
          </table:table-cell>
          <table:table-cell table:formula="of:=100*ABS([.F9])/[.B9]" office:value-type="float" office:value="14.2378235628778" calcext:value-type="float">
            <text:p>14.2378235628778</text:p>
          </table:table-cell>
          <table:table-cell table:formula="of:=[.E9]-[.$M$2]" office:value-type="float" office:value="-1.56698256876457" calcext:value-type="float">
            <text:p>-1.56698256876457</text:p>
          </table:table-cell>
          <table:table-cell table:formula="of:=[.J9]^2" office:value-type="float" office:value="2.455434370812" calcext:value-type="float">
            <text:p>2.455434370812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table:formula="of:=[.$C$2]*[.B10]+(1-[.$C$2])*[.E10]" office:value-type="float" office:value="73" calcext:value-type="float">
            <text:p>73</text:p>
          </table:table-cell>
          <table:table-cell table:formula="of:=[.$D$2]*([.C10]-[.C9])+(1-[.$D$2])*[.D9]" office:value-type="float" office:value="-1.80825593900249" calcext:value-type="float">
            <text:p>-1.80825593900249</text:p>
          </table:table-cell>
          <table:table-cell table:formula="of:=[.C9]+[.D9]" office:value-type="float" office:value="56.8018713013497" calcext:value-type="float">
            <text:p>56.8018713013497</text:p>
          </table:table-cell>
          <table:table-cell table:formula="of:=[.B10]-[.E10]" office:value-type="float" office:value="16.1981286986503" calcext:value-type="float">
            <text:p>16.1981286986503</text:p>
          </table:table-cell>
          <table:table-cell table:formula="of:=ABS([.F10])" office:value-type="float" office:value="16.1981286986503" calcext:value-type="float">
            <text:p>16.1981286986503</text:p>
          </table:table-cell>
          <table:table-cell table:formula="of:=[.F10]^2" office:value-type="float" office:value="262.379373338039" calcext:value-type="float">
            <text:p>262.379373338039</text:p>
          </table:table-cell>
          <table:table-cell table:formula="of:=100*ABS([.F10])/[.B10]" office:value-type="float" office:value="22.1892173954114" calcext:value-type="float">
            <text:p>22.1892173954114</text:p>
          </table:table-cell>
          <table:table-cell table:formula="of:=[.E10]-[.$M$2]" office:value-type="float" office:value="4.63520463468303" calcext:value-type="float">
            <text:p>4.63520463468303</text:p>
          </table:table-cell>
          <table:table-cell table:formula="of:=[.J10]^2" office:value-type="float" office:value="21.485122005387" calcext:value-type="float">
            <text:p>21.485122005387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table:formula="of:=[.$C$2]*[.B11]+(1-[.$C$2])*[.E11]" office:value-type="float" office:value="72" calcext:value-type="float">
            <text:p>72</text:p>
          </table:table-cell>
          <table:table-cell table:formula="of:=[.$D$2]*([.C11]-[.C10])+(1-[.$D$2])*[.D10]" office:value-type="float" office:value="-1.78880202680664" calcext:value-type="float">
            <text:p>-1.78880202680664</text:p>
          </table:table-cell>
          <table:table-cell table:formula="of:=[.C10]+[.D10]" office:value-type="float" office:value="71.1917440609975" calcext:value-type="float">
            <text:p>71.1917440609975</text:p>
          </table:table-cell>
          <table:table-cell table:formula="of:=[.B11]-[.E11]" office:value-type="float" office:value="0.808255939002493" calcext:value-type="float">
            <text:p>0.808255939002493</text:p>
          </table:table-cell>
          <table:table-cell table:formula="of:=ABS([.F11])" office:value-type="float" office:value="0.808255939002493" calcext:value-type="float">
            <text:p>0.808255939002493</text:p>
          </table:table-cell>
          <table:table-cell table:formula="of:=[.F11]^2" office:value-type="float" office:value="0.653277662932801" calcext:value-type="float">
            <text:p>0.653277662932801</text:p>
          </table:table-cell>
          <table:table-cell table:formula="of:=100*ABS([.F11])/[.B11]" office:value-type="float" office:value="1.12257769305902" calcext:value-type="float">
            <text:p>1.12257769305902</text:p>
          </table:table-cell>
          <table:table-cell table:formula="of:=[.E11]-[.$M$2]" office:value-type="float" office:value="19.0250773943308" calcext:value-type="float">
            <text:p>19.0250773943308</text:p>
          </table:table-cell>
          <table:table-cell table:formula="of:=[.J11]^2" office:value-type="float" office:value="361.953569860278" calcext:value-type="float">
            <text:p>361.953569860278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formula="of:=[.$C$2]*[.B12]+(1-[.$C$2])*[.E12]" office:value-type="float" office:value="62" calcext:value-type="float">
            <text:p>62</text:p>
          </table:table-cell>
          <table:table-cell table:formula="of:=[.$D$2]*([.C12]-[.C11])+(1-[.$D$2])*[.D11]" office:value-type="float" office:value="-1.98643735082343" calcext:value-type="float">
            <text:p>-1.98643735082343</text:p>
          </table:table-cell>
          <table:table-cell table:formula="of:=[.C11]+[.D11]" office:value-type="float" office:value="70.2111979731933" calcext:value-type="float">
            <text:p>70.2111979731933</text:p>
          </table:table-cell>
          <table:table-cell table:formula="of:=[.B12]-[.E12]" office:value-type="float" office:value="-8.21119797319335" calcext:value-type="float">
            <text:p>-8.21119797319335</text:p>
          </table:table-cell>
          <table:table-cell table:formula="of:=ABS([.F12])" office:value-type="float" office:value="8.21119797319335" calcext:value-type="float">
            <text:p>8.21119797319335</text:p>
          </table:table-cell>
          <table:table-cell table:formula="of:=[.F12]^2" office:value-type="float" office:value="67.4237721549746" calcext:value-type="float">
            <text:p>67.4237721549746</text:p>
          </table:table-cell>
          <table:table-cell table:formula="of:=100*ABS([.F12])/[.B12]" office:value-type="float" office:value="13.243867698699" calcext:value-type="float">
            <text:p>13.243867698699</text:p>
          </table:table-cell>
          <table:table-cell table:formula="of:=[.E12]-[.$M$2]" office:value-type="float" office:value="18.0445313065267" calcext:value-type="float">
            <text:p>18.0445313065267</text:p>
          </table:table-cell>
          <table:table-cell table:formula="of:=[.J12]^2" office:value-type="float" office:value="325.605110072222" calcext:value-type="float">
            <text:p>325.605110072222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formula="of:=[.$C$2]*[.B13]+(1-[.$C$2])*[.E13]" office:value-type="float" office:value="58" calcext:value-type="float">
            <text:p>58</text:p>
          </table:table-cell>
          <table:table-cell table:formula="of:=[.$D$2]*([.C13]-[.C12])+(1-[.$D$2])*[.D12]" office:value-type="float" office:value="-2.03490179022646" calcext:value-type="float">
            <text:p>-2.03490179022646</text:p>
          </table:table-cell>
          <table:table-cell table:formula="of:=[.C12]+[.D12]" office:value-type="float" office:value="60.0135626491766" calcext:value-type="float">
            <text:p>60.0135626491766</text:p>
          </table:table-cell>
          <table:table-cell table:formula="of:=[.B13]-[.E13]" office:value-type="float" office:value="-2.01356264917656" calcext:value-type="float">
            <text:p>-2.01356264917656</text:p>
          </table:table-cell>
          <table:table-cell table:formula="of:=ABS([.F13])" office:value-type="float" office:value="2.01356264917656" calcext:value-type="float">
            <text:p>2.01356264917656</text:p>
          </table:table-cell>
          <table:table-cell table:formula="of:=[.F13]^2" office:value-type="float" office:value="4.05443454215894" calcext:value-type="float">
            <text:p>4.05443454215894</text:p>
          </table:table-cell>
          <table:table-cell table:formula="of:=100*ABS([.F13])/[.B13]" office:value-type="float" office:value="3.47165973995959" calcext:value-type="float">
            <text:p>3.47165973995959</text:p>
          </table:table-cell>
          <table:table-cell table:formula="of:=[.E13]-[.$M$2]" office:value-type="float" office:value="7.8468959825099" calcext:value-type="float">
            <text:p>7.8468959825099</text:p>
          </table:table-cell>
          <table:table-cell table:formula="of:=[.J13]^2" office:value-type="float" office:value="61.57377656033" calcext:value-type="float">
            <text:p>61.57377656033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formula="of:=[.$C$2]*[.B14]+(1-[.$C$2])*[.E14]" office:value-type="float" office:value="55" calcext:value-type="float">
            <text:p>55</text:p>
          </table:table-cell>
          <table:table-cell table:formula="of:=[.$D$2]*([.C14]-[.C13])+(1-[.$D$2])*[.D13]" office:value-type="float" office:value="-2.0581307390375" calcext:value-type="float">
            <text:p>-2.0581307390375</text:p>
          </table:table-cell>
          <table:table-cell table:formula="of:=[.C13]+[.D13]" office:value-type="float" office:value="55.9650982097735" calcext:value-type="float">
            <text:p>55.9650982097735</text:p>
          </table:table-cell>
          <table:table-cell table:formula="of:=[.B14]-[.E14]" office:value-type="float" office:value="-0.965098209773537" calcext:value-type="float">
            <text:p>-0.965098209773537</text:p>
          </table:table-cell>
          <table:table-cell table:formula="of:=ABS([.F14])" office:value-type="float" office:value="0.965098209773537" calcext:value-type="float">
            <text:p>0.965098209773537</text:p>
          </table:table-cell>
          <table:table-cell table:formula="of:=[.F14]^2" office:value-type="float" office:value="0.931414554508085" calcext:value-type="float">
            <text:p>0.931414554508085</text:p>
          </table:table-cell>
          <table:table-cell table:formula="of:=100*ABS([.F14])/[.B14]" office:value-type="float" office:value="1.75472401777007" calcext:value-type="float">
            <text:p>1.75472401777007</text:p>
          </table:table-cell>
          <table:table-cell table:formula="of:=[.E14]-[.$M$2]" office:value-type="float" office:value="3.79843154310687" calcext:value-type="float">
            <text:p>3.79843154310687</text:p>
          </table:table-cell>
          <table:table-cell table:formula="of:=[.J14]^2" office:value-type="float" office:value="14.4280821876693" calcext:value-type="float">
            <text:p>14.4280821876693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formula="of:=[.$C$2]*[.B15]+(1-[.$C$2])*[.E15]" office:value-type="float" office:value="56" calcext:value-type="float">
            <text:p>56</text:p>
          </table:table-cell>
          <table:table-cell table:formula="of:=[.$D$2]*([.C15]-[.C14])+(1-[.$D$2])*[.D14]" office:value-type="float" office:value="-1.98452459027961" calcext:value-type="float">
            <text:p>-1.98452459027961</text:p>
          </table:table-cell>
          <table:table-cell table:formula="of:=[.C14]+[.D14]" office:value-type="float" office:value="52.9418692609625" calcext:value-type="float">
            <text:p>52.9418692609625</text:p>
          </table:table-cell>
          <table:table-cell table:formula="of:=[.B15]-[.E15]" office:value-type="float" office:value="3.0581307390375" calcext:value-type="float">
            <text:p>3.0581307390375</text:p>
          </table:table-cell>
          <table:table-cell table:formula="of:=ABS([.F15])" office:value-type="float" office:value="3.0581307390375" calcext:value-type="float">
            <text:p>3.0581307390375</text:p>
          </table:table-cell>
          <table:table-cell table:formula="of:=[.F15]^2" office:value-type="float" office:value="9.35216361704606" calcext:value-type="float">
            <text:p>9.35216361704606</text:p>
          </table:table-cell>
          <table:table-cell table:formula="of:=100*ABS([.F15])/[.B15]" office:value-type="float" office:value="5.46094774828125" calcext:value-type="float">
            <text:p>5.46094774828125</text:p>
          </table:table-cell>
          <table:table-cell table:formula="of:=[.E15]-[.$M$2]" office:value-type="float" office:value="0.775202594295834" calcext:value-type="float">
            <text:p>0.775202594295834</text:p>
          </table:table-cell>
          <table:table-cell table:formula="of:=[.J15]^2" office:value-type="float" office:value="0.600939062202991" calcext:value-type="float">
            <text:p>0.60093906220299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formula="of:=[.$C$2]*[.B16]+(1-[.$C$2])*[.E16]" office:value-type="float" office:value="52" calcext:value-type="float">
            <text:p>52</text:p>
          </table:table-cell>
          <table:table-cell table:formula="of:=[.$D$2]*([.C16]-[.C15])+(1-[.$D$2])*[.D15]" office:value-type="float" office:value="-2.03303506791617" calcext:value-type="float">
            <text:p>-2.03303506791617</text:p>
          </table:table-cell>
          <table:table-cell table:formula="of:=[.C15]+[.D15]" office:value-type="float" office:value="54.0154754097204" calcext:value-type="float">
            <text:p>54.0154754097204</text:p>
          </table:table-cell>
          <table:table-cell table:formula="of:=[.B16]-[.E16]" office:value-type="float" office:value="-2.01547540972039" calcext:value-type="float">
            <text:p>-2.01547540972039</text:p>
          </table:table-cell>
          <table:table-cell table:formula="of:=ABS([.F16])" office:value-type="float" office:value="2.01547540972039" calcext:value-type="float">
            <text:p>2.01547540972039</text:p>
          </table:table-cell>
          <table:table-cell table:formula="of:=[.F16]^2" office:value-type="float" office:value="4.06214112718757" calcext:value-type="float">
            <text:p>4.06214112718757</text:p>
          </table:table-cell>
          <table:table-cell table:formula="of:=100*ABS([.F16])/[.B16]" office:value-type="float" office:value="3.87591424946228" calcext:value-type="float">
            <text:p>3.87591424946228</text:p>
          </table:table-cell>
          <table:table-cell table:formula="of:=[.E16]-[.$M$2]" office:value-type="float" office:value="1.84880874305372" calcext:value-type="float">
            <text:p>1.84880874305372</text:p>
          </table:table-cell>
          <table:table-cell table:formula="of:=[.J16]^2" office:value-type="float" office:value="3.41809376839189" calcext:value-type="float">
            <text:p>3.41809376839189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formula="of:=[.$C$2]*[.B17]+(1-[.$C$2])*[.E17]" office:value-type="float" office:value="52" calcext:value-type="float">
            <text:p>52</text:p>
          </table:table-cell>
          <table:table-cell table:formula="of:=[.$D$2]*([.C17]-[.C16])+(1-[.$D$2])*[.D16]" office:value-type="float" office:value="-1.9841019468665" calcext:value-type="float">
            <text:p>-1.9841019468665</text:p>
          </table:table-cell>
          <table:table-cell table:formula="of:=[.C16]+[.D16]" office:value-type="float" office:value="49.9669649320838" calcext:value-type="float">
            <text:p>49.9669649320838</text:p>
          </table:table-cell>
          <table:table-cell table:formula="of:=[.B17]-[.E17]" office:value-type="float" office:value="2.03303506791617" calcext:value-type="float">
            <text:p>2.03303506791617</text:p>
          </table:table-cell>
          <table:table-cell table:formula="of:=ABS([.F17])" office:value-type="float" office:value="2.03303506791617" calcext:value-type="float">
            <text:p>2.03303506791617</text:p>
          </table:table-cell>
          <table:table-cell table:formula="of:=[.F17]^2" office:value-type="float" office:value="4.13323158737689" calcext:value-type="float">
            <text:p>4.13323158737689</text:p>
          </table:table-cell>
          <table:table-cell table:formula="of:=100*ABS([.F17])/[.B17]" office:value-type="float" office:value="3.90968282291571" calcext:value-type="float">
            <text:p>3.90968282291571</text:p>
          </table:table-cell>
          <table:table-cell table:formula="of:=[.E17]-[.$M$2]" office:value-type="float" office:value="-2.19970173458283" calcext:value-type="float">
            <text:p>-2.19970173458283</text:p>
          </table:table-cell>
          <table:table-cell table:formula="of:=[.J17]^2" office:value-type="float" office:value="4.83868772112672" calcext:value-type="float">
            <text:p>4.83868772112672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$C$2]*[.B18]+(1-[.$C$2])*[.E18]" office:value-type="float" office:value="43" calcext:value-type="float">
            <text:p>43</text:p>
          </table:table-cell>
          <table:table-cell table:formula="of:=[.$D$2]*([.C18]-[.C17])+(1-[.$D$2])*[.D17]" office:value-type="float" office:value="-2.15296759710737" calcext:value-type="float">
            <text:p>-2.15296759710737</text:p>
          </table:table-cell>
          <table:table-cell table:formula="of:=[.C17]+[.D17]" office:value-type="float" office:value="50.0158980531335" calcext:value-type="float">
            <text:p>50.0158980531335</text:p>
          </table:table-cell>
          <table:table-cell table:formula="of:=[.B18]-[.E18]" office:value-type="float" office:value="-7.01589805313351" calcext:value-type="float">
            <text:p>-7.01589805313351</text:p>
          </table:table-cell>
          <table:table-cell table:formula="of:=ABS([.F18])" office:value-type="float" office:value="7.01589805313351" calcext:value-type="float">
            <text:p>7.01589805313351</text:p>
          </table:table-cell>
          <table:table-cell table:formula="of:=[.F18]^2" office:value-type="float" office:value="49.2228254919625" calcext:value-type="float">
            <text:p>49.2228254919625</text:p>
          </table:table-cell>
          <table:table-cell table:formula="of:=100*ABS([.F18])/[.B18]" office:value-type="float" office:value="16.3160419840314" calcext:value-type="float">
            <text:p>16.3160419840314</text:p>
          </table:table-cell>
          <table:table-cell table:formula="of:=[.E18]-[.$M$2]" office:value-type="float" office:value="-2.15076861353316" calcext:value-type="float">
            <text:p>-2.15076861353316</text:p>
          </table:table-cell>
          <table:table-cell table:formula="of:=[.J18]^2" office:value-type="float" office:value="4.62580562895935" calcext:value-type="float">
            <text:p>4.6258056289593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formula="of:=[.$C$2]*[.B19]+(1-[.$C$2])*[.E19]" office:value-type="float" office:value="37" calcext:value-type="float">
            <text:p>37</text:p>
          </table:table-cell>
          <table:table-cell table:formula="of:=[.$D$2]*([.C19]-[.C18])+(1-[.$D$2])*[.D18]" office:value-type="float" office:value="-2.24556182001259" calcext:value-type="float">
            <text:p>-2.24556182001259</text:p>
          </table:table-cell>
          <table:table-cell table:formula="of:=[.C18]+[.D18]" office:value-type="float" office:value="40.8470324028926" calcext:value-type="float">
            <text:p>40.8470324028926</text:p>
          </table:table-cell>
          <table:table-cell table:formula="of:=[.B19]-[.E19]" office:value-type="float" office:value="-3.84703240289264" calcext:value-type="float">
            <text:p>-3.84703240289264</text:p>
          </table:table-cell>
          <table:table-cell table:formula="of:=ABS([.F19])" office:value-type="float" office:value="3.84703240289264" calcext:value-type="float">
            <text:p>3.84703240289264</text:p>
          </table:table-cell>
          <table:table-cell table:formula="of:=[.F19]^2" office:value-type="float" office:value="14.7996583089059" calcext:value-type="float">
            <text:p>14.7996583089059</text:p>
          </table:table-cell>
          <table:table-cell table:formula="of:=100*ABS([.F19])/[.B19]" office:value-type="float" office:value="10.3973848726828" calcext:value-type="float">
            <text:p>10.3973848726828</text:p>
          </table:table-cell>
          <table:table-cell table:formula="of:=[.E19]-[.$M$2]" office:value-type="float" office:value="-11.319634263774" calcext:value-type="float">
            <text:p>-11.319634263774</text:p>
          </table:table-cell>
          <table:table-cell table:formula="of:=[.J19]^2" office:value-type="float" office:value="128.134119865607" calcext:value-type="float">
            <text:p>128.13411986560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$C$2]*[.B20]+(1-[.$C$2])*[.E20]" office:value-type="float" office:value="43" calcext:value-type="float">
            <text:p>43</text:p>
          </table:table-cell>
          <table:table-cell table:formula="of:=[.$D$2]*([.C20]-[.C19])+(1-[.$D$2])*[.D19]" office:value-type="float" office:value="-2.04709939256671" calcext:value-type="float">
            <text:p>-2.04709939256671</text:p>
          </table:table-cell>
          <table:table-cell table:formula="of:=[.C19]+[.D19]" office:value-type="float" office:value="34.7544381799874" calcext:value-type="float">
            <text:p>34.7544381799874</text:p>
          </table:table-cell>
          <table:table-cell table:formula="of:=[.B20]-[.E20]" office:value-type="float" office:value="8.24556182001259" calcext:value-type="float">
            <text:p>8.24556182001259</text:p>
          </table:table-cell>
          <table:table-cell table:formula="of:=ABS([.F20])" office:value-type="float" office:value="8.24556182001259" calcext:value-type="float">
            <text:p>8.24556182001259</text:p>
          </table:table-cell>
          <table:table-cell table:formula="of:=[.F20]^2" office:value-type="float" office:value="67.9892897276493" calcext:value-type="float">
            <text:p>67.9892897276493</text:p>
          </table:table-cell>
          <table:table-cell table:formula="of:=100*ABS([.F20])/[.B20]" office:value-type="float" office:value="19.17572516282" calcext:value-type="float">
            <text:p>19.17572516282</text:p>
          </table:table-cell>
          <table:table-cell table:formula="of:=[.E20]-[.$M$2]" office:value-type="float" office:value="-17.4122284866793" calcext:value-type="float">
            <text:p>-17.4122284866793</text:p>
          </table:table-cell>
          <table:table-cell table:formula="of:=[.J20]^2" office:value-type="float" office:value="303.185700872324" calcext:value-type="float">
            <text:p>303.185700872324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formula="of:=[.$C$2]*[.B21]+(1-[.$C$2])*[.E21]" office:value-type="float" office:value="55" calcext:value-type="float">
            <text:p>55</text:p>
          </table:table-cell>
          <table:table-cell table:formula="of:=[.$D$2]*([.C21]-[.C20])+(1-[.$D$2])*[.D20]" office:value-type="float" office:value="-1.70899975728702" calcext:value-type="float">
            <text:p>-1.70899975728702</text:p>
          </table:table-cell>
          <table:table-cell table:formula="of:=[.C20]+[.D20]" office:value-type="float" office:value="40.9529006074333" calcext:value-type="float">
            <text:p>40.9529006074333</text:p>
          </table:table-cell>
          <table:table-cell table:formula="of:=[.B21]-[.E21]" office:value-type="float" office:value="14.0470993925667" calcext:value-type="float">
            <text:p>14.0470993925667</text:p>
          </table:table-cell>
          <table:table-cell table:formula="of:=ABS([.F21])" office:value-type="float" office:value="14.0470993925667" calcext:value-type="float">
            <text:p>14.0470993925667</text:p>
          </table:table-cell>
          <table:table-cell table:formula="of:=[.F21]^2" office:value-type="float" office:value="197.321001344648" calcext:value-type="float">
            <text:p>197.321001344648</text:p>
          </table:table-cell>
          <table:table-cell table:formula="of:=100*ABS([.F21])/[.B21]" office:value-type="float" office:value="25.5401807137576" calcext:value-type="float">
            <text:p>25.5401807137576</text:p>
          </table:table-cell>
          <table:table-cell table:formula="of:=[.E21]-[.$M$2]" office:value-type="float" office:value="-11.2137660592334" calcext:value-type="float">
            <text:p>-11.2137660592334</text:p>
          </table:table-cell>
          <table:table-cell table:formula="of:=[.J21]^2" office:value-type="float" office:value="125.748549231214" calcext:value-type="float">
            <text:p>125.748549231214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table:formula="of:=[.$C$2]*[.B22]+(1-[.$C$2])*[.E22]" office:value-type="float" office:value="68" calcext:value-type="float">
            <text:p>68</text:p>
          </table:table-cell>
          <table:table-cell table:formula="of:=[.$D$2]*([.C22]-[.C21])+(1-[.$D$2])*[.D21]" office:value-type="float" office:value="-1.35496884212888" calcext:value-type="float">
            <text:p>-1.35496884212888</text:p>
          </table:table-cell>
          <table:table-cell table:formula="of:=[.C21]+[.D21]" office:value-type="float" office:value="53.291000242713" calcext:value-type="float">
            <text:p>53.291000242713</text:p>
          </table:table-cell>
          <table:table-cell table:formula="of:=[.B22]-[.E22]" office:value-type="float" office:value="14.708999757287" calcext:value-type="float">
            <text:p>14.708999757287</text:p>
          </table:table-cell>
          <table:table-cell table:formula="of:=ABS([.F22])" office:value-type="float" office:value="14.708999757287" calcext:value-type="float">
            <text:p>14.708999757287</text:p>
          </table:table-cell>
          <table:table-cell table:formula="of:=[.F22]^2" office:value-type="float" office:value="216.35467385987" calcext:value-type="float">
            <text:p>216.35467385987</text:p>
          </table:table-cell>
          <table:table-cell table:formula="of:=100*ABS([.F22])/[.B22]" office:value-type="float" office:value="21.6308819960103" calcext:value-type="float">
            <text:p>21.6308819960103</text:p>
          </table:table-cell>
          <table:table-cell table:formula="of:=[.E22]-[.$M$2]" office:value-type="float" office:value="1.12433357604632" calcext:value-type="float">
            <text:p>1.12433357604632</text:p>
          </table:table-cell>
          <table:table-cell table:formula="of:=[.J22]^2" office:value-type="float" office:value="1.2641259902251" calcext:value-type="float">
            <text:p>1.2641259902251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formula="of:=[.$C$2]*[.B23]+(1-[.$C$2])*[.E23]" office:value-type="float" office:value="68" calcext:value-type="float">
            <text:p>68</text:p>
          </table:table-cell>
          <table:table-cell table:formula="of:=[.$D$2]*([.C23]-[.C22])+(1-[.$D$2])*[.D22]" office:value-type="float" office:value="-1.32235609706768" calcext:value-type="float">
            <text:p>-1.32235609706768</text:p>
          </table:table-cell>
          <table:table-cell table:formula="of:=[.C22]+[.D22]" office:value-type="float" office:value="66.6450311578711" calcext:value-type="float">
            <text:p>66.6450311578711</text:p>
          </table:table-cell>
          <table:table-cell table:formula="of:=[.B23]-[.E23]" office:value-type="float" office:value="1.35496884212888" calcext:value-type="float">
            <text:p>1.35496884212888</text:p>
          </table:table-cell>
          <table:table-cell table:formula="of:=ABS([.F23])" office:value-type="float" office:value="1.35496884212888" calcext:value-type="float">
            <text:p>1.35496884212888</text:p>
          </table:table-cell>
          <table:table-cell table:formula="of:=[.F23]^2" office:value-type="float" office:value="1.83594056314009" calcext:value-type="float">
            <text:p>1.83594056314009</text:p>
          </table:table-cell>
          <table:table-cell table:formula="of:=100*ABS([.F23])/[.B23]" office:value-type="float" office:value="1.99260123842483" calcext:value-type="float">
            <text:p>1.99260123842483</text:p>
          </table:table-cell>
          <table:table-cell table:formula="of:=[.E23]-[.$M$2]" office:value-type="float" office:value="14.4783644912045" calcext:value-type="float">
            <text:p>14.4783644912045</text:p>
          </table:table-cell>
          <table:table-cell table:formula="of:=[.J23]^2" office:value-type="float" office:value="209.62303834017" calcext:value-type="float">
            <text:p>209.62303834017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table:formula="of:=[.$C$2]*[.B24]+(1-[.$C$2])*[.E24]" office:value-type="float" office:value="64" calcext:value-type="float">
            <text:p>64</text:p>
          </table:table-cell>
          <table:table-cell table:formula="of:=[.$D$2]*([.C24]-[.C23])+(1-[.$D$2])*[.D23]" office:value-type="float" office:value="-1.38680430816735" calcext:value-type="float">
            <text:p>-1.38680430816735</text:p>
          </table:table-cell>
          <table:table-cell table:formula="of:=[.C23]+[.D23]" office:value-type="float" office:value="66.6776439029323" calcext:value-type="float">
            <text:p>66.6776439029323</text:p>
          </table:table-cell>
          <table:table-cell table:formula="of:=[.B24]-[.E24]" office:value-type="float" office:value="-2.67764390293232" calcext:value-type="float">
            <text:p>-2.67764390293232</text:p>
          </table:table-cell>
          <table:table-cell table:formula="of:=ABS([.F24])" office:value-type="float" office:value="2.67764390293232" calcext:value-type="float">
            <text:p>2.67764390293232</text:p>
          </table:table-cell>
          <table:table-cell table:formula="of:=[.F24]^2" office:value-type="float" office:value="7.16977687091061" calcext:value-type="float">
            <text:p>7.16977687091061</text:p>
          </table:table-cell>
          <table:table-cell table:formula="of:=100*ABS([.F24])/[.B24]" office:value-type="float" office:value="4.18381859833175" calcext:value-type="float">
            <text:p>4.18381859833175</text:p>
          </table:table-cell>
          <table:table-cell table:formula="of:=[.E24]-[.$M$2]" office:value-type="float" office:value="14.5109772362657" calcext:value-type="float">
            <text:p>14.5109772362657</text:p>
          </table:table-cell>
          <table:table-cell table:formula="of:=[.J24]^2" office:value-type="float" office:value="210.56846035142" calcext:value-type="float">
            <text:p>210.56846035142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table:formula="of:=[.$C$2]*[.B25]+(1-[.$C$2])*[.E25]" office:value-type="float" office:value="65" calcext:value-type="float">
            <text:p>65</text:p>
          </table:table-cell>
          <table:table-cell table:formula="of:=[.$D$2]*([.C25]-[.C24])+(1-[.$D$2])*[.D24]" office:value-type="float" office:value="-1.32935631527407" calcext:value-type="float">
            <text:p>-1.32935631527407</text:p>
          </table:table-cell>
          <table:table-cell table:formula="of:=[.C24]+[.D24]" office:value-type="float" office:value="62.6131956918326" calcext:value-type="float">
            <text:p>62.6131956918326</text:p>
          </table:table-cell>
          <table:table-cell table:formula="of:=[.B25]-[.E25]" office:value-type="float" office:value="2.38680430816736" calcext:value-type="float">
            <text:p>2.38680430816736</text:p>
          </table:table-cell>
          <table:table-cell table:formula="of:=ABS([.F25])" office:value-type="float" office:value="2.38680430816736" calcext:value-type="float">
            <text:p>2.38680430816736</text:p>
          </table:table-cell>
          <table:table-cell table:formula="of:=[.F25]^2" office:value-type="float" office:value="5.69683480548625" calcext:value-type="float">
            <text:p>5.69683480548625</text:p>
          </table:table-cell>
          <table:table-cell table:formula="of:=100*ABS([.F25])/[.B25]" office:value-type="float" office:value="3.67200662794978" calcext:value-type="float">
            <text:p>3.67200662794978</text:p>
          </table:table-cell>
          <table:table-cell table:formula="of:=[.E25]-[.$M$2]" office:value-type="float" office:value="10.446529025166" calcext:value-type="float">
            <text:p>10.446529025166</text:p>
          </table:table-cell>
          <table:table-cell table:formula="of:=[.J25]^2" office:value-type="float" office:value="109.129968673635" calcext:value-type="float">
            <text:p>109.129968673635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formula="of:=[.$C$2]*[.B26]+(1-[.$C$2])*[.E26]" office:value-type="float" office:value="57" calcext:value-type="float">
            <text:p>57</text:p>
          </table:table-cell>
          <table:table-cell table:formula="of:=[.$D$2]*([.C26]-[.C25])+(1-[.$D$2])*[.D25]" office:value-type="float" office:value="-1.48991203812174" calcext:value-type="float">
            <text:p>-1.48991203812174</text:p>
          </table:table-cell>
          <table:table-cell table:formula="of:=[.C25]+[.D25]" office:value-type="float" office:value="63.6706436847259" calcext:value-type="float">
            <text:p>63.6706436847259</text:p>
          </table:table-cell>
          <table:table-cell table:formula="of:=[.B26]-[.E26]" office:value-type="float" office:value="-6.67064368472592" calcext:value-type="float">
            <text:p>-6.67064368472592</text:p>
          </table:table-cell>
          <table:table-cell table:formula="of:=ABS([.F26])" office:value-type="float" office:value="6.67064368472592" calcext:value-type="float">
            <text:p>6.67064368472592</text:p>
          </table:table-cell>
          <table:table-cell table:formula="of:=[.F26]^2" office:value-type="float" office:value="44.4974871685739" calcext:value-type="float">
            <text:p>44.4974871685739</text:p>
          </table:table-cell>
          <table:table-cell table:formula="of:=100*ABS([.F26])/[.B26]" office:value-type="float" office:value="11.7028836574139" calcext:value-type="float">
            <text:p>11.7028836574139</text:p>
          </table:table-cell>
          <table:table-cell table:formula="of:=[.E26]-[.$M$2]" office:value-type="float" office:value="11.5039770180593" calcext:value-type="float">
            <text:p>11.5039770180593</text:p>
          </table:table-cell>
          <table:table-cell table:formula="of:=[.J26]^2" office:value-type="float" office:value="132.341487232036" calcext:value-type="float">
            <text:p>132.341487232036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formula="of:=[.$C$2]*[.B27]+(1-[.$C$2])*[.E27]" office:value-type="float" office:value="59" calcext:value-type="float">
            <text:p>59</text:p>
          </table:table-cell>
          <table:table-cell table:formula="of:=[.$D$2]*([.C27]-[.C26])+(1-[.$D$2])*[.D26]" office:value-type="float" office:value="-1.40591334527619" calcext:value-type="float">
            <text:p>-1.40591334527619</text:p>
          </table:table-cell>
          <table:table-cell table:formula="of:=[.C26]+[.D26]" office:value-type="float" office:value="55.5100879618783" calcext:value-type="float">
            <text:p>55.5100879618783</text:p>
          </table:table-cell>
          <table:table-cell table:formula="of:=[.B27]-[.E27]" office:value-type="float" office:value="3.48991203812174" calcext:value-type="float">
            <text:p>3.48991203812174</text:p>
          </table:table-cell>
          <table:table-cell table:formula="of:=ABS([.F27])" office:value-type="float" office:value="3.48991203812174" calcext:value-type="float">
            <text:p>3.48991203812174</text:p>
          </table:table-cell>
          <table:table-cell table:formula="of:=[.F27]^2" office:value-type="float" office:value="12.1794860338271" calcext:value-type="float">
            <text:p>12.1794860338271</text:p>
          </table:table-cell>
          <table:table-cell table:formula="of:=100*ABS([.F27])/[.B27]" office:value-type="float" office:value="5.91510514935889" calcext:value-type="float">
            <text:p>5.91510514935889</text:p>
          </table:table-cell>
          <table:table-cell table:formula="of:=[.E27]-[.$M$2]" office:value-type="float" office:value="3.34342129521159" calcext:value-type="float">
            <text:p>3.34342129521159</text:p>
          </table:table-cell>
          <table:table-cell table:formula="of:=[.J27]^2" office:value-type="float" office:value="11.1784659572744" calcext:value-type="float">
            <text:p>11.1784659572744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formula="of:=[.$C$2]*[.B28]+(1-[.$C$2])*[.E28]" office:value-type="float" office:value="54" calcext:value-type="float">
            <text:p>54</text:p>
          </table:table-cell>
          <table:table-cell table:formula="of:=[.$D$2]*([.C28]-[.C27])+(1-[.$D$2])*[.D27]" office:value-type="float" office:value="-1.49241941696874" calcext:value-type="float">
            <text:p>-1.49241941696874</text:p>
          </table:table-cell>
          <table:table-cell table:formula="of:=[.C27]+[.D27]" office:value-type="float" office:value="57.5940866547238" calcext:value-type="float">
            <text:p>57.5940866547238</text:p>
          </table:table-cell>
          <table:table-cell table:formula="of:=[.B28]-[.E28]" office:value-type="float" office:value="-3.59408665472381" calcext:value-type="float">
            <text:p>-3.59408665472381</text:p>
          </table:table-cell>
          <table:table-cell table:formula="of:=ABS([.F28])" office:value-type="float" office:value="3.59408665472381" calcext:value-type="float">
            <text:p>3.59408665472381</text:p>
          </table:table-cell>
          <table:table-cell table:formula="of:=[.F28]^2" office:value-type="float" office:value="12.9174588816638" calcext:value-type="float">
            <text:p>12.9174588816638</text:p>
          </table:table-cell>
          <table:table-cell table:formula="of:=100*ABS([.F28])/[.B28]" office:value-type="float" office:value="6.65571602726632" calcext:value-type="float">
            <text:p>6.65571602726632</text:p>
          </table:table-cell>
          <table:table-cell table:formula="of:=[.E28]-[.$M$2]" office:value-type="float" office:value="5.42741998805715" calcext:value-type="float">
            <text:p>5.42741998805715</text:p>
          </table:table-cell>
          <table:table-cell table:formula="of:=[.J28]^2" office:value-type="float" office:value="29.4568877267622" calcext:value-type="float">
            <text:p>29.4568877267622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table:formula="of:=[.$C$2]*[.B29]+(1-[.$C$2])*[.E29]" office:value-type="float" office:value="57" calcext:value-type="float">
            <text:p>57</text:p>
          </table:table-cell>
          <table:table-cell table:formula="of:=[.$D$2]*([.C29]-[.C28])+(1-[.$D$2])*[.D28]" office:value-type="float" office:value="-1.38429137402172" calcext:value-type="float">
            <text:p>-1.38429137402172</text:p>
          </table:table-cell>
          <table:table-cell table:formula="of:=[.C28]+[.D28]" office:value-type="float" office:value="52.5075805830313" calcext:value-type="float">
            <text:p>52.5075805830313</text:p>
          </table:table-cell>
          <table:table-cell table:formula="of:=[.B29]-[.E29]" office:value-type="float" office:value="4.49241941696874" calcext:value-type="float">
            <text:p>4.49241941696874</text:p>
          </table:table-cell>
          <table:table-cell table:formula="of:=ABS([.F29])" office:value-type="float" office:value="4.49241941696874" calcext:value-type="float">
            <text:p>4.49241941696874</text:p>
          </table:table-cell>
          <table:table-cell table:formula="of:=[.F29]^2" office:value-type="float" office:value="20.1818322179577" calcext:value-type="float">
            <text:p>20.1818322179577</text:p>
          </table:table-cell>
          <table:table-cell table:formula="of:=100*ABS([.F29])/[.B29]" office:value-type="float" office:value="7.88143757362936" calcext:value-type="float">
            <text:p>7.88143757362936</text:p>
          </table:table-cell>
          <table:table-cell table:formula="of:=[.E29]-[.$M$2]" office:value-type="float" office:value="0.340913916364599" calcext:value-type="float">
            <text:p>0.340913916364599</text:p>
          </table:table-cell>
          <table:table-cell table:formula="of:=[.J29]^2" office:value-type="float" office:value="0.116222298371049" calcext:value-type="float">
            <text:p>0.116222298371049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formula="of:=[.$C$2]*[.B30]+(1-[.$C$2])*[.E30]" office:value-type="float" office:value="43" calcext:value-type="float">
            <text:p>43</text:p>
          </table:table-cell>
          <table:table-cell table:formula="of:=[.$D$2]*([.C30]-[.C29])+(1-[.$D$2])*[.D29]" office:value-type="float" office:value="-1.68793886494039" calcext:value-type="float">
            <text:p>-1.68793886494039</text:p>
          </table:table-cell>
          <table:table-cell table:formula="of:=[.C29]+[.D29]" office:value-type="float" office:value="55.6157086259783" calcext:value-type="float">
            <text:p>55.6157086259783</text:p>
          </table:table-cell>
          <table:table-cell table:formula="of:=[.B30]-[.E30]" office:value-type="float" office:value="-12.6157086259783" calcext:value-type="float">
            <text:p>-12.6157086259783</text:p>
          </table:table-cell>
          <table:table-cell table:formula="of:=ABS([.F30])" office:value-type="float" office:value="12.6157086259783" calcext:value-type="float">
            <text:p>12.6157086259783</text:p>
          </table:table-cell>
          <table:table-cell table:formula="of:=[.F30]^2" office:value-type="float" office:value="159.156104135583" calcext:value-type="float">
            <text:p>159.156104135583</text:p>
          </table:table-cell>
          <table:table-cell table:formula="of:=100*ABS([.F30])/[.B30]" office:value-type="float" office:value="29.3388572697169" calcext:value-type="float">
            <text:p>29.3388572697169</text:p>
          </table:table-cell>
          <table:table-cell table:formula="of:=[.E30]-[.$M$2]" office:value-type="float" office:value="3.44904195931162" calcext:value-type="float">
            <text:p>3.44904195931162</text:p>
          </table:table-cell>
          <table:table-cell table:formula="of:=[.J30]^2" office:value-type="float" office:value="11.8958904370922" calcext:value-type="float">
            <text:p>11.8958904370922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formula="of:=[.$C$2]*[.B31]+(1-[.$C$2])*[.E31]" office:value-type="float" office:value="42" calcext:value-type="float">
            <text:p>42</text:p>
          </table:table-cell>
          <table:table-cell table:formula="of:=[.$D$2]*([.C31]-[.C30])+(1-[.$D$2])*[.D30]" office:value-type="float" office:value="-1.67138086440014" calcext:value-type="float">
            <text:p>-1.67138086440014</text:p>
          </table:table-cell>
          <table:table-cell table:formula="of:=[.C30]+[.D30]" office:value-type="float" office:value="41.3120611350596" calcext:value-type="float">
            <text:p>41.3120611350596</text:p>
          </table:table-cell>
          <table:table-cell table:formula="of:=[.B31]-[.E31]" office:value-type="float" office:value="0.687938864940392" calcext:value-type="float">
            <text:p>0.687938864940392</text:p>
          </table:table-cell>
          <table:table-cell table:formula="of:=ABS([.F31])" office:value-type="float" office:value="0.687938864940392" calcext:value-type="float">
            <text:p>0.687938864940392</text:p>
          </table:table-cell>
          <table:table-cell table:formula="of:=[.F31]^2" office:value-type="float" office:value="0.473259881895475" calcext:value-type="float">
            <text:p>0.473259881895475</text:p>
          </table:table-cell>
          <table:table-cell table:formula="of:=100*ABS([.F31])/[.B31]" office:value-type="float" office:value="1.63794967842951" calcext:value-type="float">
            <text:p>1.63794967842951</text:p>
          </table:table-cell>
          <table:table-cell table:formula="of:=[.E31]-[.$M$2]" office:value-type="float" office:value="-10.8546055316071" calcext:value-type="float">
            <text:p>-10.8546055316071</text:p>
          </table:table-cell>
          <table:table-cell table:formula="of:=[.J31]^2" office:value-type="float" office:value="117.822461246795" calcext:value-type="float">
            <text:p>117.822461246795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formula="of:=[.$C$2]*[.B32]+(1-[.$C$2])*[.E32]" office:value-type="float" office:value="52" calcext:value-type="float">
            <text:p>52</text:p>
          </table:table-cell>
          <table:table-cell table:formula="of:=[.$D$2]*([.C32]-[.C31])+(1-[.$D$2])*[.D31]" office:value-type="float" office:value="-1.39046239837489" calcext:value-type="float">
            <text:p>-1.39046239837489</text:p>
          </table:table-cell>
          <table:table-cell table:formula="of:=[.C31]+[.D31]" office:value-type="float" office:value="40.3286191355999" calcext:value-type="float">
            <text:p>40.3286191355999</text:p>
          </table:table-cell>
          <table:table-cell table:formula="of:=[.B32]-[.E32]" office:value-type="float" office:value="11.6713808644001" calcext:value-type="float">
            <text:p>11.6713808644001</text:p>
          </table:table-cell>
          <table:table-cell table:formula="of:=ABS([.F32])" office:value-type="float" office:value="11.6713808644001" calcext:value-type="float">
            <text:p>11.6713808644001</text:p>
          </table:table-cell>
          <table:table-cell table:formula="of:=[.F32]^2" office:value-type="float" office:value="136.221131281886" calcext:value-type="float">
            <text:p>136.221131281886</text:p>
          </table:table-cell>
          <table:table-cell table:formula="of:=100*ABS([.F32])/[.B32]" office:value-type="float" office:value="22.4449632007695" calcext:value-type="float">
            <text:p>22.4449632007695</text:p>
          </table:table-cell>
          <table:table-cell table:formula="of:=[.E32]-[.$M$2]" office:value-type="float" office:value="-11.8380475310668" calcext:value-type="float">
            <text:p>-11.8380475310668</text:p>
          </table:table-cell>
          <table:table-cell table:formula="of:=[.J32]^2" office:value-type="float" office:value="140.139369347797" calcext:value-type="float">
            <text:p>140.139369347797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formula="of:=[.$C$2]*[.B33]+(1-[.$C$2])*[.E33]" office:value-type="float" office:value="51" calcext:value-type="float">
            <text:p>51</text:p>
          </table:table-cell>
          <table:table-cell table:formula="of:=[.$D$2]*([.C33]-[.C32])+(1-[.$D$2])*[.D32]" office:value-type="float" office:value="-1.38106435890841" calcext:value-type="float">
            <text:p>-1.38106435890841</text:p>
          </table:table-cell>
          <table:table-cell table:formula="of:=[.C32]+[.D32]" office:value-type="float" office:value="50.6095376016251" calcext:value-type="float">
            <text:p>50.6095376016251</text:p>
          </table:table-cell>
          <table:table-cell table:formula="of:=[.B33]-[.E33]" office:value-type="float" office:value="0.390462398374893" calcext:value-type="float">
            <text:p>0.390462398374893</text:p>
          </table:table-cell>
          <table:table-cell table:formula="of:=ABS([.F33])" office:value-type="float" office:value="0.390462398374893" calcext:value-type="float">
            <text:p>0.390462398374893</text:p>
          </table:table-cell>
          <table:table-cell table:formula="of:=[.F33]^2" office:value-type="float" office:value="0.152460884544674" calcext:value-type="float">
            <text:p>0.152460884544674</text:p>
          </table:table-cell>
          <table:table-cell table:formula="of:=100*ABS([.F33])/[.B33]" office:value-type="float" office:value="0.765612545833124" calcext:value-type="float">
            <text:p>0.765612545833124</text:p>
          </table:table-cell>
          <table:table-cell table:formula="of:=[.E33]-[.$M$2]" office:value-type="float" office:value="-1.55712906504156" calcext:value-type="float">
            <text:p>-1.55712906504156</text:p>
          </table:table-cell>
          <table:table-cell table:formula="of:=[.J33]^2" office:value-type="float" office:value="2.4246509251972" calcext:value-type="float">
            <text:p>2.4246509251972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formula="of:=[.$C$2]*[.B34]+(1-[.$C$2])*[.E34]" office:value-type="float" office:value="58" calcext:value-type="float">
            <text:p>58</text:p>
          </table:table-cell>
          <table:table-cell table:formula="of:=[.$D$2]*([.C34]-[.C33])+(1-[.$D$2])*[.D33]" office:value-type="float" office:value="-1.17934052085384" calcext:value-type="float">
            <text:p>-1.17934052085384</text:p>
          </table:table-cell>
          <table:table-cell table:formula="of:=[.C33]+[.D33]" office:value-type="float" office:value="49.6189356410916" calcext:value-type="float">
            <text:p>49.6189356410916</text:p>
          </table:table-cell>
          <table:table-cell table:formula="of:=[.B34]-[.E34]" office:value-type="float" office:value="8.3810643589084" calcext:value-type="float">
            <text:p>8.3810643589084</text:p>
          </table:table-cell>
          <table:table-cell table:formula="of:=ABS([.F34])" office:value-type="float" office:value="8.3810643589084" calcext:value-type="float">
            <text:p>8.3810643589084</text:p>
          </table:table-cell>
          <table:table-cell table:formula="of:=[.F34]^2" office:value-type="float" office:value="70.2422397881647" calcext:value-type="float">
            <text:p>70.2422397881647</text:p>
          </table:table-cell>
          <table:table-cell table:formula="of:=100*ABS([.F34])/[.B34]" office:value-type="float" office:value="14.4501109636352" calcext:value-type="float">
            <text:p>14.4501109636352</text:p>
          </table:table-cell>
          <table:table-cell table:formula="of:=[.E34]-[.$M$2]" office:value-type="float" office:value="-2.54773102557507" calcext:value-type="float">
            <text:p>-2.54773102557507</text:p>
          </table:table-cell>
          <table:table-cell table:formula="of:=[.J34]^2" office:value-type="float" office:value="6.49093337867779" calcext:value-type="float">
            <text:p>6.49093337867779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formula="of:=[.$C$2]*[.B35]+(1-[.$C$2])*[.E35]" office:value-type="float" office:value="60" calcext:value-type="float">
            <text:p>60</text:p>
          </table:table-cell>
          <table:table-cell table:formula="of:=[.$D$2]*([.C35]-[.C34])+(1-[.$D$2])*[.D34]" office:value-type="float" office:value="-1.10281697385741" calcext:value-type="float">
            <text:p>-1.10281697385741</text:p>
          </table:table-cell>
          <table:table-cell table:formula="of:=[.C34]+[.D34]" office:value-type="float" office:value="56.8206594791462" calcext:value-type="float">
            <text:p>56.8206594791462</text:p>
          </table:table-cell>
          <table:table-cell table:formula="of:=[.B35]-[.E35]" office:value-type="float" office:value="3.17934052085384" calcext:value-type="float">
            <text:p>3.17934052085384</text:p>
          </table:table-cell>
          <table:table-cell table:formula="of:=ABS([.F35])" office:value-type="float" office:value="3.17934052085384" calcext:value-type="float">
            <text:p>3.17934052085384</text:p>
          </table:table-cell>
          <table:table-cell table:formula="of:=[.F35]^2" office:value-type="float" office:value="10.1082061475432" calcext:value-type="float">
            <text:p>10.1082061475432</text:p>
          </table:table-cell>
          <table:table-cell table:formula="of:=100*ABS([.F35])/[.B35]" office:value-type="float" office:value="5.29890086808974" calcext:value-type="float">
            <text:p>5.29890086808974</text:p>
          </table:table-cell>
          <table:table-cell table:formula="of:=[.E35]-[.$M$2]" office:value-type="float" office:value="4.65399281247949" calcext:value-type="float">
            <text:p>4.65399281247949</text:p>
          </table:table-cell>
          <table:table-cell table:formula="of:=[.J35]^2" office:value-type="float" office:value="21.6596490986108" calcext:value-type="float">
            <text:p>21.6596490986108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table:formula="of:=[.$C$2]*[.B36]+(1-[.$C$2])*[.E36]" office:value-type="float" office:value="61" calcext:value-type="float">
            <text:p>61</text:p>
          </table:table-cell>
          <table:table-cell table:formula="of:=[.$D$2]*([.C36]-[.C35])+(1-[.$D$2])*[.D35]" office:value-type="float" office:value="-1.05220427211363" calcext:value-type="float">
            <text:p>-1.05220427211363</text:p>
          </table:table-cell>
          <table:table-cell table:formula="of:=[.C35]+[.D35]" office:value-type="float" office:value="58.8971830261426" calcext:value-type="float">
            <text:p>58.8971830261426</text:p>
          </table:table-cell>
          <table:table-cell table:formula="of:=[.B36]-[.E36]" office:value-type="float" office:value="2.10281697385741" calcext:value-type="float">
            <text:p>2.10281697385741</text:p>
          </table:table-cell>
          <table:table-cell table:formula="of:=ABS([.F36])" office:value-type="float" office:value="2.10281697385741" calcext:value-type="float">
            <text:p>2.10281697385741</text:p>
          </table:table-cell>
          <table:table-cell table:formula="of:=[.F36]^2" office:value-type="float" office:value="4.42183922554283" calcext:value-type="float">
            <text:p>4.42183922554283</text:p>
          </table:table-cell>
          <table:table-cell table:formula="of:=100*ABS([.F36])/[.B36]" office:value-type="float" office:value="3.44724094074985" calcext:value-type="float">
            <text:p>3.44724094074985</text:p>
          </table:table-cell>
          <table:table-cell table:formula="of:=[.E36]-[.$M$2]" office:value-type="float" office:value="6.73051635947593" calcext:value-type="float">
            <text:p>6.73051635947593</text:p>
          </table:table-cell>
          <table:table-cell table:formula="of:=[.J36]^2" office:value-type="float" office:value="45.2998504651731" calcext:value-type="float">
            <text:p>45.2998504651731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table:formula="of:=[.$C$2]*[.B37]+(1-[.$C$2])*[.E37]" office:value-type="float" office:value="58" calcext:value-type="float">
            <text:p>58</text:p>
          </table:table-cell>
          <table:table-cell table:formula="of:=[.$D$2]*([.C37]-[.C36])+(1-[.$D$2])*[.D36]" office:value-type="float" office:value="-1.09908576748813" calcext:value-type="float">
            <text:p>-1.09908576748813</text:p>
          </table:table-cell>
          <table:table-cell table:formula="of:=[.C36]+[.D36]" office:value-type="float" office:value="59.9477957278864" calcext:value-type="float">
            <text:p>59.9477957278864</text:p>
          </table:table-cell>
          <table:table-cell table:formula="of:=[.B37]-[.E37]" office:value-type="float" office:value="-1.94779572788637" calcext:value-type="float">
            <text:p>-1.94779572788637</text:p>
          </table:table-cell>
          <table:table-cell table:formula="of:=ABS([.F37])" office:value-type="float" office:value="1.94779572788637" calcext:value-type="float">
            <text:p>1.94779572788637</text:p>
          </table:table-cell>
          <table:table-cell table:formula="of:=[.F37]^2" office:value-type="float" office:value="3.79390819757238" calcext:value-type="float">
            <text:p>3.79390819757238</text:p>
          </table:table-cell>
          <table:table-cell table:formula="of:=100*ABS([.F37])/[.B37]" office:value-type="float" office:value="3.3582684963558" calcext:value-type="float">
            <text:p>3.3582684963558</text:p>
          </table:table-cell>
          <table:table-cell table:formula="of:=[.E37]-[.$M$2]" office:value-type="float" office:value="7.7811290612197" calcext:value-type="float">
            <text:p>7.7811290612197</text:p>
          </table:table-cell>
          <table:table-cell table:formula="of:=[.J37]^2" office:value-type="float" office:value="60.5459694673578" calcext:value-type="float">
            <text:p>60.5459694673578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formula="of:=[.$C$2]*[.B38]+(1-[.$C$2])*[.E38]" office:value-type="float" office:value="62" calcext:value-type="float">
            <text:p>62</text:p>
          </table:table-cell>
          <table:table-cell table:formula="of:=[.$D$2]*([.C38]-[.C37])+(1-[.$D$2])*[.D37]" office:value-type="float" office:value="-0.976355872150459" calcext:value-type="float">
            <text:p>-0.976355872150459</text:p>
          </table:table-cell>
          <table:table-cell table:formula="of:=[.C37]+[.D37]" office:value-type="float" office:value="56.9009142325119" calcext:value-type="float">
            <text:p>56.9009142325119</text:p>
          </table:table-cell>
          <table:table-cell table:formula="of:=[.B38]-[.E38]" office:value-type="float" office:value="5.09908576748813" calcext:value-type="float">
            <text:p>5.09908576748813</text:p>
          </table:table-cell>
          <table:table-cell table:formula="of:=ABS([.F38])" office:value-type="float" office:value="5.09908576748813" calcext:value-type="float">
            <text:p>5.09908576748813</text:p>
          </table:table-cell>
          <table:table-cell table:formula="of:=[.F38]^2" office:value-type="float" office:value="26.0006756642001" calcext:value-type="float">
            <text:p>26.0006756642001</text:p>
          </table:table-cell>
          <table:table-cell table:formula="of:=100*ABS([.F38])/[.B38]" office:value-type="float" office:value="8.22433188304538" calcext:value-type="float">
            <text:p>8.22433188304538</text:p>
          </table:table-cell>
          <table:table-cell table:formula="of:=[.E38]-[.$M$2]" office:value-type="float" office:value="4.7342475658452" calcext:value-type="float">
            <text:p>4.7342475658452</text:p>
          </table:table-cell>
          <table:table-cell table:formula="of:=[.J38]^2" office:value-type="float" office:value="22.4131000147112" calcext:value-type="float">
            <text:p>22.4131000147112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table:formula="of:=[.$C$2]*[.B39]+(1-[.$C$2])*[.E39]" office:value-type="float" office:value="61" calcext:value-type="float">
            <text:p>61</text:p>
          </table:table-cell>
          <table:table-cell table:formula="of:=[.$D$2]*([.C39]-[.C38])+(1-[.$D$2])*[.D38]" office:value-type="float" office:value="-0.97692496266367" calcext:value-type="float">
            <text:p>-0.97692496266367</text:p>
          </table:table-cell>
          <table:table-cell table:formula="of:=[.C38]+[.D38]" office:value-type="float" office:value="61.0236441278495" calcext:value-type="float">
            <text:p>61.0236441278495</text:p>
          </table:table-cell>
          <table:table-cell table:formula="of:=[.B39]-[.E39]" office:value-type="float" office:value="-0.0236441278495434" calcext:value-type="float">
            <text:p>-0.023644127849543</text:p>
          </table:table-cell>
          <table:table-cell table:formula="of:=ABS([.F39])" office:value-type="float" office:value="0.0236441278495434" calcext:value-type="float">
            <text:p>0.023644127849543</text:p>
          </table:table-cell>
          <table:table-cell table:formula="of:=[.F39]^2" office:value-type="float" office:value="0.000559044781765553" calcext:value-type="float">
            <text:p>0.000559044781766</text:p>
          </table:table-cell>
          <table:table-cell table:formula="of:=100*ABS([.F39])/[.B39]" office:value-type="float" office:value="0.0387608653271203" calcext:value-type="float">
            <text:p>0.03876086532712</text:p>
          </table:table-cell>
          <table:table-cell table:formula="of:=[.E39]-[.$M$2]" office:value-type="float" office:value="8.85697746118288" calcext:value-type="float">
            <text:p>8.85697746118288</text:p>
          </table:table-cell>
          <table:table-cell table:formula="of:=[.J39]^2" office:value-type="float" office:value="78.4460497479015" calcext:value-type="float">
            <text:p>78.4460497479015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formula="of:=[.$C$2]*[.B40]+(1-[.$C$2])*[.E40]" office:value-type="float" office:value="49" calcext:value-type="float">
            <text:p>49</text:p>
          </table:table-cell>
          <table:table-cell table:formula="of:=[.$D$2]*([.C40]-[.C39])+(1-[.$D$2])*[.D39]" office:value-type="float" office:value="-1.24223935573732" calcext:value-type="float">
            <text:p>-1.24223935573732</text:p>
          </table:table-cell>
          <table:table-cell table:formula="of:=[.C39]+[.D39]" office:value-type="float" office:value="60.0230750373363" calcext:value-type="float">
            <text:p>60.0230750373363</text:p>
          </table:table-cell>
          <table:table-cell table:formula="of:=[.B40]-[.E40]" office:value-type="float" office:value="-11.0230750373363" calcext:value-type="float">
            <text:p>-11.0230750373363</text:p>
          </table:table-cell>
          <table:table-cell table:formula="of:=ABS([.F40])" office:value-type="float" office:value="11.0230750373363" calcext:value-type="float">
            <text:p>11.0230750373363</text:p>
          </table:table-cell>
          <table:table-cell table:formula="of:=[.F40]^2" office:value-type="float" office:value="121.508183278747" calcext:value-type="float">
            <text:p>121.508183278747</text:p>
          </table:table-cell>
          <table:table-cell table:formula="of:=100*ABS([.F40])/[.B40]" office:value-type="float" office:value="22.496071504768" calcext:value-type="float">
            <text:p>22.496071504768</text:p>
          </table:table-cell>
          <table:table-cell table:formula="of:=[.E40]-[.$M$2]" office:value-type="float" office:value="7.85640837066966" calcext:value-type="float">
            <text:p>7.85640837066966</text:p>
          </table:table-cell>
          <table:table-cell table:formula="of:=[.J40]^2" office:value-type="float" office:value="61.7231524867283" calcext:value-type="float">
            <text:p>61.7231524867283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formula="of:=[.$C$2]*[.B41]+(1-[.$C$2])*[.E41]" office:value-type="float" office:value="51" calcext:value-type="float">
            <text:p>51</text:p>
          </table:table-cell>
          <table:table-cell table:formula="of:=[.$D$2]*([.C41]-[.C40])+(1-[.$D$2])*[.D40]" office:value-type="float" office:value="-1.16420189668408" calcext:value-type="float">
            <text:p>-1.16420189668408</text:p>
          </table:table-cell>
          <table:table-cell table:formula="of:=[.C40]+[.D40]" office:value-type="float" office:value="47.7577606442627" calcext:value-type="float">
            <text:p>47.7577606442627</text:p>
          </table:table-cell>
          <table:table-cell table:formula="of:=[.B41]-[.E41]" office:value-type="float" office:value="3.24223935573732" calcext:value-type="float">
            <text:p>3.24223935573732</text:p>
          </table:table-cell>
          <table:table-cell table:formula="of:=ABS([.F41])" office:value-type="float" office:value="3.24223935573732" calcext:value-type="float">
            <text:p>3.24223935573732</text:p>
          </table:table-cell>
          <table:table-cell table:formula="of:=[.F41]^2" office:value-type="float" office:value="10.5121160398919" calcext:value-type="float">
            <text:p>10.5121160398919</text:p>
          </table:table-cell>
          <table:table-cell table:formula="of:=100*ABS([.F41])/[.B41]" office:value-type="float" office:value="6.35733207007317" calcext:value-type="float">
            <text:p>6.35733207007317</text:p>
          </table:table-cell>
          <table:table-cell table:formula="of:=[.E41]-[.$M$2]" office:value-type="float" office:value="-4.40890602240398" calcext:value-type="float">
            <text:p>-4.40890602240398</text:p>
          </table:table-cell>
          <table:table-cell table:formula="of:=[.J41]^2" office:value-type="float" office:value="19.4384523143901" calcext:value-type="float">
            <text:p>19.4384523143901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[.$C$2]*[.B42]+(1-[.$C$2])*[.E42]" office:value-type="float" office:value="47" calcext:value-type="float">
            <text:p>47</text:p>
          </table:table-cell>
          <table:table-cell table:formula="of:=[.$D$2]*([.C42]-[.C41])+(1-[.$D$2])*[.D41]" office:value-type="float" office:value="-1.23245672123279" calcext:value-type="float">
            <text:p>-1.23245672123279</text:p>
          </table:table-cell>
          <table:table-cell table:formula="of:=[.C41]+[.D41]" office:value-type="float" office:value="49.8357981033159" calcext:value-type="float">
            <text:p>49.8357981033159</text:p>
          </table:table-cell>
          <table:table-cell table:formula="of:=[.B42]-[.E42]" office:value-type="float" office:value="-2.83579810331592" calcext:value-type="float">
            <text:p>-2.83579810331592</text:p>
          </table:table-cell>
          <table:table-cell table:formula="of:=ABS([.F42])" office:value-type="float" office:value="2.83579810331592" calcext:value-type="float">
            <text:p>2.83579810331592</text:p>
          </table:table-cell>
          <table:table-cell table:formula="of:=[.F42]^2" office:value-type="float" office:value="8.04175088277019" calcext:value-type="float">
            <text:p>8.04175088277019</text:p>
          </table:table-cell>
          <table:table-cell table:formula="of:=100*ABS([.F42])/[.B42]" office:value-type="float" office:value="6.03361298577856" calcext:value-type="float">
            <text:p>6.03361298577856</text:p>
          </table:table-cell>
          <table:table-cell table:formula="of:=[.E42]-[.$M$2]" office:value-type="float" office:value="-2.33086856335074" calcext:value-type="float">
            <text:p>-2.33086856335074</text:p>
          </table:table-cell>
          <table:table-cell table:formula="of:=[.J42]^2" office:value-type="float" office:value="5.43294825961675" calcext:value-type="float">
            <text:p>5.43294825961675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formula="of:=[.$C$2]*[.B43]+(1-[.$C$2])*[.E43]" office:value-type="float" office:value="40" calcext:value-type="float">
            <text:p>40</text:p>
          </table:table-cell>
          <table:table-cell table:formula="of:=[.$D$2]*([.C43]-[.C42])+(1-[.$D$2])*[.D42]" office:value-type="float" office:value="-1.37127572040944" calcext:value-type="float">
            <text:p>-1.37127572040944</text:p>
          </table:table-cell>
          <table:table-cell table:formula="of:=[.C42]+[.D42]" office:value-type="float" office:value="45.7675432787672" calcext:value-type="float">
            <text:p>45.7675432787672</text:p>
          </table:table-cell>
          <table:table-cell table:formula="of:=[.B43]-[.E43]" office:value-type="float" office:value="-5.76754327876721" calcext:value-type="float">
            <text:p>-5.76754327876721</text:p>
          </table:table-cell>
          <table:table-cell table:formula="of:=ABS([.F43])" office:value-type="float" office:value="5.76754327876721" calcext:value-type="float">
            <text:p>5.76754327876721</text:p>
          </table:table-cell>
          <table:table-cell table:formula="of:=[.F43]^2" office:value-type="float" office:value="33.2645554724529" calcext:value-type="float">
            <text:p>33.2645554724529</text:p>
          </table:table-cell>
          <table:table-cell table:formula="of:=100*ABS([.F43])/[.B43]" office:value-type="float" office:value="14.418858196918" calcext:value-type="float">
            <text:p>14.418858196918</text:p>
          </table:table-cell>
          <table:table-cell table:formula="of:=[.E43]-[.$M$2]" office:value-type="float" office:value="-6.39912338789945" calcext:value-type="float">
            <text:p>-6.39912338789945</text:p>
          </table:table-cell>
          <table:table-cell table:formula="of:=[.J43]^2" office:value-type="float" office:value="40.9487801335617" calcext:value-type="float">
            <text:p>40.9487801335617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formula="of:=[.$C$2]*[.B44]+(1-[.$C$2])*[.E44]" office:value-type="float" office:value="45" calcext:value-type="float">
            <text:p>45</text:p>
          </table:table-cell>
          <table:table-cell table:formula="of:=[.$D$2]*([.C44]-[.C43])+(1-[.$D$2])*[.D43]" office:value-type="float" office:value="-1.2179254850949" calcext:value-type="float">
            <text:p>-1.2179254850949</text:p>
          </table:table-cell>
          <table:table-cell table:formula="of:=[.C43]+[.D43]" office:value-type="float" office:value="38.6287242795906" calcext:value-type="float">
            <text:p>38.6287242795906</text:p>
          </table:table-cell>
          <table:table-cell table:formula="of:=[.B44]-[.E44]" office:value-type="float" office:value="6.37127572040944" calcext:value-type="float">
            <text:p>6.37127572040944</text:p>
          </table:table-cell>
          <table:table-cell table:formula="of:=ABS([.F44])" office:value-type="float" office:value="6.37127572040944" calcext:value-type="float">
            <text:p>6.37127572040944</text:p>
          </table:table-cell>
          <table:table-cell table:formula="of:=[.F44]^2" office:value-type="float" office:value="40.5931543054788" calcext:value-type="float">
            <text:p>40.5931543054788</text:p>
          </table:table-cell>
          <table:table-cell table:formula="of:=100*ABS([.F44])/[.B44]" office:value-type="float" office:value="14.1583904897987" calcext:value-type="float">
            <text:p>14.1583904897987</text:p>
          </table:table-cell>
          <table:table-cell table:formula="of:=[.E44]-[.$M$2]" office:value-type="float" office:value="-13.5379423870761" calcext:value-type="float">
            <text:p>-13.5379423870761</text:p>
          </table:table-cell>
          <table:table-cell table:formula="of:=[.J44]^2" office:value-type="float" office:value="183.275884075792" calcext:value-type="float">
            <text:p>183.275884075792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formula="of:=[.$C$2]*[.B45]+(1-[.$C$2])*[.E45]" office:value-type="float" office:value="50" calcext:value-type="float">
            <text:p>50</text:p>
          </table:table-cell>
          <table:table-cell table:formula="of:=[.$D$2]*([.C45]-[.C44])+(1-[.$D$2])*[.D44]" office:value-type="float" office:value="-1.06826623659415" calcext:value-type="float">
            <text:p>-1.06826623659415</text:p>
          </table:table-cell>
          <table:table-cell table:formula="of:=[.C44]+[.D44]" office:value-type="float" office:value="43.7820745149051" calcext:value-type="float">
            <text:p>43.7820745149051</text:p>
          </table:table-cell>
          <table:table-cell table:formula="of:=[.B45]-[.E45]" office:value-type="float" office:value="6.2179254850949" calcext:value-type="float">
            <text:p>6.2179254850949</text:p>
          </table:table-cell>
          <table:table-cell table:formula="of:=ABS([.F45])" office:value-type="float" office:value="6.2179254850949" calcext:value-type="float">
            <text:p>6.2179254850949</text:p>
          </table:table-cell>
          <table:table-cell table:formula="of:=[.F45]^2" office:value-type="float" office:value="38.6625973381927" calcext:value-type="float">
            <text:p>38.6625973381927</text:p>
          </table:table-cell>
          <table:table-cell table:formula="of:=100*ABS([.F45])/[.B45]" office:value-type="float" office:value="12.4358509701898" calcext:value-type="float">
            <text:p>12.4358509701898</text:p>
          </table:table-cell>
          <table:table-cell table:formula="of:=[.E45]-[.$M$2]" office:value-type="float" office:value="-8.38459215176157" calcext:value-type="float">
            <text:p>-8.38459215176157</text:p>
          </table:table-cell>
          <table:table-cell table:formula="of:=[.J45]^2" office:value-type="float" office:value="70.3013855513817" calcext:value-type="float">
            <text:p>70.3013855513817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formula="of:=[.$C$2]*[.B46]+(1-[.$C$2])*[.E46]" office:value-type="float" office:value="58" calcext:value-type="float">
            <text:p>58</text:p>
          </table:table-cell>
          <table:table-cell table:formula="of:=[.$D$2]*([.C46]-[.C45])+(1-[.$D$2])*[.D45]" office:value-type="float" office:value="-0.850002136545567" calcext:value-type="float">
            <text:p>-0.850002136545567</text:p>
          </table:table-cell>
          <table:table-cell table:formula="of:=[.C45]+[.D45]" office:value-type="float" office:value="48.9317337634058" calcext:value-type="float">
            <text:p>48.9317337634058</text:p>
          </table:table-cell>
          <table:table-cell table:formula="of:=[.B46]-[.E46]" office:value-type="float" office:value="9.06826623659416" calcext:value-type="float">
            <text:p>9.06826623659416</text:p>
          </table:table-cell>
          <table:table-cell table:formula="of:=ABS([.F46])" office:value-type="float" office:value="9.06826623659416" calcext:value-type="float">
            <text:p>9.06826623659416</text:p>
          </table:table-cell>
          <table:table-cell table:formula="of:=[.F46]^2" office:value-type="float" office:value="82.2334525377535" calcext:value-type="float">
            <text:p>82.2334525377535</text:p>
          </table:table-cell>
          <table:table-cell table:formula="of:=100*ABS([.F46])/[.B46]" office:value-type="float" office:value="15.6349417872313" calcext:value-type="float">
            <text:p>15.6349417872313</text:p>
          </table:table-cell>
          <table:table-cell table:formula="of:=[.E46]-[.$M$2]" office:value-type="float" office:value="-3.23493290326082" calcext:value-type="float">
            <text:p>-3.23493290326082</text:p>
          </table:table-cell>
          <table:table-cell table:formula="of:=[.J46]^2" office:value-type="float" office:value="10.4647908885995" calcext:value-type="float">
            <text:p>10.464790888599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formula="of:=[.$C$2]*[.B47]+(1-[.$C$2])*[.E47]" office:value-type="float" office:value="52" calcext:value-type="float">
            <text:p>52</text:p>
          </table:table-cell>
          <table:table-cell table:formula="of:=[.$D$2]*([.C47]-[.C46])+(1-[.$D$2])*[.D46]" office:value-type="float" office:value="-0.973957435121052" calcext:value-type="float">
            <text:p>-0.973957435121052</text:p>
          </table:table-cell>
          <table:table-cell table:formula="of:=[.C46]+[.D46]" office:value-type="float" office:value="57.1499978634544" calcext:value-type="float">
            <text:p>57.1499978634544</text:p>
          </table:table-cell>
          <table:table-cell table:formula="of:=[.B47]-[.E47]" office:value-type="float" office:value="-5.14999786345443" calcext:value-type="float">
            <text:p>-5.14999786345443</text:p>
          </table:table-cell>
          <table:table-cell table:formula="of:=ABS([.F47])" office:value-type="float" office:value="5.14999786345443" calcext:value-type="float">
            <text:p>5.14999786345443</text:p>
          </table:table-cell>
          <table:table-cell table:formula="of:=[.F47]^2" office:value-type="float" office:value="26.5224779935852" calcext:value-type="float">
            <text:p>26.5224779935852</text:p>
          </table:table-cell>
          <table:table-cell table:formula="of:=100*ABS([.F47])/[.B47]" office:value-type="float" office:value="9.90384204510467" calcext:value-type="float">
            <text:p>9.90384204510467</text:p>
          </table:table-cell>
          <table:table-cell table:formula="of:=[.E47]-[.$M$2]" office:value-type="float" office:value="4.98333119678777" calcext:value-type="float">
            <text:p>4.98333119678777</text:p>
          </table:table-cell>
          <table:table-cell table:formula="of:=[.J47]^2" office:value-type="float" office:value="24.8335898168782" calcext:value-type="float">
            <text:p>24.8335898168782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formula="of:=[.$C$2]*[.B48]+(1-[.$C$2])*[.E48]" office:value-type="float" office:value="50" calcext:value-type="float">
            <text:p>50</text:p>
          </table:table-cell>
          <table:table-cell table:formula="of:=[.$D$2]*([.C48]-[.C47])+(1-[.$D$2])*[.D47]" office:value-type="float" office:value="-0.998653253615123" calcext:value-type="float">
            <text:p>-0.998653253615123</text:p>
          </table:table-cell>
          <table:table-cell table:formula="of:=[.C47]+[.D47]" office:value-type="float" office:value="51.026042564879" calcext:value-type="float">
            <text:p>51.026042564879</text:p>
          </table:table-cell>
          <table:table-cell table:formula="of:=[.B48]-[.E48]" office:value-type="float" office:value="-1.02604256487895" calcext:value-type="float">
            <text:p>-1.02604256487895</text:p>
          </table:table-cell>
          <table:table-cell table:formula="of:=ABS([.F48])" office:value-type="float" office:value="1.02604256487895" calcext:value-type="float">
            <text:p>1.02604256487895</text:p>
          </table:table-cell>
          <table:table-cell table:formula="of:=[.F48]^2" office:value-type="float" office:value="1.05276334494337" calcext:value-type="float">
            <text:p>1.05276334494337</text:p>
          </table:table-cell>
          <table:table-cell table:formula="of:=100*ABS([.F48])/[.B48]" office:value-type="float" office:value="2.0520851297579" calcext:value-type="float">
            <text:p>2.0520851297579</text:p>
          </table:table-cell>
          <table:table-cell table:formula="of:=[.E48]-[.$M$2]" office:value-type="float" office:value="-1.14062410178772" calcext:value-type="float">
            <text:p>-1.14062410178772</text:p>
          </table:table-cell>
          <table:table-cell table:formula="of:=[.J48]^2" office:value-type="float" office:value="1.30102334157903" calcext:value-type="float">
            <text:p>1.30102334157903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$C$2]*[.B49]+(1-[.$C$2])*[.E49]" office:value-type="float" office:value="50" calcext:value-type="float">
            <text:p>50</text:p>
          </table:table-cell>
          <table:table-cell table:formula="of:=[.$D$2]*([.C49]-[.C48])+(1-[.$D$2])*[.D48]" office:value-type="float" office:value="-0.974616668453861" calcext:value-type="float">
            <text:p>-0.974616668453861</text:p>
          </table:table-cell>
          <table:table-cell table:formula="of:=[.C48]+[.D48]" office:value-type="float" office:value="49.0013467463849" calcext:value-type="float">
            <text:p>49.0013467463849</text:p>
          </table:table-cell>
          <table:table-cell table:formula="of:=[.B49]-[.E49]" office:value-type="float" office:value="0.998653253615125" calcext:value-type="float">
            <text:p>0.998653253615125</text:p>
          </table:table-cell>
          <table:table-cell table:formula="of:=ABS([.F49])" office:value-type="float" office:value="0.998653253615125" calcext:value-type="float">
            <text:p>0.998653253615125</text:p>
          </table:table-cell>
          <table:table-cell table:formula="of:=[.F49]^2" office:value-type="float" office:value="0.997308320956074" calcext:value-type="float">
            <text:p>0.997308320956074</text:p>
          </table:table-cell>
          <table:table-cell table:formula="of:=100*ABS([.F49])/[.B49]" office:value-type="float" office:value="1.99730650723025" calcext:value-type="float">
            <text:p>1.99730650723025</text:p>
          </table:table-cell>
          <table:table-cell table:formula="of:=[.E49]-[.$M$2]" office:value-type="float" office:value="-3.16531992028179" calcext:value-type="float">
            <text:p>-3.16531992028179</text:p>
          </table:table-cell>
          <table:table-cell table:formula="of:=[.J49]^2" office:value-type="float" office:value="10.0192501977327" calcext:value-type="float">
            <text:p>10.0192501977327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formula="of:=[.$C$2]*[.B50]+(1-[.$C$2])*[.E50]" office:value-type="float" office:value="46" calcext:value-type="float">
            <text:p>46</text:p>
          </table:table-cell>
          <table:table-cell table:formula="of:=[.$D$2]*([.C50]-[.C49])+(1-[.$D$2])*[.D49]" office:value-type="float" office:value="-1.04743461986085" calcext:value-type="float">
            <text:p>-1.04743461986085</text:p>
          </table:table-cell>
          <table:table-cell table:formula="of:=[.C49]+[.D49]" office:value-type="float" office:value="49.0253833315461" calcext:value-type="float">
            <text:p>49.0253833315461</text:p>
          </table:table-cell>
          <table:table-cell table:formula="of:=[.B50]-[.E50]" office:value-type="float" office:value="-3.02538333154614" calcext:value-type="float">
            <text:p>-3.02538333154614</text:p>
          </table:table-cell>
          <table:table-cell table:formula="of:=ABS([.F50])" office:value-type="float" office:value="3.02538333154614" calcext:value-type="float">
            <text:p>3.02538333154614</text:p>
          </table:table-cell>
          <table:table-cell table:formula="of:=[.F50]^2" office:value-type="float" office:value="9.15294430279721" calcext:value-type="float">
            <text:p>9.15294430279721</text:p>
          </table:table-cell>
          <table:table-cell table:formula="of:=100*ABS([.F50])/[.B50]" office:value-type="float" office:value="6.57692028596987" calcext:value-type="float">
            <text:p>6.57692028596987</text:p>
          </table:table-cell>
          <table:table-cell table:formula="of:=[.E50]-[.$M$2]" office:value-type="float" office:value="-3.14128333512053" calcext:value-type="float">
            <text:p>-3.14128333512053</text:p>
          </table:table-cell>
          <table:table-cell table:formula="of:=[.J50]^2" office:value-type="float" office:value="9.86766099150594" calcext:value-type="float">
            <text:p>9.8676609915059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[.$C$2]*[.B51]+(1-[.$C$2])*[.E51]" office:value-type="float" office:value="46" calcext:value-type="float">
            <text:p>46</text:p>
          </table:table-cell>
          <table:table-cell table:formula="of:=[.$D$2]*([.C51]-[.C50])+(1-[.$D$2])*[.D50]" office:value-type="float" office:value="-1.02222391599541" calcext:value-type="float">
            <text:p>-1.02222391599541</text:p>
          </table:table-cell>
          <table:table-cell table:formula="of:=[.C50]+[.D50]" office:value-type="float" office:value="44.9525653801392" calcext:value-type="float">
            <text:p>44.9525653801392</text:p>
          </table:table-cell>
          <table:table-cell table:formula="of:=[.B51]-[.E51]" office:value-type="float" office:value="1.04743461986084" calcext:value-type="float">
            <text:p>1.04743461986084</text:p>
          </table:table-cell>
          <table:table-cell table:formula="of:=ABS([.F51])" office:value-type="float" office:value="1.04743461986084" calcext:value-type="float">
            <text:p>1.04743461986084</text:p>
          </table:table-cell>
          <table:table-cell table:formula="of:=[.F51]^2" office:value-type="float" office:value="1.09711928288303" calcext:value-type="float">
            <text:p>1.09711928288303</text:p>
          </table:table-cell>
          <table:table-cell table:formula="of:=100*ABS([.F51])/[.B51]" office:value-type="float" office:value="2.27703178230618" calcext:value-type="float">
            <text:p>2.27703178230618</text:p>
          </table:table-cell>
          <table:table-cell table:formula="of:=[.E51]-[.$M$2]" office:value-type="float" office:value="-7.21410128652751" calcext:value-type="float">
            <text:p>-7.21410128652751</text:p>
          </table:table-cell>
          <table:table-cell table:formula="of:=[.J51]^2" office:value-type="float" office:value="52.0432573722779" calcext:value-type="float">
            <text:p>52.0432573722779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formula="of:=[.$C$2]*[.B52]+(1-[.$C$2])*[.E52]" office:value-type="float" office:value="38" calcext:value-type="float">
            <text:p>38</text:p>
          </table:table-cell>
          <table:table-cell table:formula="of:=[.$D$2]*([.C52]-[.C51])+(1-[.$D$2])*[.D51]" office:value-type="float" office:value="-1.19017200856132" calcext:value-type="float">
            <text:p>-1.19017200856132</text:p>
          </table:table-cell>
          <table:table-cell table:formula="of:=[.C51]+[.D51]" office:value-type="float" office:value="44.9777760840046" calcext:value-type="float">
            <text:p>44.9777760840046</text:p>
          </table:table-cell>
          <table:table-cell table:formula="of:=[.B52]-[.E52]" office:value-type="float" office:value="-6.97777608400459" calcext:value-type="float">
            <text:p>-6.97777608400459</text:p>
          </table:table-cell>
          <table:table-cell table:formula="of:=ABS([.F52])" office:value-type="float" office:value="6.97777608400459" calcext:value-type="float">
            <text:p>6.97777608400459</text:p>
          </table:table-cell>
          <table:table-cell table:formula="of:=[.F52]^2" office:value-type="float" office:value="48.6893590785064" calcext:value-type="float">
            <text:p>48.6893590785064</text:p>
          </table:table-cell>
          <table:table-cell table:formula="of:=100*ABS([.F52])/[.B52]" office:value-type="float" office:value="18.3625686421173" calcext:value-type="float">
            <text:p>18.3625686421173</text:p>
          </table:table-cell>
          <table:table-cell table:formula="of:=[.E52]-[.$M$2]" office:value-type="float" office:value="-7.18889058266208" calcext:value-type="float">
            <text:p>-7.18889058266208</text:p>
          </table:table-cell>
          <table:table-cell table:formula="of:=[.J52]^2" office:value-type="float" office:value="51.6801478094875" calcext:value-type="float">
            <text:p>51.6801478094875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table:formula="of:=[.$C$2]*[.B53]+(1-[.$C$2])*[.E53]" office:value-type="float" office:value="37" calcext:value-type="float">
            <text:p>37</text:p>
          </table:table-cell>
          <table:table-cell table:formula="of:=[.$D$2]*([.C53]-[.C52])+(1-[.$D$2])*[.D52]" office:value-type="float" office:value="-1.18559475848726" calcext:value-type="float">
            <text:p>-1.18559475848726</text:p>
          </table:table-cell>
          <table:table-cell table:formula="of:=[.C52]+[.D52]" office:value-type="float" office:value="36.8098279914387" calcext:value-type="float">
            <text:p>36.8098279914387</text:p>
          </table:table-cell>
          <table:table-cell table:formula="of:=[.B53]-[.E53]" office:value-type="float" office:value="0.190172008561319" calcext:value-type="float">
            <text:p>0.190172008561319</text:p>
          </table:table-cell>
          <table:table-cell table:formula="of:=ABS([.F53])" office:value-type="float" office:value="0.190172008561319" calcext:value-type="float">
            <text:p>0.190172008561319</text:p>
          </table:table-cell>
          <table:table-cell table:formula="of:=[.F53]^2" office:value-type="float" office:value="0.0361653928402465" calcext:value-type="float">
            <text:p>0.036165392840247</text:p>
          </table:table-cell>
          <table:table-cell table:formula="of:=100*ABS([.F53])/[.B53]" office:value-type="float" office:value="0.513978401517079" calcext:value-type="float">
            <text:p>0.513978401517079</text:p>
          </table:table-cell>
          <table:table-cell table:formula="of:=[.E53]-[.$M$2]" office:value-type="float" office:value="-15.356838675228" calcext:value-type="float">
            <text:p>-15.356838675228</text:p>
          </table:table-cell>
          <table:table-cell table:formula="of:=[.J53]^2" office:value-type="float" office:value="235.832494096978" calcext:value-type="float">
            <text:p>235.832494096978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formula="of:=[.$C$2]*[.B54]+(1-[.$C$2])*[.E54]" office:value-type="float" office:value="34" calcext:value-type="float">
            <text:p>34</text:p>
          </table:table-cell>
          <table:table-cell table:formula="of:=[.$D$2]*([.C54]-[.C53])+(1-[.$D$2])*[.D53]" office:value-type="float" office:value="-1.22926567824523" calcext:value-type="float">
            <text:p>-1.22926567824523</text:p>
          </table:table-cell>
          <table:table-cell table:formula="of:=[.C53]+[.D53]" office:value-type="float" office:value="35.8144052415127" calcext:value-type="float">
            <text:p>35.8144052415127</text:p>
          </table:table-cell>
          <table:table-cell table:formula="of:=[.B54]-[.E54]" office:value-type="float" office:value="-1.81440524151274" calcext:value-type="float">
            <text:p>-1.81440524151274</text:p>
          </table:table-cell>
          <table:table-cell table:formula="of:=ABS([.F54])" office:value-type="float" office:value="1.81440524151274" calcext:value-type="float">
            <text:p>1.81440524151274</text:p>
          </table:table-cell>
          <table:table-cell table:formula="of:=[.F54]^2" office:value-type="float" office:value="3.29206638042892" calcext:value-type="float">
            <text:p>3.29206638042892</text:p>
          </table:table-cell>
          <table:table-cell table:formula="of:=100*ABS([.F54])/[.B54]" office:value-type="float" office:value="5.33648600444925" calcext:value-type="float">
            <text:p>5.33648600444925</text:p>
          </table:table-cell>
          <table:table-cell table:formula="of:=[.E54]-[.$M$2]" office:value-type="float" office:value="-16.3522614251539" calcext:value-type="float">
            <text:p>-16.3522614251539</text:p>
          </table:table-cell>
          <table:table-cell table:formula="of:=[.J54]^2" office:value-type="float" office:value="267.396453716577" calcext:value-type="float">
            <text:p>267.396453716577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formula="of:=[.$C$2]*[.B55]+(1-[.$C$2])*[.E55]" office:value-type="float" office:value="29" calcext:value-type="float">
            <text:p>29</text:p>
          </table:table-cell>
          <table:table-cell table:formula="of:=[.$D$2]*([.C55]-[.C54])+(1-[.$D$2])*[.D54]" office:value-type="float" office:value="-1.32002348263554" calcext:value-type="float">
            <text:p>-1.32002348263554</text:p>
          </table:table-cell>
          <table:table-cell table:formula="of:=[.C54]+[.D54]" office:value-type="float" office:value="32.7707343217548" calcext:value-type="float">
            <text:p>32.7707343217548</text:p>
          </table:table-cell>
          <table:table-cell table:formula="of:=[.B55]-[.E55]" office:value-type="float" office:value="-3.77073432175477" calcext:value-type="float">
            <text:p>-3.77073432175477</text:p>
          </table:table-cell>
          <table:table-cell table:formula="of:=ABS([.F55])" office:value-type="float" office:value="3.77073432175477" calcext:value-type="float">
            <text:p>3.77073432175477</text:p>
          </table:table-cell>
          <table:table-cell table:formula="of:=[.F55]^2" office:value-type="float" office:value="14.2184373252594" calcext:value-type="float">
            <text:p>14.2184373252594</text:p>
          </table:table-cell>
          <table:table-cell table:formula="of:=100*ABS([.F55])/[.B55]" office:value-type="float" office:value="13.002532143982" calcext:value-type="float">
            <text:p>13.002532143982</text:p>
          </table:table-cell>
          <table:table-cell table:formula="of:=[.E55]-[.$M$2]" office:value-type="float" office:value="-19.3959323449119" calcext:value-type="float">
            <text:p>-19.3959323449119</text:p>
          </table:table-cell>
          <table:table-cell table:formula="of:=[.J55]^2" office:value-type="float" office:value="376.202191528399" calcext:value-type="float">
            <text:p>376.202191528399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formula="of:=[.$C$2]*[.B56]+(1-[.$C$2])*[.E56]" office:value-type="float" office:value="30" calcext:value-type="float">
            <text:p>30</text:p>
          </table:table-cell>
          <table:table-cell table:formula="of:=[.$D$2]*([.C56]-[.C55])+(1-[.$D$2])*[.D55]" office:value-type="float" office:value="-1.26418283743199" calcext:value-type="float">
            <text:p>-1.26418283743199</text:p>
          </table:table-cell>
          <table:table-cell table:formula="of:=[.C55]+[.D55]" office:value-type="float" office:value="27.6799765173645" calcext:value-type="float">
            <text:p>27.6799765173645</text:p>
          </table:table-cell>
          <table:table-cell table:formula="of:=[.B56]-[.E56]" office:value-type="float" office:value="2.32002348263554" calcext:value-type="float">
            <text:p>2.32002348263554</text:p>
          </table:table-cell>
          <table:table-cell table:formula="of:=ABS([.F56])" office:value-type="float" office:value="2.32002348263554" calcext:value-type="float">
            <text:p>2.32002348263554</text:p>
          </table:table-cell>
          <table:table-cell table:formula="of:=[.F56]^2" office:value-type="float" office:value="5.38250895998036" calcext:value-type="float">
            <text:p>5.38250895998036</text:p>
          </table:table-cell>
          <table:table-cell table:formula="of:=100*ABS([.F56])/[.B56]" office:value-type="float" office:value="7.73341160878515" calcext:value-type="float">
            <text:p>7.73341160878515</text:p>
          </table:table-cell>
          <table:table-cell table:formula="of:=[.E56]-[.$M$2]" office:value-type="float" office:value="-24.4866901493022" calcext:value-type="float">
            <text:p>-24.4866901493022</text:p>
          </table:table-cell>
          <table:table-cell table:formula="of:=[.J56]^2" office:value-type="float" office:value="599.597994467934" calcext:value-type="float">
            <text:p>599.597994467934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[.$C$2]*[.B57]+(1-[.$C$2])*[.E57]" office:value-type="float" office:value="40" calcext:value-type="float">
            <text:p>40</text:p>
          </table:table-cell>
          <table:table-cell table:formula="of:=[.$D$2]*([.C57]-[.C56])+(1-[.$D$2])*[.D56]" office:value-type="float" office:value="-0.993065220717838" calcext:value-type="float">
            <text:p>-0.993065220717838</text:p>
          </table:table-cell>
          <table:table-cell table:formula="of:=[.C56]+[.D56]" office:value-type="float" office:value="28.735817162568" calcext:value-type="float">
            <text:p>28.735817162568</text:p>
          </table:table-cell>
          <table:table-cell table:formula="of:=[.B57]-[.E57]" office:value-type="float" office:value="11.264182837432" calcext:value-type="float">
            <text:p>11.264182837432</text:p>
          </table:table-cell>
          <table:table-cell table:formula="of:=ABS([.F57])" office:value-type="float" office:value="11.264182837432" calcext:value-type="float">
            <text:p>11.264182837432</text:p>
          </table:table-cell>
          <table:table-cell table:formula="of:=[.F57]^2" office:value-type="float" office:value="126.881814995097" calcext:value-type="float">
            <text:p>126.881814995097</text:p>
          </table:table-cell>
          <table:table-cell table:formula="of:=100*ABS([.F57])/[.B57]" office:value-type="float" office:value="28.16045709358" calcext:value-type="float">
            <text:p>28.16045709358</text:p>
          </table:table-cell>
          <table:table-cell table:formula="of:=[.E57]-[.$M$2]" office:value-type="float" office:value="-23.4308495040987" calcext:value-type="float">
            <text:p>-23.4308495040987</text:p>
          </table:table-cell>
          <table:table-cell table:formula="of:=[.J57]^2" office:value-type="float" office:value="549.00470848372" calcext:value-type="float">
            <text:p>549.00470848372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formula="of:=[.$C$2]*[.B58]+(1-[.$C$2])*[.E58]" office:value-type="float" office:value="46" calcext:value-type="float">
            <text:p>46</text:p>
          </table:table-cell>
          <table:table-cell table:formula="of:=[.$D$2]*([.C58]-[.C57])+(1-[.$D$2])*[.D57]" office:value-type="float" office:value="-0.824749133920381" calcext:value-type="float">
            <text:p>-0.824749133920381</text:p>
          </table:table-cell>
          <table:table-cell table:formula="of:=[.C57]+[.D57]" office:value-type="float" office:value="39.0069347792822" calcext:value-type="float">
            <text:p>39.0069347792822</text:p>
          </table:table-cell>
          <table:table-cell table:formula="of:=[.B58]-[.E58]" office:value-type="float" office:value="6.99306522071784" calcext:value-type="float">
            <text:p>6.99306522071784</text:p>
          </table:table-cell>
          <table:table-cell table:formula="of:=ABS([.F58])" office:value-type="float" office:value="6.99306522071784" calcext:value-type="float">
            <text:p>6.99306522071784</text:p>
          </table:table-cell>
          <table:table-cell table:formula="of:=[.F58]^2" office:value-type="float" office:value="48.9029611812134" calcext:value-type="float">
            <text:p>48.9029611812134</text:p>
          </table:table-cell>
          <table:table-cell table:formula="of:=100*ABS([.F58])/[.B58]" office:value-type="float" office:value="15.2023156972127" calcext:value-type="float">
            <text:p>15.2023156972127</text:p>
          </table:table-cell>
          <table:table-cell table:formula="of:=[.E58]-[.$M$2]" office:value-type="float" office:value="-13.1597318873845" calcext:value-type="float">
            <text:p>-13.1597318873845</text:p>
          </table:table-cell>
          <table:table-cell table:formula="of:=[.J58]^2" office:value-type="float" office:value="173.178543347844" calcext:value-type="float">
            <text:p>173.178543347844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table:formula="of:=[.$C$2]*[.B59]+(1-[.$C$2])*[.E59]" office:value-type="float" office:value="46" calcext:value-type="float">
            <text:p>46</text:p>
          </table:table-cell>
          <table:table-cell table:formula="of:=[.$D$2]*([.C59]-[.C58])+(1-[.$D$2])*[.D58]" office:value-type="float" office:value="-0.804898247016051" calcext:value-type="float">
            <text:p>-0.804898247016051</text:p>
          </table:table-cell>
          <table:table-cell table:formula="of:=[.C58]+[.D58]" office:value-type="float" office:value="45.1752508660796" calcext:value-type="float">
            <text:p>45.1752508660796</text:p>
          </table:table-cell>
          <table:table-cell table:formula="of:=[.B59]-[.E59]" office:value-type="float" office:value="0.824749133920378" calcext:value-type="float">
            <text:p>0.824749133920378</text:p>
          </table:table-cell>
          <table:table-cell table:formula="of:=ABS([.F59])" office:value-type="float" office:value="0.824749133920378" calcext:value-type="float">
            <text:p>0.824749133920378</text:p>
          </table:table-cell>
          <table:table-cell table:formula="of:=[.F59]^2" office:value-type="float" office:value="0.680211133902413" calcext:value-type="float">
            <text:p>0.680211133902413</text:p>
          </table:table-cell>
          <table:table-cell table:formula="of:=100*ABS([.F59])/[.B59]" office:value-type="float" office:value="1.79293289982691" calcext:value-type="float">
            <text:p>1.79293289982691</text:p>
          </table:table-cell>
          <table:table-cell table:formula="of:=[.E59]-[.$M$2]" office:value-type="float" office:value="-6.99141580058704" calcext:value-type="float">
            <text:p>-6.99141580058704</text:p>
          </table:table-cell>
          <table:table-cell table:formula="of:=[.J59]^2" office:value-type="float" office:value="48.8798948966982" calcext:value-type="float">
            <text:p>48.8798948966982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formula="of:=[.$C$2]*[.B60]+(1-[.$C$2])*[.E60]" office:value-type="float" office:value="47" calcext:value-type="float">
            <text:p>47</text:p>
          </table:table-cell>
          <table:table-cell table:formula="of:=[.$D$2]*([.C60]-[.C59])+(1-[.$D$2])*[.D59]" office:value-type="float" office:value="-0.761456151108622" calcext:value-type="float">
            <text:p>-0.761456151108622</text:p>
          </table:table-cell>
          <table:table-cell table:formula="of:=[.C59]+[.D59]" office:value-type="float" office:value="45.195101752984" calcext:value-type="float">
            <text:p>45.195101752984</text:p>
          </table:table-cell>
          <table:table-cell table:formula="of:=[.B60]-[.E60]" office:value-type="float" office:value="1.80489824701605" calcext:value-type="float">
            <text:p>1.80489824701605</text:p>
          </table:table-cell>
          <table:table-cell table:formula="of:=ABS([.F60])" office:value-type="float" office:value="1.80489824701605" calcext:value-type="float">
            <text:p>1.80489824701605</text:p>
          </table:table-cell>
          <table:table-cell table:formula="of:=[.F60]^2" office:value-type="float" office:value="3.2576576820816" calcext:value-type="float">
            <text:p>3.2576576820816</text:p>
          </table:table-cell>
          <table:table-cell table:formula="of:=100*ABS([.F60])/[.B60]" office:value-type="float" office:value="3.84020903620436" calcext:value-type="float">
            <text:p>3.84020903620436</text:p>
          </table:table-cell>
          <table:table-cell table:formula="of:=[.E60]-[.$M$2]" office:value-type="float" office:value="-6.97156491368271" calcext:value-type="float">
            <text:p>-6.97156491368271</text:p>
          </table:table-cell>
          <table:table-cell table:formula="of:=[.J60]^2" office:value-type="float" office:value="48.6027173456918" calcext:value-type="float">
            <text:p>48.6027173456918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formula="of:=[.$C$2]*[.B61]+(1-[.$C$2])*[.E61]" office:value-type="float" office:value="47" calcext:value-type="float">
            <text:p>47</text:p>
          </table:table-cell>
          <table:table-cell table:formula="of:=[.$D$2]*([.C61]-[.C60])+(1-[.$D$2])*[.D60]" office:value-type="float" office:value="-0.743128663007588" calcext:value-type="float">
            <text:p>-0.743128663007588</text:p>
          </table:table-cell>
          <table:table-cell table:formula="of:=[.C60]+[.D60]" office:value-type="float" office:value="46.2385438488914" calcext:value-type="float">
            <text:p>46.2385438488914</text:p>
          </table:table-cell>
          <table:table-cell table:formula="of:=[.B61]-[.E61]" office:value-type="float" office:value="0.761456151108618" calcext:value-type="float">
            <text:p>0.761456151108618</text:p>
          </table:table-cell>
          <table:table-cell table:formula="of:=ABS([.F61])" office:value-type="float" office:value="0.761456151108618" calcext:value-type="float">
            <text:p>0.761456151108618</text:p>
          </table:table-cell>
          <table:table-cell table:formula="of:=[.F61]^2" office:value-type="float" office:value="0.57981547006115" calcext:value-type="float">
            <text:p>0.57981547006115</text:p>
          </table:table-cell>
          <table:table-cell table:formula="of:=100*ABS([.F61])/[.B61]" office:value-type="float" office:value="1.62011947044387" calcext:value-type="float">
            <text:p>1.62011947044387</text:p>
          </table:table-cell>
          <table:table-cell table:formula="of:=[.E61]-[.$M$2]" office:value-type="float" office:value="-5.92812281777528" calcext:value-type="float">
            <text:p>-5.92812281777528</text:p>
          </table:table-cell>
          <table:table-cell table:formula="of:=[.J61]^2" office:value-type="float" office:value="35.142640142628" calcext:value-type="float">
            <text:p>35.142640142628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formula="of:=[.$C$2]*[.B62]+(1-[.$C$2])*[.E62]" office:value-type="float" office:value="43" calcext:value-type="float">
            <text:p>43</text:p>
          </table:table-cell>
          <table:table-cell table:formula="of:=[.$D$2]*([.C62]-[.C61])+(1-[.$D$2])*[.D61]" office:value-type="float" office:value="-0.821518299217658" calcext:value-type="float">
            <text:p>-0.821518299217658</text:p>
          </table:table-cell>
          <table:table-cell table:formula="of:=[.C61]+[.D61]" office:value-type="float" office:value="46.2568713369924" calcext:value-type="float">
            <text:p>46.2568713369924</text:p>
          </table:table-cell>
          <table:table-cell table:formula="of:=[.B62]-[.E62]" office:value-type="float" office:value="-3.25687133699241" calcext:value-type="float">
            <text:p>-3.25687133699241</text:p>
          </table:table-cell>
          <table:table-cell table:formula="of:=ABS([.F62])" office:value-type="float" office:value="3.25687133699241" calcext:value-type="float">
            <text:p>3.25687133699241</text:p>
          </table:table-cell>
          <table:table-cell table:formula="of:=[.F62]^2" office:value-type="float" office:value="10.6072109057227" calcext:value-type="float">
            <text:p>10.6072109057227</text:p>
          </table:table-cell>
          <table:table-cell table:formula="of:=100*ABS([.F62])/[.B62]" office:value-type="float" office:value="7.57411938835445" calcext:value-type="float">
            <text:p>7.57411938835445</text:p>
          </table:table-cell>
          <table:table-cell table:formula="of:=[.E62]-[.$M$2]" office:value-type="float" office:value="-5.90979532967425" calcext:value-type="float">
            <text:p>-5.90979532967425</text:p>
          </table:table-cell>
          <table:table-cell table:formula="of:=[.J62]^2" office:value-type="float" office:value="34.9256808386396" calcext:value-type="float">
            <text:p>34.9256808386396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table:formula="of:=[.$C$2]*[.B63]+(1-[.$C$2])*[.E63]" office:value-type="float" office:value="46" calcext:value-type="float">
            <text:p>46</text:p>
          </table:table-cell>
          <table:table-cell table:formula="of:=[.$D$2]*([.C63]-[.C62])+(1-[.$D$2])*[.D62]" office:value-type="float" office:value="-0.729538175273788" calcext:value-type="float">
            <text:p>-0.729538175273788</text:p>
          </table:table-cell>
          <table:table-cell table:formula="of:=[.C62]+[.D62]" office:value-type="float" office:value="42.1784817007823" calcext:value-type="float">
            <text:p>42.1784817007823</text:p>
          </table:table-cell>
          <table:table-cell table:formula="of:=[.B63]-[.E63]" office:value-type="float" office:value="3.82151829921766" calcext:value-type="float">
            <text:p>3.82151829921766</text:p>
          </table:table-cell>
          <table:table-cell table:formula="of:=ABS([.F63])" office:value-type="float" office:value="3.82151829921766" calcext:value-type="float">
            <text:p>3.82151829921766</text:p>
          </table:table-cell>
          <table:table-cell table:formula="of:=[.F63]^2" office:value-type="float" office:value="14.6040021112554" calcext:value-type="float">
            <text:p>14.6040021112554</text:p>
          </table:table-cell>
          <table:table-cell table:formula="of:=100*ABS([.F63])/[.B63]" office:value-type="float" office:value="8.30764847656013" calcext:value-type="float">
            <text:p>8.30764847656013</text:p>
          </table:table-cell>
          <table:table-cell table:formula="of:=[.E63]-[.$M$2]" office:value-type="float" office:value="-9.98818496588432" calcext:value-type="float">
            <text:p>-9.98818496588432</text:p>
          </table:table-cell>
          <table:table-cell table:formula="of:=[.J63]^2" office:value-type="float" office:value="99.7638389127176" calcext:value-type="float">
            <text:p>99.7638389127176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table:formula="of:=[.$C$2]*[.B64]+(1-[.$C$2])*[.E64]" office:value-type="float" office:value="37" calcext:value-type="float">
            <text:p>37</text:p>
          </table:table-cell>
          <table:table-cell table:formula="of:=[.$D$2]*([.C64]-[.C63])+(1-[.$D$2])*[.D63]" office:value-type="float" office:value="-0.928599920933124" calcext:value-type="float">
            <text:p>-0.928599920933124</text:p>
          </table:table-cell>
          <table:table-cell table:formula="of:=[.C63]+[.D63]" office:value-type="float" office:value="45.2704618247262" calcext:value-type="float">
            <text:p>45.2704618247262</text:p>
          </table:table-cell>
          <table:table-cell table:formula="of:=[.B64]-[.E64]" office:value-type="float" office:value="-8.27046182472621" calcext:value-type="float">
            <text:p>-8.27046182472621</text:p>
          </table:table-cell>
          <table:table-cell table:formula="of:=ABS([.F64])" office:value-type="float" office:value="8.27046182472621" calcext:value-type="float">
            <text:p>8.27046182472621</text:p>
          </table:table-cell>
          <table:table-cell table:formula="of:=[.F64]^2" office:value-type="float" office:value="68.4005387942536" calcext:value-type="float">
            <text:p>68.4005387942536</text:p>
          </table:table-cell>
          <table:table-cell table:formula="of:=100*ABS([.F64])/[.B64]" office:value-type="float" office:value="22.3525995262871" calcext:value-type="float">
            <text:p>22.3525995262871</text:p>
          </table:table-cell>
          <table:table-cell table:formula="of:=[.E64]-[.$M$2]" office:value-type="float" office:value="-6.89620484194045" calcext:value-type="float">
            <text:p>-6.89620484194045</text:p>
          </table:table-cell>
          <table:table-cell table:formula="of:=[.J64]^2" office:value-type="float" office:value="47.5576412220029" calcext:value-type="float">
            <text:p>47.5576412220029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formula="of:=[.$C$2]*[.B65]+(1-[.$C$2])*[.E65]" office:value-type="float" office:value="41" calcext:value-type="float">
            <text:p>41</text:p>
          </table:table-cell>
          <table:table-cell table:formula="of:=[.$D$2]*([.C65]-[.C64])+(1-[.$D$2])*[.D64]" office:value-type="float" office:value="-0.809973449436184" calcext:value-type="float">
            <text:p>-0.809973449436184</text:p>
          </table:table-cell>
          <table:table-cell table:formula="of:=[.C64]+[.D64]" office:value-type="float" office:value="36.0714000790669" calcext:value-type="float">
            <text:p>36.0714000790669</text:p>
          </table:table-cell>
          <table:table-cell table:formula="of:=[.B65]-[.E65]" office:value-type="float" office:value="4.92859992093312" calcext:value-type="float">
            <text:p>4.92859992093312</text:p>
          </table:table-cell>
          <table:table-cell table:formula="of:=ABS([.F65])" office:value-type="float" office:value="4.92859992093312" calcext:value-type="float">
            <text:p>4.92859992093312</text:p>
          </table:table-cell>
          <table:table-cell table:formula="of:=[.F65]^2" office:value-type="float" office:value="24.291097180622" calcext:value-type="float">
            <text:p>24.291097180622</text:p>
          </table:table-cell>
          <table:table-cell table:formula="of:=100*ABS([.F65])/[.B65]" office:value-type="float" office:value="12.0209754169101" calcext:value-type="float">
            <text:p>12.0209754169101</text:p>
          </table:table-cell>
          <table:table-cell table:formula="of:=[.E65]-[.$M$2]" office:value-type="float" office:value="-16.0952665875998" calcext:value-type="float">
            <text:p>-16.0952665875998</text:p>
          </table:table-cell>
          <table:table-cell table:formula="of:=[.J65]^2" office:value-type="float" office:value="259.057606525906" calcext:value-type="float">
            <text:p>259.057606525906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table:formula="of:=[.$C$2]*[.B66]+(1-[.$C$2])*[.E66]" office:value-type="float" office:value="39" calcext:value-type="float">
            <text:p>39</text:p>
          </table:table-cell>
          <table:table-cell table:formula="of:=[.$D$2]*([.C66]-[.C65])+(1-[.$D$2])*[.D65]" office:value-type="float" office:value="-0.838616198481705" calcext:value-type="float">
            <text:p>-0.838616198481705</text:p>
          </table:table-cell>
          <table:table-cell table:formula="of:=[.C65]+[.D65]" office:value-type="float" office:value="40.1900265505638" calcext:value-type="float">
            <text:p>40.1900265505638</text:p>
          </table:table-cell>
          <table:table-cell table:formula="of:=[.B66]-[.E66]" office:value-type="float" office:value="-1.19002655056381" calcext:value-type="float">
            <text:p>-1.19002655056381</text:p>
          </table:table-cell>
          <table:table-cell table:formula="of:=ABS([.F66])" office:value-type="float" office:value="1.19002655056381" calcext:value-type="float">
            <text:p>1.19002655056381</text:p>
          </table:table-cell>
          <table:table-cell table:formula="of:=[.F66]^2" office:value-type="float" office:value="1.41616319104681" calcext:value-type="float">
            <text:p>1.41616319104681</text:p>
          </table:table-cell>
          <table:table-cell table:formula="of:=100*ABS([.F66])/[.B66]" office:value-type="float" office:value="3.05135012965081" calcext:value-type="float">
            <text:p>3.05135012965081</text:p>
          </table:table-cell>
          <table:table-cell table:formula="of:=[.E66]-[.$M$2]" office:value-type="float" office:value="-11.9766401161029" calcext:value-type="float">
            <text:p>-11.9766401161029</text:p>
          </table:table-cell>
          <table:table-cell table:formula="of:=[.J66]^2" office:value-type="float" office:value="143.439908470644" calcext:value-type="float">
            <text:p>143.439908470644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formula="of:=[.$C$2]*[.B67]+(1-[.$C$2])*[.E67]" office:value-type="float" office:value="36" calcext:value-type="float">
            <text:p>36</text:p>
          </table:table-cell>
          <table:table-cell table:formula="of:=[.$D$2]*([.C67]-[.C66])+(1-[.$D$2])*[.D66]" office:value-type="float" office:value="-0.890638545200449" calcext:value-type="float">
            <text:p>-0.890638545200449</text:p>
          </table:table-cell>
          <table:table-cell table:formula="of:=[.C66]+[.D66]" office:value-type="float" office:value="38.1613838015183" calcext:value-type="float">
            <text:p>38.1613838015183</text:p>
          </table:table-cell>
          <table:table-cell table:formula="of:=[.B67]-[.E67]" office:value-type="float" office:value="-2.1613838015183" calcext:value-type="float">
            <text:p>-2.1613838015183</text:p>
          </table:table-cell>
          <table:table-cell table:formula="of:=ABS([.F67])" office:value-type="float" office:value="2.1613838015183" calcext:value-type="float">
            <text:p>2.1613838015183</text:p>
          </table:table-cell>
          <table:table-cell table:formula="of:=[.F67]^2" office:value-type="float" office:value="4.67157993746569" calcext:value-type="float">
            <text:p>4.67157993746569</text:p>
          </table:table-cell>
          <table:table-cell table:formula="of:=100*ABS([.F67])/[.B67]" office:value-type="float" office:value="6.00384389310638" calcext:value-type="float">
            <text:p>6.00384389310638</text:p>
          </table:table-cell>
          <table:table-cell table:formula="of:=[.E67]-[.$M$2]" office:value-type="float" office:value="-14.0052828651484" calcext:value-type="float">
            <text:p>-14.0052828651484</text:p>
          </table:table-cell>
          <table:table-cell table:formula="of:=[.J67]^2" office:value-type="float" office:value="196.147948132818" calcext:value-type="float">
            <text:p>196.147948132818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table:formula="of:=[.$C$2]*[.B68]+(1-[.$C$2])*[.E68]" office:value-type="float" office:value="48" calcext:value-type="float">
            <text:p>48</text:p>
          </table:table-cell>
          <table:table-cell table:formula="of:=[.$D$2]*([.C68]-[.C67])+(1-[.$D$2])*[.D67]" office:value-type="float" office:value="-0.580373766056019" calcext:value-type="float">
            <text:p>-0.580373766056019</text:p>
          </table:table-cell>
          <table:table-cell table:formula="of:=[.C67]+[.D67]" office:value-type="float" office:value="35.1093614547996" calcext:value-type="float">
            <text:p>35.1093614547996</text:p>
          </table:table-cell>
          <table:table-cell table:formula="of:=[.B68]-[.E68]" office:value-type="float" office:value="12.8906385452004" calcext:value-type="float">
            <text:p>12.8906385452004</text:p>
          </table:table-cell>
          <table:table-cell table:formula="of:=ABS([.F68])" office:value-type="float" office:value="12.8906385452004" calcext:value-type="float">
            <text:p>12.8906385452004</text:p>
          </table:table-cell>
          <table:table-cell table:formula="of:=[.F68]^2" office:value-type="float" office:value="166.168562103007" calcext:value-type="float">
            <text:p>166.168562103007</text:p>
          </table:table-cell>
          <table:table-cell table:formula="of:=100*ABS([.F68])/[.B68]" office:value-type="float" office:value="26.8554969691676" calcext:value-type="float">
            <text:p>26.8554969691676</text:p>
          </table:table-cell>
          <table:table-cell table:formula="of:=[.E68]-[.$M$2]" office:value-type="float" office:value="-17.0573052118671" calcext:value-type="float">
            <text:p>-17.0573052118671</text:p>
          </table:table-cell>
          <table:table-cell table:formula="of:=[.J68]^2" office:value-type="float" office:value="290.951661090789" calcext:value-type="float">
            <text:p>290.951661090789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formula="of:=[.$C$2]*[.B69]+(1-[.$C$2])*[.E69]" office:value-type="float" office:value="55" calcext:value-type="float">
            <text:p>55</text:p>
          </table:table-cell>
          <table:table-cell table:formula="of:=[.$D$2]*([.C69]-[.C68])+(1-[.$D$2])*[.D68]" office:value-type="float" office:value="-0.397921749880817" calcext:value-type="float">
            <text:p>-0.397921749880817</text:p>
          </table:table-cell>
          <table:table-cell table:formula="of:=[.C68]+[.D68]" office:value-type="float" office:value="47.419626233944" calcext:value-type="float">
            <text:p>47.419626233944</text:p>
          </table:table-cell>
          <table:table-cell table:formula="of:=[.B69]-[.E69]" office:value-type="float" office:value="7.58037376605602" calcext:value-type="float">
            <text:p>7.58037376605602</text:p>
          </table:table-cell>
          <table:table-cell table:formula="of:=ABS([.F69])" office:value-type="float" office:value="7.58037376605602" calcext:value-type="float">
            <text:p>7.58037376605602</text:p>
          </table:table-cell>
          <table:table-cell table:formula="of:=[.F69]^2" office:value-type="float" office:value="57.4620664331103" calcext:value-type="float">
            <text:p>57.4620664331103</text:p>
          </table:table-cell>
          <table:table-cell table:formula="of:=100*ABS([.F69])/[.B69]" office:value-type="float" office:value="13.7824977564655" calcext:value-type="float">
            <text:p>13.7824977564655</text:p>
          </table:table-cell>
          <table:table-cell table:formula="of:=[.E69]-[.$M$2]" office:value-type="float" office:value="-4.74704043272268" calcext:value-type="float">
            <text:p>-4.74704043272268</text:p>
          </table:table-cell>
          <table:table-cell table:formula="of:=[.J69]^2" office:value-type="float" office:value="22.534392869904" calcext:value-type="float">
            <text:p>22.534392869904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formula="of:=[.$C$2]*[.B70]+(1-[.$C$2])*[.E70]" office:value-type="float" office:value="56" calcext:value-type="float">
            <text:p>56</text:p>
          </table:table-cell>
          <table:table-cell table:formula="of:=[.$D$2]*([.C70]-[.C69])+(1-[.$D$2])*[.D69]" office:value-type="float" office:value="-0.364275171282935" calcext:value-type="float">
            <text:p>-0.364275171282935</text:p>
          </table:table-cell>
          <table:table-cell table:formula="of:=[.C69]+[.D69]" office:value-type="float" office:value="54.6020782501192" calcext:value-type="float">
            <text:p>54.6020782501192</text:p>
          </table:table-cell>
          <table:table-cell table:formula="of:=[.B70]-[.E70]" office:value-type="float" office:value="1.39792174988082" calcext:value-type="float">
            <text:p>1.39792174988082</text:p>
          </table:table-cell>
          <table:table-cell table:formula="of:=ABS([.F70])" office:value-type="float" office:value="1.39792174988082" calcext:value-type="float">
            <text:p>1.39792174988082</text:p>
          </table:table-cell>
          <table:table-cell table:formula="of:=[.F70]^2" office:value-type="float" office:value="1.95418521878984" calcext:value-type="float">
            <text:p>1.95418521878984</text:p>
          </table:table-cell>
          <table:table-cell table:formula="of:=100*ABS([.F70])/[.B70]" office:value-type="float" office:value="2.49628883907288" calcext:value-type="float">
            <text:p>2.49628883907288</text:p>
          </table:table-cell>
          <table:table-cell table:formula="of:=[.E70]-[.$M$2]" office:value-type="float" office:value="2.43541158345252" calcext:value-type="float">
            <text:p>2.43541158345252</text:p>
          </table:table-cell>
          <table:table-cell table:formula="of:=[.J70]^2" office:value-type="float" office:value="5.93122958081471" calcext:value-type="float">
            <text:p>5.93122958081471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table:formula="of:=[.$C$2]*[.B71]+(1-[.$C$2])*[.E71]" office:value-type="float" office:value="53" calcext:value-type="float">
            <text:p>53</text:p>
          </table:table-cell>
          <table:table-cell table:formula="of:=[.$D$2]*([.C71]-[.C70])+(1-[.$D$2])*[.D70]" office:value-type="float" office:value="-0.427714432185326" calcext:value-type="float">
            <text:p>-0.427714432185326</text:p>
          </table:table-cell>
          <table:table-cell table:formula="of:=[.C70]+[.D70]" office:value-type="float" office:value="55.6357248287171" calcext:value-type="float">
            <text:p>55.6357248287171</text:p>
          </table:table-cell>
          <table:table-cell table:formula="of:=[.B71]-[.E71]" office:value-type="float" office:value="-2.63572482871707" calcext:value-type="float">
            <text:p>-2.63572482871707</text:p>
          </table:table-cell>
          <table:table-cell table:formula="of:=ABS([.F71])" office:value-type="float" office:value="2.63572482871707" calcext:value-type="float">
            <text:p>2.63572482871707</text:p>
          </table:table-cell>
          <table:table-cell table:formula="of:=[.F71]^2" office:value-type="float" office:value="6.94704537271561" calcext:value-type="float">
            <text:p>6.94704537271561</text:p>
          </table:table-cell>
          <table:table-cell table:formula="of:=100*ABS([.F71])/[.B71]" office:value-type="float" office:value="4.9730657145605" calcext:value-type="float">
            <text:p>4.9730657145605</text:p>
          </table:table-cell>
          <table:table-cell table:formula="of:=[.E71]-[.$M$2]" office:value-type="float" office:value="3.4690581620504" calcext:value-type="float">
            <text:p>3.4690581620504</text:p>
          </table:table-cell>
          <table:table-cell table:formula="of:=[.J71]^2" office:value-type="float" office:value="12.0343645316885" calcext:value-type="float">
            <text:p>12.034364531688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formula="of:=[.$C$2]*[.B72]+(1-[.$C$2])*[.E72]" office:value-type="float" office:value="52" calcext:value-type="float">
            <text:p>52</text:p>
          </table:table-cell>
          <table:table-cell table:formula="of:=[.$D$2]*([.C72]-[.C71])+(1-[.$D$2])*[.D71]" office:value-type="float" office:value="-0.441488773517058" calcext:value-type="float">
            <text:p>-0.441488773517058</text:p>
          </table:table-cell>
          <table:table-cell table:formula="of:=[.C71]+[.D71]" office:value-type="float" office:value="52.5722855678147" calcext:value-type="float">
            <text:p>52.5722855678147</text:p>
          </table:table-cell>
          <table:table-cell table:formula="of:=[.B72]-[.E72]" office:value-type="float" office:value="-0.572285567814674" calcext:value-type="float">
            <text:p>-0.572285567814674</text:p>
          </table:table-cell>
          <table:table-cell table:formula="of:=ABS([.F72])" office:value-type="float" office:value="0.572285567814674" calcext:value-type="float">
            <text:p>0.572285567814674</text:p>
          </table:table-cell>
          <table:table-cell table:formula="of:=[.F72]^2" office:value-type="float" office:value="0.327510771128964" calcext:value-type="float">
            <text:p>0.327510771128964</text:p>
          </table:table-cell>
          <table:table-cell table:formula="of:=100*ABS([.F72])/[.B72]" office:value-type="float" office:value="1.10054916887437" calcext:value-type="float">
            <text:p>1.10054916887437</text:p>
          </table:table-cell>
          <table:table-cell table:formula="of:=[.E72]-[.$M$2]" office:value-type="float" office:value="0.40561890114801" calcext:value-type="float">
            <text:p>0.40561890114801</text:p>
          </table:table-cell>
          <table:table-cell table:formula="of:=[.J72]^2" office:value-type="float" office:value="0.164526692968519" calcext:value-type="float">
            <text:p>0.164526692968519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formula="of:=[.$C$2]*[.B73]+(1-[.$C$2])*[.E73]" office:value-type="float" office:value="53" calcext:value-type="float">
            <text:p>53</text:p>
          </table:table-cell>
          <table:table-cell table:formula="of:=[.$D$2]*([.C73]-[.C72])+(1-[.$D$2])*[.D72]" office:value-type="float" office:value="-0.406793580227276" calcext:value-type="float">
            <text:p>-0.406793580227276</text:p>
          </table:table-cell>
          <table:table-cell table:formula="of:=[.C72]+[.D72]" office:value-type="float" office:value="51.5585112264829" calcext:value-type="float">
            <text:p>51.5585112264829</text:p>
          </table:table-cell>
          <table:table-cell table:formula="of:=[.B73]-[.E73]" office:value-type="float" office:value="1.44148877351706" calcext:value-type="float">
            <text:p>1.44148877351706</text:p>
          </table:table-cell>
          <table:table-cell table:formula="of:=ABS([.F73])" office:value-type="float" office:value="1.44148877351706" calcext:value-type="float">
            <text:p>1.44148877351706</text:p>
          </table:table-cell>
          <table:table-cell table:formula="of:=[.F73]^2" office:value-type="float" office:value="2.07788988417571" calcext:value-type="float">
            <text:p>2.07788988417571</text:p>
          </table:table-cell>
          <table:table-cell table:formula="of:=100*ABS([.F73])/[.B73]" office:value-type="float" office:value="2.71979013871143" calcext:value-type="float">
            <text:p>2.71979013871143</text:p>
          </table:table-cell>
          <table:table-cell table:formula="of:=[.E73]-[.$M$2]" office:value-type="float" office:value="-0.608155440183722" calcext:value-type="float">
            <text:p>-0.608155440183722</text:p>
          </table:table-cell>
          <table:table-cell table:formula="of:=[.J73]^2" office:value-type="float" office:value="0.369853039425057" calcext:value-type="float">
            <text:p>0.369853039425057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table:formula="of:=[.$C$2]*[.B74]+(1-[.$C$2])*[.E74]" office:value-type="float" office:value="52" calcext:value-type="float">
            <text:p>52</text:p>
          </table:table-cell>
          <table:table-cell table:formula="of:=[.$D$2]*([.C74]-[.C73])+(1-[.$D$2])*[.D73]" office:value-type="float" office:value="-0.421071465544785" calcext:value-type="float">
            <text:p>-0.421071465544785</text:p>
          </table:table-cell>
          <table:table-cell table:formula="of:=[.C73]+[.D73]" office:value-type="float" office:value="52.5932064197727" calcext:value-type="float">
            <text:p>52.5932064197727</text:p>
          </table:table-cell>
          <table:table-cell table:formula="of:=[.B74]-[.E74]" office:value-type="float" office:value="-0.593206419772727" calcext:value-type="float">
            <text:p>-0.593206419772727</text:p>
          </table:table-cell>
          <table:table-cell table:formula="of:=ABS([.F74])" office:value-type="float" office:value="0.593206419772727" calcext:value-type="float">
            <text:p>0.593206419772727</text:p>
          </table:table-cell>
          <table:table-cell table:formula="of:=[.F74]^2" office:value-type="float" office:value="0.351893856459577" calcext:value-type="float">
            <text:p>0.351893856459577</text:p>
          </table:table-cell>
          <table:table-cell table:formula="of:=100*ABS([.F74])/[.B74]" office:value-type="float" office:value="1.14078157648601" calcext:value-type="float">
            <text:p>1.14078157648601</text:p>
          </table:table-cell>
          <table:table-cell table:formula="of:=[.E74]-[.$M$2]" office:value-type="float" office:value="0.426539753106063" calcext:value-type="float">
            <text:p>0.426539753106063</text:p>
          </table:table-cell>
          <table:table-cell table:formula="of:=[.J74]^2" office:value-type="float" office:value="0.181936160979781" calcext:value-type="float">
            <text:p>0.181936160979781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table:formula="of:=[.$C$2]*[.B75]+(1-[.$C$2])*[.E75]" office:value-type="float" office:value="56" calcext:value-type="float">
            <text:p>56</text:p>
          </table:table-cell>
          <table:table-cell table:formula="of:=[.$D$2]*([.C75]-[.C74])+(1-[.$D$2])*[.D74]" office:value-type="float" office:value="-0.314660696440588" calcext:value-type="float">
            <text:p>-0.314660696440588</text:p>
          </table:table-cell>
          <table:table-cell table:formula="of:=[.C74]+[.D74]" office:value-type="float" office:value="51.5789285344552" calcext:value-type="float">
            <text:p>51.5789285344552</text:p>
          </table:table-cell>
          <table:table-cell table:formula="of:=[.B75]-[.E75]" office:value-type="float" office:value="4.42107146554478" calcext:value-type="float">
            <text:p>4.42107146554478</text:p>
          </table:table-cell>
          <table:table-cell table:formula="of:=ABS([.F75])" office:value-type="float" office:value="4.42107146554478" calcext:value-type="float">
            <text:p>4.42107146554478</text:p>
          </table:table-cell>
          <table:table-cell table:formula="of:=[.F75]^2" office:value-type="float" office:value="19.5458729034543" calcext:value-type="float">
            <text:p>19.5458729034543</text:p>
          </table:table-cell>
          <table:table-cell table:formula="of:=100*ABS([.F75])/[.B75]" office:value-type="float" office:value="7.89477047418712" calcext:value-type="float">
            <text:p>7.89477047418712</text:p>
          </table:table-cell>
          <table:table-cell table:formula="of:=[.E75]-[.$M$2]" office:value-type="float" office:value="-0.587738132211449" calcext:value-type="float">
            <text:p>-0.587738132211449</text:p>
          </table:table-cell>
          <table:table-cell table:formula="of:=[.J75]^2" office:value-type="float" office:value="0.345436112055402" calcext:value-type="float">
            <text:p>0.345436112055402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table:formula="of:=[.$C$2]*[.B76]+(1-[.$C$2])*[.E76]" office:value-type="float" office:value="51" calcext:value-type="float">
            <text:p>51</text:p>
          </table:table-cell>
          <table:table-cell table:formula="of:=[.$D$2]*([.C76]-[.C75])+(1-[.$D$2])*[.D75]" office:value-type="float" office:value="-0.427432128137959" calcext:value-type="float">
            <text:p>-0.427432128137959</text:p>
          </table:table-cell>
          <table:table-cell table:formula="of:=[.C75]+[.D75]" office:value-type="float" office:value="55.6853393035594" calcext:value-type="float">
            <text:p>55.6853393035594</text:p>
          </table:table-cell>
          <table:table-cell table:formula="of:=[.B76]-[.E76]" office:value-type="float" office:value="-4.68533930355941" calcext:value-type="float">
            <text:p>-4.68533930355941</text:p>
          </table:table-cell>
          <table:table-cell table:formula="of:=ABS([.F76])" office:value-type="float" office:value="4.68533930355941" calcext:value-type="float">
            <text:p>4.68533930355941</text:p>
          </table:table-cell>
          <table:table-cell table:formula="of:=[.F76]^2" office:value-type="float" office:value="21.9524043894786" calcext:value-type="float">
            <text:p>21.9524043894786</text:p>
          </table:table-cell>
          <table:table-cell table:formula="of:=100*ABS([.F76])/[.B76]" office:value-type="float" office:value="9.1869398109008" calcext:value-type="float">
            <text:p>9.1869398109008</text:p>
          </table:table-cell>
          <table:table-cell table:formula="of:=[.E76]-[.$M$2]" office:value-type="float" office:value="3.51867263689275" calcext:value-type="float">
            <text:p>3.51867263689275</text:p>
          </table:table-cell>
          <table:table-cell table:formula="of:=[.J76]^2" office:value-type="float" office:value="12.3810571256177" calcext:value-type="float">
            <text:p>12.3810571256177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table:formula="of:=[.$C$2]*[.B77]+(1-[.$C$2])*[.E77]" office:value-type="float" office:value="48" calcext:value-type="float">
            <text:p>48</text:p>
          </table:table-cell>
          <table:table-cell table:formula="of:=[.$D$2]*([.C77]-[.C76])+(1-[.$D$2])*[.D76]" office:value-type="float" office:value="-0.489351264245807" calcext:value-type="float">
            <text:p>-0.489351264245807</text:p>
          </table:table-cell>
          <table:table-cell table:formula="of:=[.C76]+[.D76]" office:value-type="float" office:value="50.572567871862" calcext:value-type="float">
            <text:p>50.572567871862</text:p>
          </table:table-cell>
          <table:table-cell table:formula="of:=[.B77]-[.E77]" office:value-type="float" office:value="-2.57256787186204" calcext:value-type="float">
            <text:p>-2.57256787186204</text:p>
          </table:table-cell>
          <table:table-cell table:formula="of:=ABS([.F77])" office:value-type="float" office:value="2.57256787186204" calcext:value-type="float">
            <text:p>2.57256787186204</text:p>
          </table:table-cell>
          <table:table-cell table:formula="of:=[.F77]^2" office:value-type="float" office:value="6.61810545533679" calcext:value-type="float">
            <text:p>6.61810545533679</text:p>
          </table:table-cell>
          <table:table-cell table:formula="of:=100*ABS([.F77])/[.B77]" office:value-type="float" office:value="5.35951639971259" calcext:value-type="float">
            <text:p>5.35951639971259</text:p>
          </table:table-cell>
          <table:table-cell table:formula="of:=[.E77]-[.$M$2]" office:value-type="float" office:value="-1.59409879480462" calcext:value-type="float">
            <text:p>-1.59409879480462</text:p>
          </table:table-cell>
          <table:table-cell table:formula="of:=[.J77]^2" office:value-type="float" office:value="2.54115096759755" calcext:value-type="float">
            <text:p>2.54115096759755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table:formula="of:=[.$C$2]*[.B78]+(1-[.$C$2])*[.E78]" office:value-type="float" office:value="42" calcext:value-type="float">
            <text:p>42</text:p>
          </table:table-cell>
          <table:table-cell table:formula="of:=[.$D$2]*([.C78]-[.C77])+(1-[.$D$2])*[.D77]" office:value-type="float" office:value="-0.621987068666675" calcext:value-type="float">
            <text:p>-0.621987068666675</text:p>
          </table:table-cell>
          <table:table-cell table:formula="of:=[.C77]+[.D77]" office:value-type="float" office:value="47.5106487357542" calcext:value-type="float">
            <text:p>47.5106487357542</text:p>
          </table:table-cell>
          <table:table-cell table:formula="of:=[.B78]-[.E78]" office:value-type="float" office:value="-5.5106487357542" calcext:value-type="float">
            <text:p>-5.5106487357542</text:p>
          </table:table-cell>
          <table:table-cell table:formula="of:=ABS([.F78])" office:value-type="float" office:value="5.5106487357542" calcext:value-type="float">
            <text:p>5.5106487357542</text:p>
          </table:table-cell>
          <table:table-cell table:formula="of:=[.F78]^2" office:value-type="float" office:value="30.3672494888693" calcext:value-type="float">
            <text:p>30.3672494888693</text:p>
          </table:table-cell>
          <table:table-cell table:formula="of:=100*ABS([.F78])/[.B78]" office:value-type="float" office:value="13.1205922279862" calcext:value-type="float">
            <text:p>13.1205922279862</text:p>
          </table:table-cell>
          <table:table-cell table:formula="of:=[.E78]-[.$M$2]" office:value-type="float" office:value="-4.65601793091247" calcext:value-type="float">
            <text:p>-4.65601793091247</text:p>
          </table:table-cell>
          <table:table-cell table:formula="of:=[.J78]^2" office:value-type="float" office:value="21.6785029729784" calcext:value-type="float">
            <text:p>21.6785029729784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table:formula="of:=[.$C$2]*[.B79]+(1-[.$C$2])*[.E79]" office:value-type="float" office:value="42" calcext:value-type="float">
            <text:p>42</text:p>
          </table:table-cell>
          <table:table-cell table:formula="of:=[.$D$2]*([.C79]-[.C78])+(1-[.$D$2])*[.D78]" office:value-type="float" office:value="-0.607016461910936" calcext:value-type="float">
            <text:p>-0.607016461910936</text:p>
          </table:table-cell>
          <table:table-cell table:formula="of:=[.C78]+[.D78]" office:value-type="float" office:value="41.3780129313333" calcext:value-type="float">
            <text:p>41.3780129313333</text:p>
          </table:table-cell>
          <table:table-cell table:formula="of:=[.B79]-[.E79]" office:value-type="float" office:value="0.621987068666677" calcext:value-type="float">
            <text:p>0.621987068666677</text:p>
          </table:table-cell>
          <table:table-cell table:formula="of:=ABS([.F79])" office:value-type="float" office:value="0.621987068666677" calcext:value-type="float">
            <text:p>0.621987068666677</text:p>
          </table:table-cell>
          <table:table-cell table:formula="of:=[.F79]^2" office:value-type="float" office:value="0.386867913588565" calcext:value-type="float">
            <text:p>0.386867913588565</text:p>
          </table:table-cell>
          <table:table-cell table:formula="of:=100*ABS([.F79])/[.B79]" office:value-type="float" office:value="1.48092159206352" calcext:value-type="float">
            <text:p>1.48092159206352</text:p>
          </table:table-cell>
          <table:table-cell table:formula="of:=[.E79]-[.$M$2]" office:value-type="float" office:value="-10.7886537353333" calcext:value-type="float">
            <text:p>-10.7886537353333</text:p>
          </table:table-cell>
          <table:table-cell table:formula="of:=[.J79]^2" office:value-type="float" office:value="116.395049420922" calcext:value-type="float">
            <text:p>116.395049420922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table:formula="of:=[.$C$2]*[.B80]+(1-[.$C$2])*[.E80]" office:value-type="float" office:value="44" calcext:value-type="float">
            <text:p>44</text:p>
          </table:table-cell>
          <table:table-cell table:formula="of:=[.$D$2]*([.C80]-[.C79])+(1-[.$D$2])*[.D79]" office:value-type="float" office:value="-0.544268182689202" calcext:value-type="float">
            <text:p>-0.544268182689202</text:p>
          </table:table-cell>
          <table:table-cell table:formula="of:=[.C79]+[.D79]" office:value-type="float" office:value="41.3929835380891" calcext:value-type="float">
            <text:p>41.3929835380891</text:p>
          </table:table-cell>
          <table:table-cell table:formula="of:=[.B80]-[.E80]" office:value-type="float" office:value="2.60701646191094" calcext:value-type="float">
            <text:p>2.60701646191094</text:p>
          </table:table-cell>
          <table:table-cell table:formula="of:=ABS([.F80])" office:value-type="float" office:value="2.60701646191094" calcext:value-type="float">
            <text:p>2.60701646191094</text:p>
          </table:table-cell>
          <table:table-cell table:formula="of:=[.F80]^2" office:value-type="float" office:value="6.79653483267462" calcext:value-type="float">
            <text:p>6.79653483267462</text:p>
          </table:table-cell>
          <table:table-cell table:formula="of:=100*ABS([.F80])/[.B80]" office:value-type="float" office:value="5.92503741343395" calcext:value-type="float">
            <text:p>5.92503741343395</text:p>
          </table:table-cell>
          <table:table-cell table:formula="of:=[.E80]-[.$M$2]" office:value-type="float" office:value="-10.7736831285776" calcext:value-type="float">
            <text:p>-10.7736831285776</text:p>
          </table:table-cell>
          <table:table-cell table:formula="of:=[.J80]^2" office:value-type="float" office:value="116.072248154998" calcext:value-type="float">
            <text:p>116.072248154998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formula="of:=[.$C$2]*[.B81]+(1-[.$C$2])*[.E81]" office:value-type="float" office:value="50" calcext:value-type="float">
            <text:p>50</text:p>
          </table:table-cell>
          <table:table-cell table:formula="of:=[.$D$2]*([.C81]-[.C80])+(1-[.$D$2])*[.D80]" office:value-type="float" office:value="-0.386754191800056" calcext:value-type="float">
            <text:p>-0.386754191800056</text:p>
          </table:table-cell>
          <table:table-cell table:formula="of:=[.C80]+[.D80]" office:value-type="float" office:value="43.4557318173108" calcext:value-type="float">
            <text:p>43.4557318173108</text:p>
          </table:table-cell>
          <table:table-cell table:formula="of:=[.B81]-[.E81]" office:value-type="float" office:value="6.5442681826892" calcext:value-type="float">
            <text:p>6.5442681826892</text:p>
          </table:table-cell>
          <table:table-cell table:formula="of:=ABS([.F81])" office:value-type="float" office:value="6.5442681826892" calcext:value-type="float">
            <text:p>6.5442681826892</text:p>
          </table:table-cell>
          <table:table-cell table:formula="of:=[.F81]^2" office:value-type="float" office:value="42.8274460469582" calcext:value-type="float">
            <text:p>42.8274460469582</text:p>
          </table:table-cell>
          <table:table-cell table:formula="of:=100*ABS([.F81])/[.B81]" office:value-type="float" office:value="13.0885363653784" calcext:value-type="float">
            <text:p>13.0885363653784</text:p>
          </table:table-cell>
          <table:table-cell table:formula="of:=[.E81]-[.$M$2]" office:value-type="float" office:value="-8.71093484935587" calcext:value-type="float">
            <text:p>-8.71093484935587</text:p>
          </table:table-cell>
          <table:table-cell table:formula="of:=[.J81]^2" office:value-type="float" office:value="75.8803859497225" calcext:value-type="float">
            <text:p>75.8803859497225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formula="of:=[.$C$2]*[.B82]+(1-[.$C$2])*[.E82]" office:value-type="float" office:value="60" calcext:value-type="float">
            <text:p>60</text:p>
          </table:table-cell>
          <table:table-cell table:formula="of:=[.$D$2]*([.C82]-[.C81])+(1-[.$D$2])*[.D81]" office:value-type="float" office:value="-0.13675540515762" calcext:value-type="float">
            <text:p>-0.13675540515762</text:p>
          </table:table-cell>
          <table:table-cell table:formula="of:=[.C81]+[.D81]" office:value-type="float" office:value="49.6132458081999" calcext:value-type="float">
            <text:p>49.6132458081999</text:p>
          </table:table-cell>
          <table:table-cell table:formula="of:=[.B82]-[.E82]" office:value-type="float" office:value="10.3867541918001" calcext:value-type="float">
            <text:p>10.3867541918001</text:p>
          </table:table-cell>
          <table:table-cell table:formula="of:=ABS([.F82])" office:value-type="float" office:value="10.3867541918001" calcext:value-type="float">
            <text:p>10.3867541918001</text:p>
          </table:table-cell>
          <table:table-cell table:formula="of:=[.F82]^2" office:value-type="float" office:value="107.884662640876" calcext:value-type="float">
            <text:p>107.884662640876</text:p>
          </table:table-cell>
          <table:table-cell table:formula="of:=100*ABS([.F82])/[.B82]" office:value-type="float" office:value="17.3112569863334" calcext:value-type="float">
            <text:p>17.3112569863334</text:p>
          </table:table-cell>
          <table:table-cell table:formula="of:=[.E82]-[.$M$2]" office:value-type="float" office:value="-2.55342085846672" calcext:value-type="float">
            <text:p>-2.55342085846672</text:p>
          </table:table-cell>
          <table:table-cell table:formula="of:=[.J82]^2" office:value-type="float" office:value="6.51995808045294" calcext:value-type="float">
            <text:p>6.51995808045294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table:formula="of:=[.$C$2]*[.B83]+(1-[.$C$2])*[.E83]" office:value-type="float" office:value="66" calcext:value-type="float">
            <text:p>66</text:p>
          </table:table-cell>
          <table:table-cell table:formula="of:=[.$D$2]*([.C83]-[.C82])+(1-[.$D$2])*[.D82]" office:value-type="float" office:value="0.0109501606891187" calcext:value-type="float">
            <text:p>0.010950160689119</text:p>
          </table:table-cell>
          <table:table-cell table:formula="of:=[.C82]+[.D82]" office:value-type="float" office:value="59.8632445948424" calcext:value-type="float">
            <text:p>59.8632445948424</text:p>
          </table:table-cell>
          <table:table-cell table:formula="of:=[.B83]-[.E83]" office:value-type="float" office:value="6.13675540515762" calcext:value-type="float">
            <text:p>6.13675540515762</text:p>
          </table:table-cell>
          <table:table-cell table:formula="of:=ABS([.F83])" office:value-type="float" office:value="6.13675540515762" calcext:value-type="float">
            <text:p>6.13675540515762</text:p>
          </table:table-cell>
          <table:table-cell table:formula="of:=[.F83]^2" office:value-type="float" office:value="37.6597669027313" calcext:value-type="float">
            <text:p>37.6597669027313</text:p>
          </table:table-cell>
          <table:table-cell table:formula="of:=100*ABS([.F83])/[.B83]" office:value-type="float" office:value="9.29811425023882" calcext:value-type="float">
            <text:p>9.29811425023882</text:p>
          </table:table-cell>
          <table:table-cell table:formula="of:=[.E83]-[.$M$2]" office:value-type="float" office:value="7.69657792817571" calcext:value-type="float">
            <text:p>7.69657792817571</text:p>
          </table:table-cell>
          <table:table-cell table:formula="of:=[.J83]^2" office:value-type="float" office:value="59.2373118044816" calcext:value-type="float">
            <text:p>59.2373118044816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table:formula="of:=[.$C$2]*[.B84]+(1-[.$C$2])*[.E84]" office:value-type="float" office:value="58" calcext:value-type="float">
            <text:p>58</text:p>
          </table:table-cell>
          <table:table-cell table:formula="of:=[.$D$2]*([.C84]-[.C83])+(1-[.$D$2])*[.D83]" office:value-type="float" office:value="-0.181865398728508" calcext:value-type="float">
            <text:p>-0.181865398728508</text:p>
          </table:table-cell>
          <table:table-cell table:formula="of:=[.C83]+[.D83]" office:value-type="float" office:value="66.0109501606891" calcext:value-type="float">
            <text:p>66.0109501606891</text:p>
          </table:table-cell>
          <table:table-cell table:formula="of:=[.B84]-[.E84]" office:value-type="float" office:value="-8.01095016068912" calcext:value-type="float">
            <text:p>-8.01095016068912</text:p>
          </table:table-cell>
          <table:table-cell table:formula="of:=ABS([.F84])" office:value-type="float" office:value="8.01095016068912" calcext:value-type="float">
            <text:p>8.01095016068912</text:p>
          </table:table-cell>
          <table:table-cell table:formula="of:=[.F84]^2" office:value-type="float" office:value="64.175322477045" calcext:value-type="float">
            <text:p>64.175322477045</text:p>
          </table:table-cell>
          <table:table-cell table:formula="of:=100*ABS([.F84])/[.B84]" office:value-type="float" office:value="13.8119830356709" calcext:value-type="float">
            <text:p>13.8119830356709</text:p>
          </table:table-cell>
          <table:table-cell table:formula="of:=[.E84]-[.$M$2]" office:value-type="float" office:value="13.8442834940225" calcext:value-type="float">
            <text:p>13.8442834940225</text:p>
          </table:table-cell>
          <table:table-cell table:formula="of:=[.J84]^2" office:value-type="float" office:value="191.664185462863" calcext:value-type="float">
            <text:p>191.664185462863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table:formula="of:=[.$C$2]*[.B85]+(1-[.$C$2])*[.E85]" office:value-type="float" office:value="59" calcext:value-type="float">
            <text:p>59</text:p>
          </table:table-cell>
          <table:table-cell table:formula="of:=[.$D$2]*([.C85]-[.C84])+(1-[.$D$2])*[.D84]" office:value-type="float" office:value="-0.153419080446511" calcext:value-type="float">
            <text:p>-0.153419080446511</text:p>
          </table:table-cell>
          <table:table-cell table:formula="of:=[.C84]+[.D84]" office:value-type="float" office:value="57.8181346012715" calcext:value-type="float">
            <text:p>57.8181346012715</text:p>
          </table:table-cell>
          <table:table-cell table:formula="of:=[.B85]-[.E85]" office:value-type="float" office:value="1.1818653987285" calcext:value-type="float">
            <text:p>1.1818653987285</text:p>
          </table:table-cell>
          <table:table-cell table:formula="of:=ABS([.F85])" office:value-type="float" office:value="1.1818653987285" calcext:value-type="float">
            <text:p>1.1818653987285</text:p>
          </table:table-cell>
          <table:table-cell table:formula="of:=[.F85]^2" office:value-type="float" office:value="1.39680582071169" calcext:value-type="float">
            <text:p>1.39680582071169</text:p>
          </table:table-cell>
          <table:table-cell table:formula="of:=100*ABS([.F85])/[.B85]" office:value-type="float" office:value="2.00316169276018" calcext:value-type="float">
            <text:p>2.00316169276018</text:p>
          </table:table-cell>
          <table:table-cell table:formula="of:=[.E85]-[.$M$2]" office:value-type="float" office:value="5.65146793460483" calcext:value-type="float">
            <text:p>5.65146793460483</text:p>
          </table:table-cell>
          <table:table-cell table:formula="of:=[.J85]^2" office:value-type="float" office:value="31.9390898158666" calcext:value-type="float">
            <text:p>31.9390898158666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table:formula="of:=[.$C$2]*[.B86]+(1-[.$C$2])*[.E86]" office:value-type="float" office:value="55" calcext:value-type="float">
            <text:p>55</text:p>
          </table:table-cell>
          <table:table-cell table:formula="of:=[.$D$2]*([.C86]-[.C85])+(1-[.$D$2])*[.D85]" office:value-type="float" office:value="-0.246002436599244" calcext:value-type="float">
            <text:p>-0.246002436599244</text:p>
          </table:table-cell>
          <table:table-cell table:formula="of:=[.C85]+[.D85]" office:value-type="float" office:value="58.8465809195535" calcext:value-type="float">
            <text:p>58.8465809195535</text:p>
          </table:table-cell>
          <table:table-cell table:formula="of:=[.B86]-[.E86]" office:value-type="float" office:value="-3.84658091955349" calcext:value-type="float">
            <text:p>-3.84658091955349</text:p>
          </table:table-cell>
          <table:table-cell table:formula="of:=ABS([.F86])" office:value-type="float" office:value="3.84658091955349" calcext:value-type="float">
            <text:p>3.84658091955349</text:p>
          </table:table-cell>
          <table:table-cell table:formula="of:=[.F86]^2" office:value-type="float" office:value="14.796184770673" calcext:value-type="float">
            <text:p>14.796184770673</text:p>
          </table:table-cell>
          <table:table-cell table:formula="of:=100*ABS([.F86])/[.B86]" office:value-type="float" office:value="6.99378349009725" calcext:value-type="float">
            <text:p>6.99378349009725</text:p>
          </table:table-cell>
          <table:table-cell table:formula="of:=[.E86]-[.$M$2]" office:value-type="float" office:value="6.67991425288682" calcext:value-type="float">
            <text:p>6.67991425288682</text:p>
          </table:table-cell>
          <table:table-cell table:formula="of:=[.J86]^2" office:value-type="float" office:value="44.6212544259205" calcext:value-type="float">
            <text:p>44.6212544259205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formula="of:=[.$C$2]*[.B87]+(1-[.$C$2])*[.E87]" office:value-type="float" office:value="57" calcext:value-type="float">
            <text:p>57</text:p>
          </table:table-cell>
          <table:table-cell table:formula="of:=[.$D$2]*([.C87]-[.C86])+(1-[.$D$2])*[.D86]" office:value-type="float" office:value="-0.191943403952737" calcext:value-type="float">
            <text:p>-0.191943403952737</text:p>
          </table:table-cell>
          <table:table-cell table:formula="of:=[.C86]+[.D86]" office:value-type="float" office:value="54.7539975634008" calcext:value-type="float">
            <text:p>54.7539975634008</text:p>
          </table:table-cell>
          <table:table-cell table:formula="of:=[.B87]-[.E87]" office:value-type="float" office:value="2.24600243659924" calcext:value-type="float">
            <text:p>2.24600243659924</text:p>
          </table:table-cell>
          <table:table-cell table:formula="of:=ABS([.F87])" office:value-type="float" office:value="2.24600243659924" calcext:value-type="float">
            <text:p>2.24600243659924</text:p>
          </table:table-cell>
          <table:table-cell table:formula="of:=[.F87]^2" office:value-type="float" office:value="5.04452694520973" calcext:value-type="float">
            <text:p>5.04452694520973</text:p>
          </table:table-cell>
          <table:table-cell table:formula="of:=100*ABS([.F87])/[.B87]" office:value-type="float" office:value="3.94035515192849" calcext:value-type="float">
            <text:p>3.94035515192849</text:p>
          </table:table-cell>
          <table:table-cell table:formula="of:=[.E87]-[.$M$2]" office:value-type="float" office:value="2.58733089673409" calcext:value-type="float">
            <text:p>2.58733089673409</text:p>
          </table:table-cell>
          <table:table-cell table:formula="of:=[.J87]^2" office:value-type="float" office:value="6.69428116919486" calcext:value-type="float">
            <text:p>6.69428116919486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table:formula="of:=[.$C$2]*[.B88]+(1-[.$C$2])*[.E88]" office:value-type="float" office:value="57" calcext:value-type="float">
            <text:p>57</text:p>
          </table:table-cell>
          <table:table-cell table:formula="of:=[.$D$2]*([.C88]-[.C87])+(1-[.$D$2])*[.D87]" office:value-type="float" office:value="-0.187323518162999" calcext:value-type="float">
            <text:p>-0.187323518162999</text:p>
          </table:table-cell>
          <table:table-cell table:formula="of:=[.C87]+[.D87]" office:value-type="float" office:value="56.8080565960473" calcext:value-type="float">
            <text:p>56.8080565960473</text:p>
          </table:table-cell>
          <table:table-cell table:formula="of:=[.B88]-[.E88]" office:value-type="float" office:value="0.191943403952735" calcext:value-type="float">
            <text:p>0.191943403952735</text:p>
          </table:table-cell>
          <table:table-cell table:formula="of:=ABS([.F88])" office:value-type="float" office:value="0.191943403952735" calcext:value-type="float">
            <text:p>0.191943403952735</text:p>
          </table:table-cell>
          <table:table-cell table:formula="of:=[.F88]^2" office:value-type="float" office:value="0.0368422703209626" calcext:value-type="float">
            <text:p>0.036842270320963</text:p>
          </table:table-cell>
          <table:table-cell table:formula="of:=100*ABS([.F88])/[.B88]" office:value-type="float" office:value="0.336742813952166" calcext:value-type="float">
            <text:p>0.336742813952166</text:p>
          </table:table-cell>
          <table:table-cell table:formula="of:=[.E88]-[.$M$2]" office:value-type="float" office:value="4.6413899293806" calcext:value-type="float">
            <text:p>4.6413899293806</text:p>
          </table:table-cell>
          <table:table-cell table:formula="of:=[.J88]^2" office:value-type="float" office:value="21.5425004765557" calcext:value-type="float">
            <text:p>21.5425004765557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table:formula="of:=[.$C$2]*[.B89]+(1-[.$C$2])*[.E89]" office:value-type="float" office:value="56" calcext:value-type="float">
            <text:p>56</text:p>
          </table:table-cell>
          <table:table-cell table:formula="of:=[.$D$2]*([.C89]-[.C88])+(1-[.$D$2])*[.D88]" office:value-type="float" office:value="-0.206883828404333" calcext:value-type="float">
            <text:p>-0.206883828404333</text:p>
          </table:table-cell>
          <table:table-cell table:formula="of:=[.C88]+[.D88]" office:value-type="float" office:value="56.812676481837" calcext:value-type="float">
            <text:p>56.812676481837</text:p>
          </table:table-cell>
          <table:table-cell table:formula="of:=[.B89]-[.E89]" office:value-type="float" office:value="-0.812676481837002" calcext:value-type="float">
            <text:p>-0.812676481837002</text:p>
          </table:table-cell>
          <table:table-cell table:formula="of:=ABS([.F89])" office:value-type="float" office:value="0.812676481837002" calcext:value-type="float">
            <text:p>0.812676481837002</text:p>
          </table:table-cell>
          <table:table-cell table:formula="of:=[.F89]^2" office:value-type="float" office:value="0.660443064130967" calcext:value-type="float">
            <text:p>0.660443064130967</text:p>
          </table:table-cell>
          <table:table-cell table:formula="of:=100*ABS([.F89])/[.B89]" office:value-type="float" office:value="1.45120800328036" calcext:value-type="float">
            <text:p>1.45120800328036</text:p>
          </table:table-cell>
          <table:table-cell table:formula="of:=[.E89]-[.$M$2]" office:value-type="float" office:value="4.64600981517034" calcext:value-type="float">
            <text:p>4.64600981517034</text:p>
          </table:table-cell>
          <table:table-cell table:formula="of:=[.J89]^2" office:value-type="float" office:value="21.5854072026591" calcext:value-type="float">
            <text:p>21.5854072026591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table:formula="of:=[.$C$2]*[.B90]+(1-[.$C$2])*[.E90]" office:value-type="float" office:value="53" calcext:value-type="float">
            <text:p>53</text:p>
          </table:table-cell>
          <table:table-cell table:formula="of:=[.$D$2]*([.C90]-[.C89])+(1-[.$D$2])*[.D89]" office:value-type="float" office:value="-0.274111341538469" calcext:value-type="float">
            <text:p>-0.274111341538469</text:p>
          </table:table-cell>
          <table:table-cell table:formula="of:=[.C89]+[.D89]" office:value-type="float" office:value="55.7931161715957" calcext:value-type="float">
            <text:p>55.7931161715957</text:p>
          </table:table-cell>
          <table:table-cell table:formula="of:=[.B90]-[.E90]" office:value-type="float" office:value="-2.79311617159566" calcext:value-type="float">
            <text:p>-2.79311617159566</text:p>
          </table:table-cell>
          <table:table-cell table:formula="of:=ABS([.F90])" office:value-type="float" office:value="2.79311617159566" calcext:value-type="float">
            <text:p>2.79311617159566</text:p>
          </table:table-cell>
          <table:table-cell table:formula="of:=[.F90]^2" office:value-type="float" office:value="7.80149794802922" calcext:value-type="float">
            <text:p>7.80149794802922</text:p>
          </table:table-cell>
          <table:table-cell table:formula="of:=100*ABS([.F90])/[.B90]" office:value-type="float" office:value="5.27003051244465" calcext:value-type="float">
            <text:p>5.27003051244465</text:p>
          </table:table-cell>
          <table:table-cell table:formula="of:=[.E90]-[.$M$2]" office:value-type="float" office:value="3.626449504929" calcext:value-type="float">
            <text:p>3.626449504929</text:p>
          </table:table-cell>
          <table:table-cell table:formula="of:=[.J90]^2" office:value-type="float" office:value="13.1511360117998" calcext:value-type="float">
            <text:p>13.1511360117998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table:formula="of:=[.$C$2]*[.B91]+(1-[.$C$2])*[.E91]" office:value-type="float" office:value="51" calcext:value-type="float">
            <text:p>51</text:p>
          </table:table-cell>
          <table:table-cell table:formula="of:=[.$D$2]*([.C91]-[.C90])+(1-[.$D$2])*[.D90]" office:value-type="float" office:value="-0.31565175565898" calcext:value-type="float">
            <text:p>-0.31565175565898</text:p>
          </table:table-cell>
          <table:table-cell table:formula="of:=[.C90]+[.D90]" office:value-type="float" office:value="52.7258886584615" calcext:value-type="float">
            <text:p>52.7258886584615</text:p>
          </table:table-cell>
          <table:table-cell table:formula="of:=[.B91]-[.E91]" office:value-type="float" office:value="-1.72588865846153" calcext:value-type="float">
            <text:p>-1.72588865846153</text:p>
          </table:table-cell>
          <table:table-cell table:formula="of:=ABS([.F91])" office:value-type="float" office:value="1.72588865846153" calcext:value-type="float">
            <text:p>1.72588865846153</text:p>
          </table:table-cell>
          <table:table-cell table:formula="of:=[.F91]^2" office:value-type="float" office:value="2.97869166140613" calcext:value-type="float">
            <text:p>2.97869166140613</text:p>
          </table:table-cell>
          <table:table-cell table:formula="of:=100*ABS([.F91])/[.B91]" office:value-type="float" office:value="3.38409540874809" calcext:value-type="float">
            <text:p>3.38409540874809</text:p>
          </table:table-cell>
          <table:table-cell table:formula="of:=[.E91]-[.$M$2]" office:value-type="float" office:value="0.559221991794864" calcext:value-type="float">
            <text:p>0.559221991794864</text:p>
          </table:table-cell>
          <table:table-cell table:formula="of:=[.J91]^2" office:value-type="float" office:value="0.312729236107015" calcext:value-type="float">
            <text:p>0.312729236107015</text:p>
          </table:table-cell>
          <table:table-cell table:number-columns-repeated="10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formula="of:=[.$C$2]*[.B92]+(1-[.$C$2])*[.E92]" office:value-type="float" office:value="45" calcext:value-type="float">
            <text:p>45</text:p>
          </table:table-cell>
          <table:table-cell table:formula="of:=[.$D$2]*([.C92]-[.C91])+(1-[.$D$2])*[.D91]" office:value-type="float" office:value="-0.452468333552024" calcext:value-type="float">
            <text:p>-0.452468333552024</text:p>
          </table:table-cell>
          <table:table-cell table:formula="of:=[.C91]+[.D91]" office:value-type="float" office:value="50.684348244341" calcext:value-type="float">
            <text:p>50.684348244341</text:p>
          </table:table-cell>
          <table:table-cell table:formula="of:=[.B92]-[.E92]" office:value-type="float" office:value="-5.68434824434102" calcext:value-type="float">
            <text:p>-5.68434824434102</text:p>
          </table:table-cell>
          <table:table-cell table:formula="of:=ABS([.F92])" office:value-type="float" office:value="5.68434824434102" calcext:value-type="float">
            <text:p>5.68434824434102</text:p>
          </table:table-cell>
          <table:table-cell table:formula="of:=[.F92]^2" office:value-type="float" office:value="32.3118149629428" calcext:value-type="float">
            <text:p>32.3118149629428</text:p>
          </table:table-cell>
          <table:table-cell table:formula="of:=100*ABS([.F92])/[.B92]" office:value-type="float" office:value="12.6318849874245" calcext:value-type="float">
            <text:p>12.6318849874245</text:p>
          </table:table-cell>
          <table:table-cell table:formula="of:=[.E92]-[.$M$2]" office:value-type="float" office:value="-1.48231842232565" calcext:value-type="float">
            <text:p>-1.48231842232565</text:p>
          </table:table-cell>
          <table:table-cell table:formula="of:=[.J92]^2" office:value-type="float" office:value="2.197267905166" calcext:value-type="float">
            <text:p>2.197267905166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table:formula="of:=[.$C$2]*[.B93]+(1-[.$C$2])*[.E93]" office:value-type="float" office:value="58" calcext:value-type="float">
            <text:p>58</text:p>
          </table:table-cell>
          <table:table-cell table:formula="of:=[.$D$2]*([.C93]-[.C92])+(1-[.$D$2])*[.D92]" office:value-type="float" office:value="-0.12868087323176" calcext:value-type="float">
            <text:p>-0.12868087323176</text:p>
          </table:table-cell>
          <table:table-cell table:formula="of:=[.C92]+[.D92]" office:value-type="float" office:value="44.547531666448" calcext:value-type="float">
            <text:p>44.547531666448</text:p>
          </table:table-cell>
          <table:table-cell table:formula="of:=[.B93]-[.E93]" office:value-type="float" office:value="13.452468333552" calcext:value-type="float">
            <text:p>13.452468333552</text:p>
          </table:table-cell>
          <table:table-cell table:formula="of:=ABS([.F93])" office:value-type="float" office:value="13.452468333552" calcext:value-type="float">
            <text:p>13.452468333552</text:p>
          </table:table-cell>
          <table:table-cell table:formula="of:=[.F93]^2" office:value-type="float" office:value="180.96890426522" calcext:value-type="float">
            <text:p>180.96890426522</text:p>
          </table:table-cell>
          <table:table-cell table:formula="of:=100*ABS([.F93])/[.B93]" office:value-type="float" office:value="23.1939109199173" calcext:value-type="float">
            <text:p>23.1939109199173</text:p>
          </table:table-cell>
          <table:table-cell table:formula="of:=[.E93]-[.$M$2]" office:value-type="float" office:value="-7.61913500021869" calcext:value-type="float">
            <text:p>-7.61913500021869</text:p>
          </table:table-cell>
          <table:table-cell table:formula="of:=[.J93]^2" office:value-type="float" office:value="58.0512181515575" calcext:value-type="float">
            <text:p>58.0512181515575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table:formula="of:=[.$C$2]*[.B94]+(1-[.$C$2])*[.E94]" office:value-type="float" office:value="74" calcext:value-type="float">
            <text:p>74</text:p>
          </table:table-cell>
          <table:table-cell table:formula="of:=[.$D$2]*([.C94]-[.C93])+(1-[.$D$2])*[.D93]" office:value-type="float" office:value="0.259520346706055" calcext:value-type="float">
            <text:p>0.259520346706055</text:p>
          </table:table-cell>
          <table:table-cell table:formula="of:=[.C93]+[.D93]" office:value-type="float" office:value="57.8713191267682" calcext:value-type="float">
            <text:p>57.8713191267682</text:p>
          </table:table-cell>
          <table:table-cell table:formula="of:=[.B94]-[.E94]" office:value-type="float" office:value="16.1286808732318" calcext:value-type="float">
            <text:p>16.1286808732318</text:p>
          </table:table-cell>
          <table:table-cell table:formula="of:=ABS([.F94])" office:value-type="float" office:value="16.1286808732318" calcext:value-type="float">
            <text:p>16.1286808732318</text:p>
          </table:table-cell>
          <table:table-cell table:formula="of:=[.F94]^2" office:value-type="float" office:value="260.134346710552" calcext:value-type="float">
            <text:p>260.134346710552</text:p>
          </table:table-cell>
          <table:table-cell table:formula="of:=100*ABS([.F94])/[.B94]" office:value-type="float" office:value="21.7955146935564" calcext:value-type="float">
            <text:p>21.7955146935564</text:p>
          </table:table-cell>
          <table:table-cell table:formula="of:=[.E94]-[.$M$2]" office:value-type="float" office:value="5.70465246010158" calcext:value-type="float">
            <text:p>5.70465246010158</text:p>
          </table:table-cell>
          <table:table-cell table:formula="of:=[.J94]^2" office:value-type="float" office:value="32.543059690543" calcext:value-type="float">
            <text:p>32.543059690543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table:formula="of:=[.$C$2]*[.B95]+(1-[.$C$2])*[.E95]" office:value-type="float" office:value="65" calcext:value-type="float">
            <text:p>65</text:p>
          </table:table-cell>
          <table:table-cell table:formula="of:=[.$D$2]*([.C95]-[.C94])+(1-[.$D$2])*[.D94]" office:value-type="float" office:value="0.0366529514811869" calcext:value-type="float">
            <text:p>0.036652951481187</text:p>
          </table:table-cell>
          <table:table-cell table:formula="of:=[.C94]+[.D94]" office:value-type="float" office:value="74.2595203467061" calcext:value-type="float">
            <text:p>74.2595203467061</text:p>
          </table:table-cell>
          <table:table-cell table:formula="of:=[.B95]-[.E95]" office:value-type="float" office:value="-9.25952034670605" calcext:value-type="float">
            <text:p>-9.25952034670605</text:p>
          </table:table-cell>
          <table:table-cell table:formula="of:=ABS([.F95])" office:value-type="float" office:value="9.25952034670605" calcext:value-type="float">
            <text:p>9.25952034670605</text:p>
          </table:table-cell>
          <table:table-cell table:formula="of:=[.F95]^2" office:value-type="float" office:value="85.7387170510634" calcext:value-type="float">
            <text:p>85.7387170510634</text:p>
          </table:table-cell>
          <table:table-cell table:formula="of:=100*ABS([.F95])/[.B95]" office:value-type="float" office:value="14.2454159180093" calcext:value-type="float">
            <text:p>14.2454159180093</text:p>
          </table:table-cell>
          <table:table-cell table:formula="of:=[.E95]-[.$M$2]" office:value-type="float" office:value="22.0928536800394" calcext:value-type="float">
            <text:p>22.0928536800394</text:p>
          </table:table-cell>
          <table:table-cell table:formula="of:=[.J95]^2" office:value-type="float" office:value="488.09418372763" calcext:value-type="float">
            <text:p>488.09418372763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table:formula="of:=[.$C$2]*[.B96]+(1-[.$C$2])*[.E96]" office:value-type="float" office:value="65" calcext:value-type="float">
            <text:p>65</text:p>
          </table:table-cell>
          <table:table-cell table:formula="of:=[.$D$2]*([.C96]-[.C95])+(1-[.$D$2])*[.D95]" office:value-type="float" office:value="0.0357707515919862" calcext:value-type="float">
            <text:p>0.035770751591986</text:p>
          </table:table-cell>
          <table:table-cell table:formula="of:=[.C95]+[.D95]" office:value-type="float" office:value="65.0366529514812" calcext:value-type="float">
            <text:p>65.0366529514812</text:p>
          </table:table-cell>
          <table:table-cell table:formula="of:=[.B96]-[.E96]" office:value-type="float" office:value="-0.0366529514811873" calcext:value-type="float">
            <text:p>-0.036652951481187</text:p>
          </table:table-cell>
          <table:table-cell table:formula="of:=ABS([.F96])" office:value-type="float" office:value="0.0366529514811873" calcext:value-type="float">
            <text:p>0.036652951481187</text:p>
          </table:table-cell>
          <table:table-cell table:formula="of:=[.F96]^2" office:value-type="float" office:value="0.00134343885228227" calcext:value-type="float">
            <text:p>0.001343438852282</text:p>
          </table:table-cell>
          <table:table-cell table:formula="of:=100*ABS([.F96])/[.B96]" office:value-type="float" office:value="0.0563891561249035" calcext:value-type="float">
            <text:p>0.056389156124904</text:p>
          </table:table-cell>
          <table:table-cell table:formula="of:=[.E96]-[.$M$2]" office:value-type="float" office:value="12.8699862848145" calcext:value-type="float">
            <text:p>12.8699862848145</text:p>
          </table:table-cell>
          <table:table-cell table:formula="of:=[.J96]^2" office:value-type="float" office:value="165.636546971314" calcext:value-type="float">
            <text:p>165.636546971314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formula="of:=[.$C$2]*[.B97]+(1-[.$C$2])*[.E97]" office:value-type="float" office:value="55" calcext:value-type="float">
            <text:p>55</text:p>
          </table:table-cell>
          <table:table-cell table:formula="of:=[.$D$2]*([.C97]-[.C96])+(1-[.$D$2])*[.D96]" office:value-type="float" office:value="-0.205780214628081" calcext:value-type="float">
            <text:p>-0.205780214628081</text:p>
          </table:table-cell>
          <table:table-cell table:formula="of:=[.C96]+[.D96]" office:value-type="float" office:value="65.035770751592" calcext:value-type="float">
            <text:p>65.035770751592</text:p>
          </table:table-cell>
          <table:table-cell table:formula="of:=[.B97]-[.E97]" office:value-type="float" office:value="-10.035770751592" calcext:value-type="float">
            <text:p>-10.035770751592</text:p>
          </table:table-cell>
          <table:table-cell table:formula="of:=ABS([.F97])" office:value-type="float" office:value="10.035770751592" calcext:value-type="float">
            <text:p>10.035770751592</text:p>
          </table:table-cell>
          <table:table-cell table:formula="of:=[.F97]^2" office:value-type="float" office:value="100.716694578509" calcext:value-type="float">
            <text:p>100.716694578509</text:p>
          </table:table-cell>
          <table:table-cell table:formula="of:=100*ABS([.F97])/[.B97]" office:value-type="float" office:value="18.2468559119854" calcext:value-type="float">
            <text:p>18.2468559119854</text:p>
          </table:table-cell>
          <table:table-cell table:formula="of:=[.E97]-[.$M$2]" office:value-type="float" office:value="12.8691040849253" calcext:value-type="float">
            <text:p>12.8691040849253</text:p>
          </table:table-cell>
          <table:table-cell table:formula="of:=[.J97]^2" office:value-type="float" office:value="165.613839948642" calcext:value-type="float">
            <text:p>165.613839948642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  <table:table-cell table:formula="of:=[.$C$2]*[.B98]+(1-[.$C$2])*[.E98]" office:value-type="float" office:value="52" calcext:value-type="float">
            <text:p>52</text:p>
          </table:table-cell>
          <table:table-cell table:formula="of:=[.$D$2]*([.C98]-[.C97])+(1-[.$D$2])*[.D97]" office:value-type="float" office:value="-0.273034290642198" calcext:value-type="float">
            <text:p>-0.273034290642198</text:p>
          </table:table-cell>
          <table:table-cell table:formula="of:=[.C97]+[.D97]" office:value-type="float" office:value="54.7942197853719" calcext:value-type="float">
            <text:p>54.7942197853719</text:p>
          </table:table-cell>
          <table:table-cell table:formula="of:=[.B98]-[.E98]" office:value-type="float" office:value="-2.79421978537192" calcext:value-type="float">
            <text:p>-2.79421978537192</text:p>
          </table:table-cell>
          <table:table-cell table:formula="of:=ABS([.F98])" office:value-type="float" office:value="2.79421978537192" calcext:value-type="float">
            <text:p>2.79421978537192</text:p>
          </table:table-cell>
          <table:table-cell table:formula="of:=[.F98]^2" office:value-type="float" office:value="7.80766420896391" calcext:value-type="float">
            <text:p>7.80766420896391</text:p>
          </table:table-cell>
          <table:table-cell table:formula="of:=100*ABS([.F98])/[.B98]" office:value-type="float" office:value="5.3734995872537" calcext:value-type="float">
            <text:p>5.3734995872537</text:p>
          </table:table-cell>
          <table:table-cell table:formula="of:=[.E98]-[.$M$2]" office:value-type="float" office:value="2.62755311870526" calcext:value-type="float">
            <text:p>2.62755311870526</text:p>
          </table:table-cell>
          <table:table-cell table:formula="of:=[.J98]^2" office:value-type="float" office:value="6.90403539161773" calcext:value-type="float">
            <text:p>6.90403539161773</text:p>
          </table:table-cell>
          <table:table-cell table:number-columns-repeated="10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table:formula="of:=[.$C$2]*[.B99]+(1-[.$C$2])*[.E99]" office:value-type="float" office:value="59" calcext:value-type="float">
            <text:p>59</text:p>
          </table:table-cell>
          <table:table-cell table:formula="of:=[.$D$2]*([.C99]-[.C98])+(1-[.$D$2])*[.D98]" office:value-type="float" office:value="-0.0979796283007309" calcext:value-type="float">
            <text:p>-0.097979628300731</text:p>
          </table:table-cell>
          <table:table-cell table:formula="of:=[.C98]+[.D98]" office:value-type="float" office:value="51.7269657093578" calcext:value-type="float">
            <text:p>51.7269657093578</text:p>
          </table:table-cell>
          <table:table-cell table:formula="of:=[.B99]-[.E99]" office:value-type="float" office:value="7.2730342906422" calcext:value-type="float">
            <text:p>7.2730342906422</text:p>
          </table:table-cell>
          <table:table-cell table:formula="of:=ABS([.F99])" office:value-type="float" office:value="7.2730342906422" calcext:value-type="float">
            <text:p>7.2730342906422</text:p>
          </table:table-cell>
          <table:table-cell table:formula="of:=[.F99]^2" office:value-type="float" office:value="52.8970277928573" calcext:value-type="float">
            <text:p>52.8970277928573</text:p>
          </table:table-cell>
          <table:table-cell table:formula="of:=100*ABS([.F99])/[.B99]" office:value-type="float" office:value="12.3271767638003" calcext:value-type="float">
            <text:p>12.3271767638003</text:p>
          </table:table-cell>
          <table:table-cell table:formula="of:=[.E99]-[.$M$2]" office:value-type="float" office:value="-0.439700957308865" calcext:value-type="float">
            <text:p>-0.439700957308865</text:p>
          </table:table-cell>
          <table:table-cell table:formula="of:=[.J99]^2" office:value-type="float" office:value="0.193336931858333" calcext:value-type="float">
            <text:p>0.193336931858333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table:formula="of:=[.$C$2]*[.B100]+(1-[.$C$2])*[.E100]" office:value-type="float" office:value="54" calcext:value-type="float">
            <text:p>54</text:p>
          </table:table-cell>
          <table:table-cell table:formula="of:=[.$D$2]*([.C100]-[.C99])+(1-[.$D$2])*[.D99]" office:value-type="float" office:value="-0.215966356627161" calcext:value-type="float">
            <text:p>-0.215966356627161</text:p>
          </table:table-cell>
          <table:table-cell table:formula="of:=[.C99]+[.D99]" office:value-type="float" office:value="58.9020203716993" calcext:value-type="float">
            <text:p>58.9020203716993</text:p>
          </table:table-cell>
          <table:table-cell table:formula="of:=[.B100]-[.E100]" office:value-type="float" office:value="-4.90202037169927" calcext:value-type="float">
            <text:p>-4.90202037169927</text:p>
          </table:table-cell>
          <table:table-cell table:formula="of:=ABS([.F100])" office:value-type="float" office:value="4.90202037169927" calcext:value-type="float">
            <text:p>4.90202037169927</text:p>
          </table:table-cell>
          <table:table-cell table:formula="of:=[.F100]^2" office:value-type="float" office:value="24.0298037245547" calcext:value-type="float">
            <text:p>24.0298037245547</text:p>
          </table:table-cell>
          <table:table-cell table:formula="of:=100*ABS([.F100])/[.B100]" office:value-type="float" office:value="9.0778155031468" calcext:value-type="float">
            <text:p>9.0778155031468</text:p>
          </table:table-cell>
          <table:table-cell table:formula="of:=[.E100]-[.$M$2]" office:value-type="float" office:value="6.73535370503261" calcext:value-type="float">
            <text:p>6.73535370503261</text:p>
          </table:table-cell>
          <table:table-cell table:formula="of:=[.J100]^2" office:value-type="float" office:value="45.3649895318965" calcext:value-type="float">
            <text:p>45.3649895318965</text:p>
          </table:table-cell>
          <table:table-cell table:number-columns-repeated="10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table:formula="of:=[.$C$2]*[.B101]+(1-[.$C$2])*[.E101]" office:value-type="float" office:value="57" calcext:value-type="float">
            <text:p>57</text:p>
          </table:table-cell>
          <table:table-cell table:formula="of:=[.$D$2]*([.C101]-[.C100])+(1-[.$D$2])*[.D100]" office:value-type="float" office:value="-0.138561262389502" calcext:value-type="float">
            <text:p>-0.138561262389502</text:p>
          </table:table-cell>
          <table:table-cell table:formula="of:=[.C100]+[.D100]" office:value-type="float" office:value="53.7840336433728" calcext:value-type="float">
            <text:p>53.7840336433728</text:p>
          </table:table-cell>
          <table:table-cell table:formula="of:=[.B101]-[.E101]" office:value-type="float" office:value="3.21596635662716" calcext:value-type="float">
            <text:p>3.21596635662716</text:p>
          </table:table-cell>
          <table:table-cell table:formula="of:=ABS([.F101])" office:value-type="float" office:value="3.21596635662716" calcext:value-type="float">
            <text:p>3.21596635662716</text:p>
          </table:table-cell>
          <table:table-cell table:formula="of:=[.F101]^2" office:value-type="float" office:value="10.3424396069578" calcext:value-type="float">
            <text:p>10.3424396069578</text:p>
          </table:table-cell>
          <table:table-cell table:formula="of:=100*ABS([.F101])/[.B101]" office:value-type="float" office:value="5.64204623969678" calcext:value-type="float">
            <text:p>5.64204623969678</text:p>
          </table:table-cell>
          <table:table-cell table:formula="of:=[.E101]-[.$M$2]" office:value-type="float" office:value="1.61736697670617" calcext:value-type="float">
            <text:p>1.61736697670617</text:p>
          </table:table-cell>
          <table:table-cell table:formula="of:=[.J101]^2" office:value-type="float" office:value="2.61587593733966" calcext:value-type="float">
            <text:p>2.61587593733966</text:p>
          </table:table-cell>
          <table:table-cell table:number-columns-repeated="10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table:formula="of:=[.$C$2]*[.B102]+(1-[.$C$2])*[.E102]" office:value-type="float" office:value="45" calcext:value-type="float">
            <text:p>45</text:p>
          </table:table-cell>
          <table:table-cell table:formula="of:=[.$D$2]*([.C102]-[.C101])+(1-[.$D$2])*[.D101]" office:value-type="float" office:value="-0.424054231365049" calcext:value-type="float">
            <text:p>-0.424054231365049</text:p>
          </table:table-cell>
          <table:table-cell table:formula="of:=[.C101]+[.D101]" office:value-type="float" office:value="56.8614387376105" calcext:value-type="float">
            <text:p>56.8614387376105</text:p>
          </table:table-cell>
          <table:table-cell table:formula="of:=[.B102]-[.E102]" office:value-type="float" office:value="-11.8614387376105" calcext:value-type="float">
            <text:p>-11.8614387376105</text:p>
          </table:table-cell>
          <table:table-cell table:formula="of:=ABS([.F102])" office:value-type="float" office:value="11.8614387376105" calcext:value-type="float">
            <text:p>11.8614387376105</text:p>
          </table:table-cell>
          <table:table-cell table:formula="of:=[.F102]^2" office:value-type="float" office:value="140.693728926087" calcext:value-type="float">
            <text:p>140.693728926087</text:p>
          </table:table-cell>
          <table:table-cell table:formula="of:=100*ABS([.F102])/[.B102]" office:value-type="float" office:value="26.3587527502456" calcext:value-type="float">
            <text:p>26.3587527502456</text:p>
          </table:table-cell>
          <table:table-cell table:formula="of:=[.E102]-[.$M$2]" office:value-type="float" office:value="4.69477207094383" calcext:value-type="float">
            <text:p>4.69477207094383</text:p>
          </table:table-cell>
          <table:table-cell table:formula="of:=[.J102]^2" office:value-type="float" office:value="22.0408847981143" calcext:value-type="float">
            <text:p>22.0408847981143</text:p>
          </table:table-cell>
          <table:table-cell table:number-columns-repeated="10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table:formula="of:=[.$C$2]*[.B103]+(1-[.$C$2])*[.E103]" office:value-type="float" office:value="40" calcext:value-type="float">
            <text:p>40</text:p>
          </table:table-cell>
          <table:table-cell table:formula="of:=[.$D$2]*([.C103]-[.C102])+(1-[.$D$2])*[.D102]" office:value-type="float" office:value="-0.534192670070323" calcext:value-type="float">
            <text:p>-0.534192670070323</text:p>
          </table:table-cell>
          <table:table-cell table:formula="of:=[.C102]+[.D102]" office:value-type="float" office:value="44.575945768635" calcext:value-type="float">
            <text:p>44.575945768635</text:p>
          </table:table-cell>
          <table:table-cell table:formula="of:=[.B103]-[.E103]" office:value-type="float" office:value="-4.57594576863495" calcext:value-type="float">
            <text:p>-4.57594576863495</text:p>
          </table:table-cell>
          <table:table-cell table:formula="of:=ABS([.F103])" office:value-type="float" office:value="4.57594576863495" calcext:value-type="float">
            <text:p>4.57594576863495</text:p>
          </table:table-cell>
          <table:table-cell table:formula="of:=[.F103]^2" office:value-type="float" office:value="20.9392796774881" calcext:value-type="float">
            <text:p>20.9392796774881</text:p>
          </table:table-cell>
          <table:table-cell table:formula="of:=100*ABS([.F103])/[.B103]" office:value-type="float" office:value="11.4398644215874" calcext:value-type="float">
            <text:p>11.4398644215874</text:p>
          </table:table-cell>
          <table:table-cell table:formula="of:=[.E103]-[.$M$2]" office:value-type="float" office:value="-7.59072089803171" calcext:value-type="float">
            <text:p>-7.59072089803171</text:p>
          </table:table-cell>
          <table:table-cell table:formula="of:=[.J103]^2" office:value-type="float" office:value="57.6190437518154" calcext:value-type="float">
            <text:p>57.6190437518154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table:formula="of:=[.$C$2]*[.B104]+(1-[.$C$2])*[.E104]" office:value-type="float" office:value="47" calcext:value-type="float">
            <text:p>47</text:p>
          </table:table-cell>
          <table:table-cell table:formula="of:=[.$D$2]*([.C104]-[.C103])+(1-[.$D$2])*[.D103]" office:value-type="float" office:value="-0.352852186694401" calcext:value-type="float">
            <text:p>-0.352852186694401</text:p>
          </table:table-cell>
          <table:table-cell table:formula="of:=[.C103]+[.D103]" office:value-type="float" office:value="39.4658073299297" calcext:value-type="float">
            <text:p>39.4658073299297</text:p>
          </table:table-cell>
          <table:table-cell table:formula="of:=[.B104]-[.E104]" office:value-type="float" office:value="7.53419267007033" calcext:value-type="float">
            <text:p>7.53419267007033</text:p>
          </table:table-cell>
          <table:table-cell table:formula="of:=ABS([.F104])" office:value-type="float" office:value="7.53419267007033" calcext:value-type="float">
            <text:p>7.53419267007033</text:p>
          </table:table-cell>
          <table:table-cell table:formula="of:=[.F104]^2" office:value-type="float" office:value="56.7640591897414" calcext:value-type="float">
            <text:p>56.7640591897414</text:p>
          </table:table-cell>
          <table:table-cell table:formula="of:=100*ABS([.F104])/[.B104]" office:value-type="float" office:value="16.0301971703624" calcext:value-type="float">
            <text:p>16.0301971703624</text:p>
          </table:table-cell>
          <table:table-cell table:formula="of:=[.E104]-[.$M$2]" office:value-type="float" office:value="-12.700859336737" calcext:value-type="float">
            <text:p>-12.700859336737</text:p>
          </table:table-cell>
          <table:table-cell table:formula="of:=[.J104]^2" office:value-type="float" office:value="161.311827891579" calcext:value-type="float">
            <text:p>161.311827891579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table:formula="of:=[.$C$2]*[.B105]+(1-[.$C$2])*[.E105]" office:value-type="float" office:value="47" calcext:value-type="float">
            <text:p>47</text:p>
          </table:table-cell>
          <table:table-cell table:formula="of:=[.$D$2]*([.C105]-[.C104])+(1-[.$D$2])*[.D104]" office:value-type="float" office:value="-0.344359387412853" calcext:value-type="float">
            <text:p>-0.344359387412853</text:p>
          </table:table-cell>
          <table:table-cell table:formula="of:=[.C104]+[.D104]" office:value-type="float" office:value="46.6471478133056" calcext:value-type="float">
            <text:p>46.6471478133056</text:p>
          </table:table-cell>
          <table:table-cell table:formula="of:=[.B105]-[.E105]" office:value-type="float" office:value="0.352852186694399" calcext:value-type="float">
            <text:p>0.352852186694399</text:p>
          </table:table-cell>
          <table:table-cell table:formula="of:=ABS([.F105])" office:value-type="float" office:value="0.352852186694399" calcext:value-type="float">
            <text:p>0.352852186694399</text:p>
          </table:table-cell>
          <table:table-cell table:formula="of:=[.F105]^2" office:value-type="float" office:value="0.124504665655019" calcext:value-type="float">
            <text:p>0.124504665655019</text:p>
          </table:table-cell>
          <table:table-cell table:formula="of:=100*ABS([.F105])/[.B105]" office:value-type="float" office:value="0.750749333392338" calcext:value-type="float">
            <text:p>0.750749333392338</text:p>
          </table:table-cell>
          <table:table-cell table:formula="of:=[.E105]-[.$M$2]" office:value-type="float" office:value="-5.51951885336106" calcext:value-type="float">
            <text:p>-5.51951885336106</text:p>
          </table:table-cell>
          <table:table-cell table:formula="of:=[.J105]^2" office:value-type="float" office:value="30.4650883726082" calcext:value-type="float">
            <text:p>30.4650883726082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table:formula="of:=[.$C$2]*[.B106]+(1-[.$C$2])*[.E106]" office:value-type="float" office:value="60" calcext:value-type="float">
            <text:p>60</text:p>
          </table:table-cell>
          <table:table-cell table:formula="of:=[.$D$2]*([.C106]-[.C105])+(1-[.$D$2])*[.D105]" office:value-type="float" office:value="-0.0231740013172131" calcext:value-type="float">
            <text:p>-0.023174001317213</text:p>
          </table:table-cell>
          <table:table-cell table:formula="of:=[.C105]+[.D105]" office:value-type="float" office:value="46.6556406125872" calcext:value-type="float">
            <text:p>46.6556406125872</text:p>
          </table:table-cell>
          <table:table-cell table:formula="of:=[.B106]-[.E106]" office:value-type="float" office:value="13.3443593874129" calcext:value-type="float">
            <text:p>13.3443593874129</text:p>
          </table:table-cell>
          <table:table-cell table:formula="of:=ABS([.F106])" office:value-type="float" office:value="13.3443593874129" calcext:value-type="float">
            <text:p>13.3443593874129</text:p>
          </table:table-cell>
          <table:table-cell table:formula="of:=[.F106]^2" office:value-type="float" office:value="178.071927460433" calcext:value-type="float">
            <text:p>178.071927460433</text:p>
          </table:table-cell>
          <table:table-cell table:formula="of:=100*ABS([.F106])/[.B106]" office:value-type="float" office:value="22.2405989790214" calcext:value-type="float">
            <text:p>22.2405989790214</text:p>
          </table:table-cell>
          <table:table-cell table:formula="of:=[.E106]-[.$M$2]" office:value-type="float" office:value="-5.51102605407952" calcext:value-type="float">
            <text:p>-5.51102605407952</text:p>
          </table:table-cell>
          <table:table-cell table:formula="of:=[.J106]^2" office:value-type="float" office:value="30.3714081687432" calcext:value-type="float">
            <text:p>30.3714081687432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table:formula="of:=[.$C$2]*[.B107]+(1-[.$C$2])*[.E107]" office:value-type="float" office:value="58" calcext:value-type="float">
            <text:p>58</text:p>
          </table:table-cell>
          <table:table-cell table:formula="of:=[.$D$2]*([.C107]-[.C106])+(1-[.$D$2])*[.D106]" office:value-type="float" office:value="-0.0707542262795091" calcext:value-type="float">
            <text:p>-0.070754226279509</text:p>
          </table:table-cell>
          <table:table-cell table:formula="of:=[.C106]+[.D106]" office:value-type="float" office:value="59.9768259986828" calcext:value-type="float">
            <text:p>59.9768259986828</text:p>
          </table:table-cell>
          <table:table-cell table:formula="of:=[.B107]-[.E107]" office:value-type="float" office:value="-1.97682599868278" calcext:value-type="float">
            <text:p>-1.97682599868278</text:p>
          </table:table-cell>
          <table:table-cell table:formula="of:=ABS([.F107])" office:value-type="float" office:value="1.97682599868278" calcext:value-type="float">
            <text:p>1.97682599868278</text:p>
          </table:table-cell>
          <table:table-cell table:formula="of:=[.F107]^2" office:value-type="float" office:value="3.90784102906819" calcext:value-type="float">
            <text:p>3.90784102906819</text:p>
          </table:table-cell>
          <table:table-cell table:formula="of:=100*ABS([.F107])/[.B107]" office:value-type="float" office:value="3.40832068738411" calcext:value-type="float">
            <text:p>3.40832068738411</text:p>
          </table:table-cell>
          <table:table-cell table:formula="of:=[.E107]-[.$M$2]" office:value-type="float" office:value="7.81015933201612" calcext:value-type="float">
            <text:p>7.81015933201612</text:p>
          </table:table-cell>
          <table:table-cell table:formula="of:=[.J107]^2" office:value-type="float" office:value="60.9985887914785" calcext:value-type="float">
            <text:p>60.9985887914785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table:formula="of:=[.$C$2]*[.B108]+(1-[.$C$2])*[.E108]" office:value-type="float" office:value="63" calcext:value-type="float">
            <text:p>63</text:p>
          </table:table-cell>
          <table:table-cell table:formula="of:=[.$D$2]*([.C108]-[.C107])+(1-[.$D$2])*[.D107]" office:value-type="float" office:value="0.0512937571928124" calcext:value-type="float">
            <text:p>0.051293757192813</text:p>
          </table:table-cell>
          <table:table-cell table:formula="of:=[.C107]+[.D107]" office:value-type="float" office:value="57.9292457737205" calcext:value-type="float">
            <text:p>57.9292457737205</text:p>
          </table:table-cell>
          <table:table-cell table:formula="of:=[.B108]-[.E108]" office:value-type="float" office:value="5.07075422627951" calcext:value-type="float">
            <text:p>5.07075422627951</text:p>
          </table:table-cell>
          <table:table-cell table:formula="of:=ABS([.F108])" office:value-type="float" office:value="5.07075422627951" calcext:value-type="float">
            <text:p>5.07075422627951</text:p>
          </table:table-cell>
          <table:table-cell table:formula="of:=[.F108]^2" office:value-type="float" office:value="25.7125484233315" calcext:value-type="float">
            <text:p>25.7125484233315</text:p>
          </table:table-cell>
          <table:table-cell table:formula="of:=100*ABS([.F108])/[.B108]" office:value-type="float" office:value="8.0488162321897" calcext:value-type="float">
            <text:p>8.0488162321897</text:p>
          </table:table-cell>
          <table:table-cell table:formula="of:=[.E108]-[.$M$2]" office:value-type="float" office:value="5.76257910705382" calcext:value-type="float">
            <text:p>5.76257910705382</text:p>
          </table:table-cell>
          <table:table-cell table:formula="of:=[.J108]^2" office:value-type="float" office:value="33.2073179650533" calcext:value-type="float">
            <text:p>33.2073179650533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table:formula="of:=[.$C$2]*[.B109]+(1-[.$C$2])*[.E109]" office:value-type="float" office:value="64" calcext:value-type="float">
            <text:p>64</text:p>
          </table:table-cell>
          <table:table-cell table:formula="of:=[.$D$2]*([.C109]-[.C108])+(1-[.$D$2])*[.D108]" office:value-type="float" office:value="0.0741281677509386" calcext:value-type="float">
            <text:p>0.074128167750939</text:p>
          </table:table-cell>
          <table:table-cell table:formula="of:=[.C108]+[.D108]" office:value-type="float" office:value="63.0512937571928" calcext:value-type="float">
            <text:p>63.0512937571928</text:p>
          </table:table-cell>
          <table:table-cell table:formula="of:=[.B109]-[.E109]" office:value-type="float" office:value="0.948706242807191" calcext:value-type="float">
            <text:p>0.948706242807191</text:p>
          </table:table-cell>
          <table:table-cell table:formula="of:=ABS([.F109])" office:value-type="float" office:value="0.948706242807191" calcext:value-type="float">
            <text:p>0.948706242807191</text:p>
          </table:table-cell>
          <table:table-cell table:formula="of:=[.F109]^2" office:value-type="float" office:value="0.900043535141336" calcext:value-type="float">
            <text:p>0.900043535141336</text:p>
          </table:table-cell>
          <table:table-cell table:formula="of:=100*ABS([.F109])/[.B109]" office:value-type="float" office:value="1.48235350438624" calcext:value-type="float">
            <text:p>1.48235350438624</text:p>
          </table:table-cell>
          <table:table-cell table:formula="of:=[.E109]-[.$M$2]" office:value-type="float" office:value="10.8846270905261" calcext:value-type="float">
            <text:p>10.8846270905261</text:p>
          </table:table-cell>
          <table:table-cell table:formula="of:=[.J109]^2" office:value-type="float" office:value="118.475106899816" calcext:value-type="float">
            <text:p>118.475106899816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table:formula="of:=[.$C$2]*[.B110]+(1-[.$C$2])*[.E110]" office:value-type="float" office:value="64" calcext:value-type="float">
            <text:p>64</text:p>
          </table:table-cell>
          <table:table-cell table:formula="of:=[.$D$2]*([.C110]-[.C109])+(1-[.$D$2])*[.D109]" office:value-type="float" office:value="0.0723439768813413" calcext:value-type="float">
            <text:p>0.072343976881341</text:p>
          </table:table-cell>
          <table:table-cell table:formula="of:=[.C109]+[.D109]" office:value-type="float" office:value="64.0741281677509" calcext:value-type="float">
            <text:p>64.0741281677509</text:p>
          </table:table-cell>
          <table:table-cell table:formula="of:=[.B110]-[.E110]" office:value-type="float" office:value="-0.074128167750942" calcext:value-type="float">
            <text:p>-0.074128167750942</text:p>
          </table:table-cell>
          <table:table-cell table:formula="of:=ABS([.F110])" office:value-type="float" office:value="0.074128167750942" calcext:value-type="float">
            <text:p>0.074128167750942</text:p>
          </table:table-cell>
          <table:table-cell table:formula="of:=[.F110]^2" office:value-type="float" office:value="0.0054949852541118" calcext:value-type="float">
            <text:p>0.005494985254112</text:p>
          </table:table-cell>
          <table:table-cell table:formula="of:=100*ABS([.F110])/[.B110]" office:value-type="float" office:value="0.115825262110847" calcext:value-type="float">
            <text:p>0.115825262110847</text:p>
          </table:table-cell>
          <table:table-cell table:formula="of:=[.E110]-[.$M$2]" office:value-type="float" office:value="11.9074615010843" calcext:value-type="float">
            <text:p>11.9074615010843</text:p>
          </table:table-cell>
          <table:table-cell table:formula="of:=[.J110]^2" office:value-type="float" office:value="141.787639399804" calcext:value-type="float">
            <text:p>141.787639399804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table:formula="of:=[.$C$2]*[.B111]+(1-[.$C$2])*[.E111]" office:value-type="float" office:value="63" calcext:value-type="float">
            <text:p>63</text:p>
          </table:table-cell>
          <table:table-cell table:formula="of:=[.$D$2]*([.C111]-[.C110])+(1-[.$D$2])*[.D110]" office:value-type="float" office:value="0.0465337297017843" calcext:value-type="float">
            <text:p>0.046533729701784</text:p>
          </table:table-cell>
          <table:table-cell table:formula="of:=[.C110]+[.D110]" office:value-type="float" office:value="64.0723439768813" calcext:value-type="float">
            <text:p>64.0723439768813</text:p>
          </table:table-cell>
          <table:table-cell table:formula="of:=[.B111]-[.E111]" office:value-type="float" office:value="-1.07234397688134" calcext:value-type="float">
            <text:p>-1.07234397688134</text:p>
          </table:table-cell>
          <table:table-cell table:formula="of:=ABS([.F111])" office:value-type="float" office:value="1.07234397688134" calcext:value-type="float">
            <text:p>1.07234397688134</text:p>
          </table:table-cell>
          <table:table-cell table:formula="of:=[.F111]^2" office:value-type="float" office:value="1.14992160475369" calcext:value-type="float">
            <text:p>1.14992160475369</text:p>
          </table:table-cell>
          <table:table-cell table:formula="of:=100*ABS([.F111])/[.B111]" office:value-type="float" office:value="1.70213329663705" calcext:value-type="float">
            <text:p>1.70213329663705</text:p>
          </table:table-cell>
          <table:table-cell table:formula="of:=[.E111]-[.$M$2]" office:value-type="float" office:value="11.9056773102147" calcext:value-type="float">
            <text:p>11.9056773102147</text:p>
          </table:table-cell>
          <table:table-cell table:formula="of:=[.J111]^2" office:value-type="float" office:value="141.745152214961" calcext:value-type="float">
            <text:p>141.745152214961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table:formula="of:=[.$C$2]*[.B112]+(1-[.$C$2])*[.E112]" office:value-type="float" office:value="55" calcext:value-type="float">
            <text:p>55</text:p>
          </table:table-cell>
          <table:table-cell table:formula="of:=[.$D$2]*([.C112]-[.C111])+(1-[.$D$2])*[.D111]" office:value-type="float" office:value="-0.147138290638408" calcext:value-type="float">
            <text:p>-0.147138290638408</text:p>
          </table:table-cell>
          <table:table-cell table:formula="of:=[.C111]+[.D111]" office:value-type="float" office:value="63.0465337297018" calcext:value-type="float">
            <text:p>63.0465337297018</text:p>
          </table:table-cell>
          <table:table-cell table:formula="of:=[.B112]-[.E112]" office:value-type="float" office:value="-8.04653372970179" calcext:value-type="float">
            <text:p>-8.04653372970179</text:p>
          </table:table-cell>
          <table:table-cell table:formula="of:=ABS([.F112])" office:value-type="float" office:value="8.04653372970179" calcext:value-type="float">
            <text:p>8.04653372970179</text:p>
          </table:table-cell>
          <table:table-cell table:formula="of:=[.F112]^2" office:value-type="float" office:value="64.7467050632285" calcext:value-type="float">
            <text:p>64.7467050632285</text:p>
          </table:table-cell>
          <table:table-cell table:formula="of:=100*ABS([.F112])/[.B112]" office:value-type="float" office:value="14.6300613267305" calcext:value-type="float">
            <text:p>14.6300613267305</text:p>
          </table:table-cell>
          <table:table-cell table:formula="of:=[.E112]-[.$M$2]" office:value-type="float" office:value="10.8798670630351" calcext:value-type="float">
            <text:p>10.8798670630351</text:p>
          </table:table-cell>
          <table:table-cell table:formula="of:=[.J112]^2" office:value-type="float" office:value="118.371507309316" calcext:value-type="float">
            <text:p>118.371507309316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table:formula="of:=[.$C$2]*[.B113]+(1-[.$C$2])*[.E113]" office:value-type="float" office:value="54" calcext:value-type="float">
            <text:p>54</text:p>
          </table:table-cell>
          <table:table-cell table:formula="of:=[.$D$2]*([.C113]-[.C112])+(1-[.$D$2])*[.D112]" office:value-type="float" office:value="-0.167665819121032" calcext:value-type="float">
            <text:p>-0.167665819121032</text:p>
          </table:table-cell>
          <table:table-cell table:formula="of:=[.C112]+[.D112]" office:value-type="float" office:value="54.8528617093616" calcext:value-type="float">
            <text:p>54.8528617093616</text:p>
          </table:table-cell>
          <table:table-cell table:formula="of:=[.B113]-[.E113]" office:value-type="float" office:value="-0.852861709361591" calcext:value-type="float">
            <text:p>-0.852861709361591</text:p>
          </table:table-cell>
          <table:table-cell table:formula="of:=ABS([.F113])" office:value-type="float" office:value="0.852861709361591" calcext:value-type="float">
            <text:p>0.852861709361591</text:p>
          </table:table-cell>
          <table:table-cell table:formula="of:=[.F113]^2" office:value-type="float" office:value="0.727373095295174" calcext:value-type="float">
            <text:p>0.727373095295174</text:p>
          </table:table-cell>
          <table:table-cell table:formula="of:=100*ABS([.F113])/[.B113]" office:value-type="float" office:value="1.5793735358548" calcext:value-type="float">
            <text:p>1.5793735358548</text:p>
          </table:table-cell>
          <table:table-cell table:formula="of:=[.E113]-[.$M$2]" office:value-type="float" office:value="2.68619504269493" calcext:value-type="float">
            <text:p>2.68619504269493</text:p>
          </table:table-cell>
          <table:table-cell table:formula="of:=[.J113]^2" office:value-type="float" office:value="7.2156438073988" calcext:value-type="float">
            <text:p>7.2156438073988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4" calcext:value-type="float">
            <text:p>44</text:p>
          </table:table-cell>
          <table:table-cell table:formula="of:=[.$C$2]*[.B114]+(1-[.$C$2])*[.E114]" office:value-type="float" office:value="44" calcext:value-type="float">
            <text:p>44</text:p>
          </table:table-cell>
          <table:table-cell table:formula="of:=[.$D$2]*([.C114]-[.C113])+(1-[.$D$2])*[.D113]" office:value-type="float" office:value="-0.404320270520608" calcext:value-type="float">
            <text:p>-0.404320270520608</text:p>
          </table:table-cell>
          <table:table-cell table:formula="of:=[.C113]+[.D113]" office:value-type="float" office:value="53.832334180879" calcext:value-type="float">
            <text:p>53.832334180879</text:p>
          </table:table-cell>
          <table:table-cell table:formula="of:=[.B114]-[.E114]" office:value-type="float" office:value="-9.83233418087897" calcext:value-type="float">
            <text:p>-9.83233418087897</text:p>
          </table:table-cell>
          <table:table-cell table:formula="of:=ABS([.F114])" office:value-type="float" office:value="9.83233418087897" calcext:value-type="float">
            <text:p>9.83233418087897</text:p>
          </table:table-cell>
          <table:table-cell table:formula="of:=[.F114]^2" office:value-type="float" office:value="96.6747954444809" calcext:value-type="float">
            <text:p>96.6747954444809</text:p>
          </table:table-cell>
          <table:table-cell table:formula="of:=100*ABS([.F114])/[.B114]" office:value-type="float" office:value="22.3462140474522" calcext:value-type="float">
            <text:p>22.3462140474522</text:p>
          </table:table-cell>
          <table:table-cell table:formula="of:=[.E114]-[.$M$2]" office:value-type="float" office:value="1.6656675142123" calcext:value-type="float">
            <text:p>1.6656675142123</text:p>
          </table:table-cell>
          <table:table-cell table:formula="of:=[.J114]^2" office:value-type="float" office:value="2.77444826790219" calcext:value-type="float">
            <text:p>2.77444826790219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table:formula="of:=[.$C$2]*[.B115]+(1-[.$C$2])*[.E115]" office:value-type="float" office:value="42" calcext:value-type="float">
            <text:p>42</text:p>
          </table:table-cell>
          <table:table-cell table:formula="of:=[.$D$2]*([.C115]-[.C114])+(1-[.$D$2])*[.D114]" office:value-type="float" office:value="-0.442726685929448" calcext:value-type="float">
            <text:p>-0.442726685929448</text:p>
          </table:table-cell>
          <table:table-cell table:formula="of:=[.C114]+[.D114]" office:value-type="float" office:value="43.5956797294794" calcext:value-type="float">
            <text:p>43.5956797294794</text:p>
          </table:table-cell>
          <table:table-cell table:formula="of:=[.B115]-[.E115]" office:value-type="float" office:value="-1.59567972947939" calcext:value-type="float">
            <text:p>-1.59567972947939</text:p>
          </table:table-cell>
          <table:table-cell table:formula="of:=ABS([.F115])" office:value-type="float" office:value="1.59567972947939" calcext:value-type="float">
            <text:p>1.59567972947939</text:p>
          </table:table-cell>
          <table:table-cell table:formula="of:=[.F115]^2" office:value-type="float" office:value="2.54619379907143" calcext:value-type="float">
            <text:p>2.54619379907143</text:p>
          </table:table-cell>
          <table:table-cell table:formula="of:=100*ABS([.F115])/[.B115]" office:value-type="float" office:value="3.79923745114141" calcext:value-type="float">
            <text:p>3.79923745114141</text:p>
          </table:table-cell>
          <table:table-cell table:formula="of:=[.E115]-[.$M$2]" office:value-type="float" office:value="-8.57098693718727" calcext:value-type="float">
            <text:p>-8.57098693718727</text:p>
          </table:table-cell>
          <table:table-cell table:formula="of:=[.J115]^2" office:value-type="float" office:value="73.4618170774349" calcext:value-type="float">
            <text:p>73.461817077434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ecast:</text:p>
          </table:table-cell>
          <table:table-cell office:value-type="string" calcext:value-type="string">
            <text:p>yhat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C115]+[.D115]" office:value-type="float" office:value="41.5572733140706" calcext:value-type="float">
            <text:p>41.5572733140706</text:p>
          </table:table-cell>
          <table:table-cell table:formula="of:=[.B118]-1.96*[.I2]" office:value-type="float" office:value="28.939925077984" calcext:value-type="float">
            <text:p>28.939925077984</text:p>
          </table:table-cell>
          <table:table-cell table:formula="of:=[.B118]+1.96*[.I2]" office:value-type="float" office:value="54.1746215501571" calcext:value-type="float">
            <text:p>54.1746215501571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C115]+2*[.D115]" office:value-type="float" office:value="41.1145466281411" calcext:value-type="float">
            <text:p>41.1145466281411</text:p>
          </table:table-cell>
          <table:table-cell table:formula="of:=[.B119]-1.96*[.I2]*SQRT(1+[.C2]^2*(1+[.D2])^2)" office:value-type="float" office:value="23.0549057980449" calcext:value-type="float">
            <text:p>23.0549057980449</text:p>
          </table:table-cell>
          <table:table-cell table:formula="of:=[.B119]+1.96*[.I2]*SQRT(1+[.C2]^2*(1+[.D2])^2)" office:value-type="float" office:value="59.1741874582373" calcext:value-type="float">
            <text:p>59.1741874582373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08:33:07.309526769</dc:date>
    <meta:editing-duration>PT7M2S</meta:editing-duration>
    <meta:editing-cycles>1</meta:editing-cycles>
    <meta:document-statistic meta:table-count="1" meta:cell-count="1232" meta:object-count="0"/>
    <meta:generator>LibreOffice/6.0.6.2$Linux_X86_64 LibreOffice_project/00m0$Build-2</meta:generator>
  </office:meta>
</office:document-meta>
</file>